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56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2.4783in"/>
    </style:style>
    <style:style style:name="co5" style:family="table-column">
      <style:table-column-properties fo:break-before="auto" style:column-width="0.7736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7256in"/>
    </style:style>
    <style:style style:name="co8" style:family="table-column">
      <style:table-column-properties fo:break-before="auto" style:column-width="1.0154in"/>
    </style:style>
    <style:style style:name="co9" style:family="table-column">
      <style:table-column-properties fo:break-before="auto" style:column-width="1.0335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2484in"/>
    </style:style>
    <style:style style:name="co12" style:family="table-column">
      <style:table-column-properties fo:break-before="auto" style:column-width="0.9193in"/>
    </style:style>
    <style:style style:name="co13" style:family="table-column">
      <style:table-column-properties fo:break-before="auto" style:column-width="1.1854in"/>
    </style:style>
    <style:style style:name="co14" style:family="table-column">
      <style:table-column-properties fo:break-before="auto" style:column-width="1.0445in"/>
    </style:style>
    <style:style style:name="co15" style:family="table-column">
      <style:table-column-properties fo:break-before="auto" style:column-width="1.1008in"/>
    </style:style>
    <style:style style:name="co16" style:family="table-column">
      <style:table-column-properties fo:break-before="auto" style:column-width="1.3626in"/>
    </style:style>
    <style:style style:name="co17" style:family="table-column">
      <style:table-column-properties fo:break-before="auto" style:column-width="1.0555in"/>
    </style:style>
    <style:style style:name="co18" style:family="table-column">
      <style:table-column-properties fo:break-before="auto" style:column-width="1.3055in"/>
    </style:style>
    <style:style style:name="co19" style:family="table-column">
      <style:table-column-properties fo:break-before="auto" style:column-width="1.0217in"/>
    </style:style>
    <style:style style:name="co20" style:family="table-column">
      <style:table-column-properties fo:break-before="auto" style:column-width="1.3846in"/>
    </style:style>
    <style:style style:name="co21" style:family="table-column">
      <style:table-column-properties fo:break-before="auto" style:column-width="1.0898in"/>
    </style:style>
    <style:style style:name="co22" style:family="table-column">
      <style:table-column-properties fo:break-before="auto" style:column-width="1.3508in"/>
    </style:style>
    <style:style style:name="co23" style:family="table-column">
      <style:table-column-properties fo:break-before="auto" style:column-width="1.2256in"/>
    </style:style>
    <style:style style:name="ro1" style:family="table-row">
      <style:table-row-properties style:row-height="0.1937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4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19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7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7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3pt" fo:language="en" fo:country="US" fo:font-style="normal" fo:text-shadow="none" style:text-underline-style="none" fo:font-weight="normal" style:font-name-asian="Calibri" style:font-size-asian="13pt" style:language-asian="en" style:country-asian="US" style:font-style-asian="normal" style:font-weight-asian="normal" style:font-name-complex="Calibri" style:font-size-complex="13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7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Default" style:data-style-name="N0">
      <style:table-cell-properties style:rotation-align="none"/>
    </style:style>
    <style:style style:name="ce20" style:family="table-cell" style:parent-style-name="Default">
      <style:table-cell-properties style:rotation-align="none"/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rotation-align="none"/>
      <style:text-properties style:font-name="Calibri" fo:font-size="11pt" fo:language="en" fo:country="US" fo:font-weight="bold" style:font-name-asian="Calibri" style:font-size-asian="11pt" style:language-asian="en" style:country-asian="US" style:font-weight-asian="bold" style:font-name-complex="Calibri" style:font-size-complex="11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number-columns-repeated="1017" table:default-cell-style-name="ce10"/>
        <table:table-column table:style-name="co5" table:number-columns-repeated="4" table:default-cell-style-name="ce10"/>
        <table:table-row table:style-name="ro1">
          <table:table-cell table:style-name="ce1" office:value-type="string">
            <text:p>Date (mm/dd/yyyy)</text:p>
          </table:table-cell>
          <table:table-cell table:style-name="ce4" office:value-type="float" office:value="41695">
            <text:p>02/25/2014</text:p>
          </table:table-cell>
          <table:table-cell table:style-name="ce2" office:value-type="string">
            <text:p>UV Measurements</text:p>
          </table:table-cell>
          <table:table-cell table:style-name="ce2" office:value-type="string">
            <text:p>Beamsplitter calibration</text:p>
          </table:table-cell>
          <table:table-cell table:style-name="ce2"/>
          <table:table-cell table:style-name="ce2" office:value-type="string">
            <text:p>Control</text:p>
          </table:table-cell>
          <table:table-cell table:style-name="ce2"/>
          <table:table-cell table:style-name="ce14" office:value-type="string">
            <text:p>U4-7R, back</text:p>
          </table:table-cell>
          <table:table-cell table:style-name="ce12"/>
          <table:table-cell table:style-name="ce14" office:value-type="string">
            <text:p>U4-7R, front</text:p>
          </table:table-cell>
          <table:table-cell table:style-name="ce12"/>
          <table:table-cell table:style-name="ce14" office:value-type="string">
            <text:p>U4-10L back</text:p>
          </table:table-cell>
          <table:table-cell table:style-name="ce12"/>
          <table:table-cell table:style-name="ce14" office:value-type="string">
            <text:p>U4-10L front</text:p>
          </table:table-cell>
          <table:table-cell table:style-name="ce12"/>
          <table:table-cell table:style-name="ce14" office:value-type="string">
            <text:p>U4-1R back</text:p>
          </table:table-cell>
          <table:table-cell table:style-name="ce12"/>
          <table:table-cell table:style-name="ce14" office:value-type="string">
            <text:p>U4-1R front</text:p>
          </table:table-cell>
          <table:table-cell table:style-name="ce12"/>
          <table:table-cell table:style-name="ce17" office:value-type="string">
            <text:p>U4-14R back</text:p>
          </table:table-cell>
          <table:table-cell table:style-name="ce12"/>
          <table:table-cell table:style-name="ce14" office:value-type="string">
            <text:p>U4-14R front</text:p>
          </table:table-cell>
          <table:table-cell table:style-name="ce12"/>
          <table:table-cell table:style-name="ce14" office:value-type="string">
            <text:p>U4-16L back</text:p>
          </table:table-cell>
          <table:table-cell table:style-name="ce12"/>
          <table:table-cell table:style-name="ce14" office:value-type="string">
            <text:p>U4-16L front</text:p>
          </table:table-cell>
          <table:table-cell table:style-name="ce2"/>
          <table:table-cell table:style-name="ce2" office:value-type="string">
            <text:p>U4-15R back</text:p>
          </table:table-cell>
          <table:table-cell table:style-name="ce2"/>
          <table:table-cell table:style-name="ce2" office:value-type="string">
            <text:p>U4-15R front</text:p>
          </table:table-cell>
          <table:table-cell table:style-name="ce2"/>
          <table:table-cell table:style-name="ce2" office:value-type="string">
            <text:p>U4-12R back</text:p>
          </table:table-cell>
          <table:table-cell table:style-name="ce2"/>
          <table:table-cell table:style-name="ce14" office:value-type="string">
            <text:p>U4-12R front</text:p>
          </table:table-cell>
          <table:table-cell table:style-name="ce2"/>
          <table:table-cell table:style-name="ce2" office:value-type="string">
            <text:p>U4-11L back</text:p>
          </table:table-cell>
          <table:table-cell table:style-name="ce2"/>
          <table:table-cell table:style-name="ce14" office:value-type="string">
            <text:p>U4-11L front</text:p>
          </table:table-cell>
          <table:table-cell table:style-name="ce2" table:number-columns-repeated="986"/>
        </table:table-row>
        <table:table-row table:style-name="ro1">
          <table:table-cell table:style-name="ce1" office:value-type="string">
            <text:p>Time (HH:MM 24-hr format)</text:p>
          </table:table-cell>
          <table:table-cell table:style-name="ce5" office:value-type="float" office:value="0.375">
            <text:p>9:00</text:p>
          </table:table-cell>
          <table:table-cell table:style-name="ce2" office:value-type="string">
            <text:p>Lambda (nm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TRANSMIT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2" table:number-columns-repeated="4"/>
          <table:table-cell table:number-columns-repeated="981"/>
        </table:table-row>
        <table:table-row table:style-name="ro1">
          <table:table-cell table:style-name="ce1" office:value-type="string">
            <text:p>Platform X (inches)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00">
            <text:p>200</text:p>
          </table:table-cell>
          <table:table-cell table:style-name="ce11" office:value-type="float" office:value="0.0171">
            <text:p>0.0171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013">
            <text:p>0.0013</text:p>
          </table:table-cell>
          <table:table-cell table:style-name="ce11" office:value-type="float" office:value="0.0177">
            <text:p>0.0177</text:p>
          </table:table-cell>
          <table:table-cell table:style-name="ce11" office:value-type="float" office:value="0.0011">
            <text:p>0.0011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176">
            <text:p>0.0176</text:p>
          </table:table-cell>
          <table:table-cell table:style-name="ce11" office:value-type="float" office:value="0.0011">
            <text:p>0.0011</text:p>
          </table:table-cell>
          <table:table-cell table:style-name="ce11" office:value-type="float" office:value="0.0179">
            <text:p>0.0179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179">
            <text:p>0.0179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179">
            <text:p>0.0179</text:p>
          </table:table-cell>
          <table:table-cell table:style-name="ce11" office:value-type="float" office:value="0.0013">
            <text:p>0.0013</text:p>
          </table:table-cell>
          <table:table-cell table:style-name="ce11" office:value-type="float" office:value="0.0181">
            <text:p>0.0181</text:p>
          </table:table-cell>
          <table:table-cell table:style-name="ce11" office:value-type="float" office:value="0.0014">
            <text:p>0.0014</text:p>
          </table:table-cell>
          <table:table-cell table:style-name="ce11" office:value-type="float" office:value="0.018">
            <text:p>0.0180</text:p>
          </table:table-cell>
          <table:table-cell table:style-name="ce11" office:value-type="float" office:value="0.0013">
            <text:p>0.0013</text:p>
          </table:table-cell>
          <table:table-cell office:value-type="float" office:value="0.018">
            <text:p>0.018</text:p>
          </table:table-cell>
          <table:table-cell office:value-type="float" office:value="0.0014">
            <text:p>0.0014</text:p>
          </table:table-cell>
          <table:table-cell office:value-type="float" office:value="0.0181">
            <text:p>0.0181</text:p>
          </table:table-cell>
          <table:table-cell office:value-type="float" office:value="0.0011">
            <text:p>0.0011</text:p>
          </table:table-cell>
          <table:table-cell office:value-type="float" office:value="0.0181">
            <text:p>0.0181</text:p>
          </table:table-cell>
          <table:table-cell office:value-type="float" office:value="0.0013">
            <text:p>0.0013</text:p>
          </table:table-cell>
          <table:table-cell office:value-type="float" office:value="0.0179">
            <text:p>0.0179</text:p>
          </table:table-cell>
          <table:table-cell office:value-type="float" office:value="0.0015">
            <text:p>0.0015</text:p>
          </table:table-cell>
          <table:table-cell office:value-type="float" office:value="0.0181">
            <text:p>0.0181</text:p>
          </table:table-cell>
          <table:table-cell office:value-type="float" office:value="0.0017">
            <text:p>0.0017</text:p>
          </table:table-cell>
          <table:table-cell office:value-type="float" office:value="0.0181">
            <text:p>0.0181</text:p>
          </table:table-cell>
          <table:table-cell office:value-type="float" office:value="0.001">
            <text:p>0.001</text:p>
          </table:table-cell>
          <table:table-cell office:value-type="float" office:value="0.0192">
            <text:p>0.0192</text:p>
          </table:table-cell>
          <table:table-cell office:value-type="float" office:value="0.0012">
            <text:p>0.0012</text:p>
          </table:table-cell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Platform Z (inches)</text:p>
          </table:table-cell>
          <table:table-cell table:style-name="ce6" office:value-type="float" office:value="45">
            <text:p>45</text:p>
          </table:table-cell>
          <table:table-cell table:style-name="ce6" table:formula="of:=[.C3]+10" office:value-type="float" office:value="210">
            <text:p>210</text:p>
          </table:table-cell>
          <table:table-cell table:style-name="ce11" office:value-type="float" office:value="0.1118">
            <text:p>0.1118</text:p>
          </table:table-cell>
          <table:table-cell table:style-name="ce11" office:value-type="float" office:value="0.0125">
            <text:p>0.0125</text:p>
          </table:table-cell>
          <table:table-cell table:style-name="ce11" office:value-type="float" office:value="0.1116">
            <text:p>0.1116</text:p>
          </table:table-cell>
          <table:table-cell table:style-name="ce11" office:value-type="float" office:value="0.0089">
            <text:p>0.0089</text:p>
          </table:table-cell>
          <table:table-cell table:style-name="ce11" office:value-type="float" office:value="0.1123">
            <text:p>0.1123</text:p>
          </table:table-cell>
          <table:table-cell table:style-name="ce11" office:value-type="float" office:value="0.0067">
            <text:p>0.0067</text:p>
          </table:table-cell>
          <table:table-cell table:style-name="ce11" office:value-type="float" office:value="0.112">
            <text:p>0.1120</text:p>
          </table:table-cell>
          <table:table-cell table:style-name="ce11" office:value-type="float" office:value="0.0093">
            <text:p>0.0093</text:p>
          </table:table-cell>
          <table:table-cell table:style-name="ce11" office:value-type="float" office:value="0.119">
            <text:p>0.1190</text:p>
          </table:table-cell>
          <table:table-cell table:style-name="ce11" office:value-type="float" office:value="0.0075">
            <text:p>0.0075</text:p>
          </table:table-cell>
          <table:table-cell table:style-name="ce11" office:value-type="float" office:value="0.1119">
            <text:p>0.1119</text:p>
          </table:table-cell>
          <table:table-cell table:style-name="ce11" office:value-type="float" office:value="0.0078">
            <text:p>0.0078</text:p>
          </table:table-cell>
          <table:table-cell table:style-name="ce11" office:value-type="float" office:value="0.1127">
            <text:p>0.1127</text:p>
          </table:table-cell>
          <table:table-cell table:style-name="ce11" office:value-type="float" office:value="0.0084">
            <text:p>0.0084</text:p>
          </table:table-cell>
          <table:table-cell table:style-name="ce11" office:value-type="float" office:value="0.1125">
            <text:p>0.1125</text:p>
          </table:table-cell>
          <table:table-cell table:style-name="ce11" office:value-type="float" office:value="0.009">
            <text:p>0.0090</text:p>
          </table:table-cell>
          <table:table-cell table:style-name="ce11" office:value-type="float" office:value="0.1121">
            <text:p>0.1121</text:p>
          </table:table-cell>
          <table:table-cell table:style-name="ce11" office:value-type="float" office:value="0.0076">
            <text:p>0.0076</text:p>
          </table:table-cell>
          <table:table-cell table:style-name="ce11" office:value-type="float" office:value="0.1128">
            <text:p>0.1128</text:p>
          </table:table-cell>
          <table:table-cell table:style-name="ce11" office:value-type="float" office:value="0.0082">
            <text:p>0.0082</text:p>
          </table:table-cell>
          <table:table-cell table:style-name="ce11" office:value-type="float" office:value="0.1124">
            <text:p>0.1124</text:p>
          </table:table-cell>
          <table:table-cell table:style-name="ce11" office:value-type="float" office:value="0.0079">
            <text:p>0.0079</text:p>
          </table:table-cell>
          <table:table-cell office:value-type="float" office:value="0.1129">
            <text:p>0.1129</text:p>
          </table:table-cell>
          <table:table-cell office:value-type="float" office:value="0.0084">
            <text:p>0.0084</text:p>
          </table:table-cell>
          <table:table-cell office:value-type="float" office:value="0.1126">
            <text:p>0.1126</text:p>
          </table:table-cell>
          <table:table-cell office:value-type="float" office:value="0.0072">
            <text:p>0.0072</text:p>
          </table:table-cell>
          <table:table-cell office:value-type="float" office:value="0.1125">
            <text:p>0.1125</text:p>
          </table:table-cell>
          <table:table-cell office:value-type="float" office:value="0.008">
            <text:p>0.008</text:p>
          </table:table-cell>
          <table:table-cell office:value-type="float" office:value="0.1116">
            <text:p>0.1116</text:p>
          </table:table-cell>
          <table:table-cell office:value-type="float" office:value="0.009">
            <text:p>0.009</text:p>
          </table:table-cell>
          <table:table-cell office:value-type="float" office:value="0.1113">
            <text:p>0.1113</text:p>
          </table:table-cell>
          <table:table-cell office:value-type="float" office:value="0.0098">
            <text:p>0.0098</text:p>
          </table:table-cell>
          <table:table-cell office:value-type="float" office:value="0.1113">
            <text:p>0.1113</text:p>
          </table:table-cell>
          <table:table-cell office:value-type="float" office:value="0.0054">
            <text:p>0.0054</text:p>
          </table:table-cell>
          <table:table-cell office:value-type="float" office:value="0.1128">
            <text:p>0.1128</text:p>
          </table:table-cell>
          <table:table-cell office:value-type="float" office:value="0.0067">
            <text:p>0.0067</text:p>
          </table:table-cell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Main (BS) rail Z (inches)</text:p>
          </table:table-cell>
          <table:table-cell table:style-name="ce6" office:value-type="float" office:value="27">
            <text:p>27</text:p>
          </table:table-cell>
          <table:table-cell table:style-name="ce6" table:formula="of:=[.C4]+10" office:value-type="float" office:value="220">
            <text:p>220</text:p>
          </table:table-cell>
          <table:table-cell table:style-name="ce11" office:value-type="float" office:value="0.07">
            <text:p>0.0700</text:p>
          </table:table-cell>
          <table:table-cell table:style-name="ce11" office:value-type="float" office:value="0.0818">
            <text:p>0.0818</text:p>
          </table:table-cell>
          <table:table-cell table:style-name="ce11" office:value-type="float" office:value="0.0701">
            <text:p>0.0701</text:p>
          </table:table-cell>
          <table:table-cell table:style-name="ce11" office:value-type="float" office:value="0.0501">
            <text:p>0.0501</text:p>
          </table:table-cell>
          <table:table-cell table:style-name="ce11" office:value-type="float" office:value="0.0695">
            <text:p>0.0695</text:p>
          </table:table-cell>
          <table:table-cell table:style-name="ce11" office:value-type="float" office:value="0.0476">
            <text:p>0.0476</text:p>
          </table:table-cell>
          <table:table-cell table:style-name="ce11" office:value-type="float" office:value="0.0698">
            <text:p>0.0698</text:p>
          </table:table-cell>
          <table:table-cell table:style-name="ce11" office:value-type="float" office:value="0.0616">
            <text:p>0.0616</text:p>
          </table:table-cell>
          <table:table-cell table:style-name="ce11" office:value-type="float" office:value="0.0698">
            <text:p>0.0698</text:p>
          </table:table-cell>
          <table:table-cell table:style-name="ce11" office:value-type="float" office:value="0.0499">
            <text:p>0.0499</text:p>
          </table:table-cell>
          <table:table-cell table:style-name="ce11" office:value-type="float" office:value="0.0697">
            <text:p>0.0697</text:p>
          </table:table-cell>
          <table:table-cell table:style-name="ce11" office:value-type="float" office:value="0.0543">
            <text:p>0.0543</text:p>
          </table:table-cell>
          <table:table-cell table:style-name="ce11" office:value-type="float" office:value="0.0702">
            <text:p>0.0702</text:p>
          </table:table-cell>
          <table:table-cell table:style-name="ce11" office:value-type="float" office:value="0.0568">
            <text:p>0.0568</text:p>
          </table:table-cell>
          <table:table-cell table:style-name="ce11" office:value-type="float" office:value="0.0706">
            <text:p>0.0706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701">
            <text:p>0.0701</text:p>
          </table:table-cell>
          <table:table-cell table:style-name="ce11" office:value-type="float" office:value="0.0532">
            <text:p>0.0532</text:p>
          </table:table-cell>
          <table:table-cell table:style-name="ce11" office:value-type="float" office:value="0.0698">
            <text:p>0.0698</text:p>
          </table:table-cell>
          <table:table-cell table:style-name="ce11" office:value-type="float" office:value="0.0555">
            <text:p>0.0555</text:p>
          </table:table-cell>
          <table:table-cell table:style-name="ce11" office:value-type="float" office:value="0.0701">
            <text:p>0.0701</text:p>
          </table:table-cell>
          <table:table-cell table:style-name="ce11" office:value-type="float" office:value="0.0541">
            <text:p>0.0541</text:p>
          </table:table-cell>
          <table:table-cell office:value-type="float" office:value="0.0703">
            <text:p>0.0703</text:p>
          </table:table-cell>
          <table:table-cell office:value-type="float" office:value="0.0525">
            <text:p>0.0525</text:p>
          </table:table-cell>
          <table:table-cell office:value-type="float" office:value="0.0701">
            <text:p>0.0701</text:p>
          </table:table-cell>
          <table:table-cell office:value-type="float" office:value="0.0453">
            <text:p>0.0453</text:p>
          </table:table-cell>
          <table:table-cell office:value-type="float" office:value="0.07">
            <text:p>0.07</text:p>
          </table:table-cell>
          <table:table-cell office:value-type="float" office:value="0.0534">
            <text:p>0.0534</text:p>
          </table:table-cell>
          <table:table-cell office:value-type="float" office:value="0.0695">
            <text:p>0.0695</text:p>
          </table:table-cell>
          <table:table-cell office:value-type="float" office:value="0.059">
            <text:p>0.059</text:p>
          </table:table-cell>
          <table:table-cell office:value-type="float" office:value="0.0696">
            <text:p>0.0696</text:p>
          </table:table-cell>
          <table:table-cell office:value-type="float" office:value="0.064">
            <text:p>0.064</text:p>
          </table:table-cell>
          <table:table-cell office:value-type="float" office:value="0.0695">
            <text:p>0.0695</text:p>
          </table:table-cell>
          <table:table-cell office:value-type="float" office:value="0.037">
            <text:p>0.037</text:p>
          </table:table-cell>
          <table:table-cell office:value-type="float" office:value="0.0685">
            <text:p>0.0685</text:p>
          </table:table-cell>
          <table:table-cell office:value-type="float" office:value="0.0442">
            <text:p>0.0442</text:p>
          </table:table-cell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Main (BS) rail 0 coordinate (inches)</text:p>
          </table:table-cell>
          <table:table-cell table:style-name="ce7" office:value-type="float" office:value="3">
            <text:p>3 <text:s text:c="3"/></text:p>
          </table:table-cell>
          <table:table-cell table:style-name="ce6" table:formula="of:=[.C5]+10" office:value-type="float" office:value="230">
            <text:p>230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583">
            <text:p>0.1583</text:p>
          </table:table-cell>
          <table:table-cell table:style-name="ce11" office:value-type="float" office:value="0.058">
            <text:p>0.0580</text:p>
          </table:table-cell>
          <table:table-cell table:style-name="ce11" office:value-type="float" office:value="0.1585">
            <text:p>0.1585</text:p>
          </table:table-cell>
          <table:table-cell table:style-name="ce11" office:value-type="float" office:value="0.0572">
            <text:p>0.0572</text:p>
          </table:table-cell>
          <table:table-cell table:style-name="ce11" office:value-type="float" office:value="0.1582">
            <text:p>0.1582</text:p>
          </table:table-cell>
          <table:table-cell table:style-name="ce11" office:value-type="float" office:value="0.0718">
            <text:p>0.0718</text:p>
          </table:table-cell>
          <table:table-cell table:style-name="ce11" office:value-type="float" office:value="0.1581">
            <text:p>0.1581</text:p>
          </table:table-cell>
          <table:table-cell table:style-name="ce11" office:value-type="float" office:value="0.0576">
            <text:p>0.0576</text:p>
          </table:table-cell>
          <table:table-cell table:style-name="ce11" office:value-type="float" office:value="0.1581">
            <text:p>0.1581</text:p>
          </table:table-cell>
          <table:table-cell table:style-name="ce11" office:value-type="float" office:value="0.0687">
            <text:p>0.0687</text:p>
          </table:table-cell>
          <table:table-cell table:style-name="ce11" office:value-type="float" office:value="0.1582">
            <text:p>0.1582</text:p>
          </table:table-cell>
          <table:table-cell table:style-name="ce11" office:value-type="float" office:value="0.0694">
            <text:p>0.0694</text:p>
          </table:table-cell>
          <table:table-cell table:style-name="ce11" office:value-type="float" office:value="0.1583">
            <text:p>0.1583</text:p>
          </table:table-cell>
          <table:table-cell table:style-name="ce11" office:value-type="float" office:value="0.0706">
            <text:p>0.0706</text:p>
          </table:table-cell>
          <table:table-cell table:style-name="ce11" office:value-type="float" office:value="0.1582">
            <text:p>0.1582</text:p>
          </table:table-cell>
          <table:table-cell table:style-name="ce11" office:value-type="float" office:value="0.065">
            <text:p>0.0650</text:p>
          </table:table-cell>
          <table:table-cell table:style-name="ce11" office:value-type="float" office:value="0.1584">
            <text:p>0.1584</text:p>
          </table:table-cell>
          <table:table-cell table:style-name="ce11" office:value-type="float" office:value="0.0682">
            <text:p>0.0682</text:p>
          </table:table-cell>
          <table:table-cell table:style-name="ce11" office:value-type="float" office:value="0.1585">
            <text:p>0.1585</text:p>
          </table:table-cell>
          <table:table-cell table:style-name="ce11" office:value-type="float" office:value="0.0665">
            <text:p>0.0665</text:p>
          </table:table-cell>
          <table:table-cell office:value-type="float" office:value="0.1583">
            <text:p>0.1583</text:p>
          </table:table-cell>
          <table:table-cell office:value-type="float" office:value="0.0605">
            <text:p>0.0605</text:p>
          </table:table-cell>
          <table:table-cell office:value-type="float" office:value="0.1582">
            <text:p>0.1582</text:p>
          </table:table-cell>
          <table:table-cell office:value-type="float" office:value="0.057">
            <text:p>0.057</text:p>
          </table:table-cell>
          <table:table-cell office:value-type="float" office:value="0.1581">
            <text:p>0.1581</text:p>
          </table:table-cell>
          <table:table-cell office:value-type="float" office:value="0.0653">
            <text:p>0.0653</text:p>
          </table:table-cell>
          <table:table-cell office:value-type="float" office:value="0.157">
            <text:p>0.157</text:p>
          </table:table-cell>
          <table:table-cell office:value-type="float" office:value="0.0711">
            <text:p>0.0711</text:p>
          </table:table-cell>
          <table:table-cell office:value-type="float" office:value="0.1572">
            <text:p>0.1572</text:p>
          </table:table-cell>
          <table:table-cell office:value-type="float" office:value="0.0761">
            <text:p>0.0761</text:p>
          </table:table-cell>
          <table:table-cell office:value-type="float" office:value="0.157">
            <text:p>0.157</text:p>
          </table:table-cell>
          <table:table-cell office:value-type="float" office:value="0.0473">
            <text:p>0.0473</text:p>
          </table:table-cell>
          <table:table-cell office:value-type="float" office:value="0.1583">
            <text:p>0.1583</text:p>
          </table:table-cell>
          <table:table-cell office:value-type="float" office:value="0.0544">
            <text:p>0.0544</text:p>
          </table:table-cell>
          <table:table-cell table:style-name="ce11" table:number-columns-repeated="4"/>
          <table:table-cell table:number-columns-repeated="981"/>
        </table:table-row>
        <table:table-row table:style-name="ro1">
          <table:table-cell table:style-name="ce1" office:value-type="string">
            <text:p>Secondary Rail Z (inches)</text:p>
          </table:table-cell>
          <table:table-cell table:style-name="ce8" office:value-type="float" office:value="29">
            <text:p>29 <text:s text:c="5"/></text:p>
          </table:table-cell>
          <table:table-cell table:style-name="ce6" table:formula="of:=[.C6]+10" office:value-type="float" office:value="240">
            <text:p>240</text:p>
          </table:table-cell>
          <table:table-cell table:style-name="ce11" office:value-type="float" office:value="0.1778">
            <text:p>0.1778</text:p>
          </table:table-cell>
          <table:table-cell table:style-name="ce11" office:value-type="float" office:value="0.1041">
            <text:p>0.1041</text:p>
          </table:table-cell>
          <table:table-cell table:style-name="ce11" office:value-type="float" office:value="0.1779">
            <text:p>0.1779</text:p>
          </table:table-cell>
          <table:table-cell table:style-name="ce11" office:value-type="float" office:value="0.0818">
            <text:p>0.0818</text:p>
          </table:table-cell>
          <table:table-cell table:style-name="ce11" office:value-type="float" office:value="0.1774">
            <text:p>0.1774</text:p>
          </table:table-cell>
          <table:table-cell table:style-name="ce11" office:value-type="float" office:value="0.065">
            <text:p>0.0650</text:p>
          </table:table-cell>
          <table:table-cell table:style-name="ce11" office:value-type="float" office:value="0.1775">
            <text:p>0.1775</text:p>
          </table:table-cell>
          <table:table-cell table:style-name="ce11" office:value-type="float" office:value="0.0758">
            <text:p>0.0758</text:p>
          </table:table-cell>
          <table:table-cell table:style-name="ce11" office:value-type="float" office:value="0.1776">
            <text:p>0.1776</text:p>
          </table:table-cell>
          <table:table-cell table:style-name="ce11" office:value-type="float" office:value="0.0632">
            <text:p>0.0632</text:p>
          </table:table-cell>
          <table:table-cell table:style-name="ce11" office:value-type="float" office:value="0.1772">
            <text:p>0.1772</text:p>
          </table:table-cell>
          <table:table-cell table:style-name="ce11" office:value-type="float" office:value="0.076">
            <text:p>0.0760</text:p>
          </table:table-cell>
          <table:table-cell table:style-name="ce11" office:value-type="float" office:value="0.1772">
            <text:p>0.1772</text:p>
          </table:table-cell>
          <table:table-cell table:style-name="ce11" office:value-type="float" office:value="0.0775">
            <text:p>0.0775</text:p>
          </table:table-cell>
          <table:table-cell table:style-name="ce11" office:value-type="float" office:value="0.1769">
            <text:p>0.1769</text:p>
          </table:table-cell>
          <table:table-cell table:style-name="ce11" office:value-type="float" office:value="0.0784">
            <text:p>0.0784</text:p>
          </table:table-cell>
          <table:table-cell table:style-name="ce11" office:value-type="float" office:value="0.1774">
            <text:p>0.1774</text:p>
          </table:table-cell>
          <table:table-cell table:style-name="ce11" office:value-type="float" office:value="0.0726">
            <text:p>0.0726</text:p>
          </table:table-cell>
          <table:table-cell table:style-name="ce11" office:value-type="float" office:value="0.177">
            <text:p>0.1770</text:p>
          </table:table-cell>
          <table:table-cell table:style-name="ce11" office:value-type="float" office:value="0.0766">
            <text:p>0.0766</text:p>
          </table:table-cell>
          <table:table-cell table:style-name="ce11" office:value-type="float" office:value="0.1771">
            <text:p>0.1771</text:p>
          </table:table-cell>
          <table:table-cell table:style-name="ce11" office:value-type="float" office:value="0.0754">
            <text:p>0.0754</text:p>
          </table:table-cell>
          <table:table-cell office:value-type="float" office:value="0.1772">
            <text:p>0.1772</text:p>
          </table:table-cell>
          <table:table-cell office:value-type="float" office:value="0.066">
            <text:p>0.066</text:p>
          </table:table-cell>
          <table:table-cell office:value-type="float" office:value="0.1769">
            <text:p>0.1769</text:p>
          </table:table-cell>
          <table:table-cell office:value-type="float" office:value="0.0636">
            <text:p>0.0636</text:p>
          </table:table-cell>
          <table:table-cell office:value-type="float" office:value="0.177">
            <text:p>0.177</text:p>
          </table:table-cell>
          <table:table-cell office:value-type="float" office:value="0.0714">
            <text:p>0.0714</text:p>
          </table:table-cell>
          <table:table-cell office:value-type="float" office:value="0.1757">
            <text:p>0.1757</text:p>
          </table:table-cell>
          <table:table-cell office:value-type="float" office:value="0.0784">
            <text:p>0.0784</text:p>
          </table:table-cell>
          <table:table-cell office:value-type="float" office:value="0.176">
            <text:p>0.176</text:p>
          </table:table-cell>
          <table:table-cell office:value-type="float" office:value="0.083">
            <text:p>0.083</text:p>
          </table:table-cell>
          <table:table-cell office:value-type="float" office:value="0.1757">
            <text:p>0.1757</text:p>
          </table:table-cell>
          <table:table-cell office:value-type="float" office:value="0.0558">
            <text:p>0.0558</text:p>
          </table:table-cell>
          <table:table-cell office:value-type="float" office:value="0.1749">
            <text:p>0.1749</text:p>
          </table:table-cell>
          <table:table-cell office:value-type="float" office:value="0.0629">
            <text:p>0.0629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style-name="ce2" office:value-type="string">
            <text:p>Secondary rail 0 coordinate (inches)</text:p>
          </table:table-cell>
          <table:table-cell table:style-name="ce8" office:value-type="float" office:value="6">
            <text:p>6 <text:s text:c="5"/></text:p>
          </table:table-cell>
          <table:table-cell table:style-name="ce6" table:formula="of:=[.C7]+10" office:value-type="float" office:value="250">
            <text:p>250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548">
            <text:p>0.1548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37">
            <text:p>0.1370</text:p>
          </table:table-cell>
          <table:table-cell table:style-name="ce11" office:value-type="float" office:value="0.0979">
            <text:p>0.0979</text:p>
          </table:table-cell>
          <table:table-cell table:style-name="ce11" office:value-type="float" office:value="0.1018">
            <text:p>0.1018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117">
            <text:p>0.1117</text:p>
          </table:table-cell>
          <table:table-cell table:style-name="ce11" office:value-type="float" office:value="0.0977">
            <text:p>0.0977</text:p>
          </table:table-cell>
          <table:table-cell table:style-name="ce11" office:value-type="float" office:value="0.0973">
            <text:p>0.0973</text:p>
          </table:table-cell>
          <table:table-cell table:style-name="ce11" office:value-type="float" office:value="0.0977">
            <text:p>0.0977</text:p>
          </table:table-cell>
          <table:table-cell table:style-name="ce11" office:value-type="float" office:value="0.1144">
            <text:p>0.1144</text:p>
          </table:table-cell>
          <table:table-cell table:style-name="ce11" office:value-type="float" office:value="0.0976">
            <text:p>0.0976</text:p>
          </table:table-cell>
          <table:table-cell table:style-name="ce11" office:value-type="float" office:value="0.1182">
            <text:p>0.1182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199">
            <text:p>0.1199</text:p>
          </table:table-cell>
          <table:table-cell table:style-name="ce11" office:value-type="float" office:value="0.098">
            <text:p>0.0980</text:p>
          </table:table-cell>
          <table:table-cell table:style-name="ce11" office:value-type="float" office:value="0.1109">
            <text:p>0.1109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157">
            <text:p>0.1157</text:p>
          </table:table-cell>
          <table:table-cell table:style-name="ce11" office:value-type="float" office:value="0.0978">
            <text:p>0.0978</text:p>
          </table:table-cell>
          <table:table-cell table:style-name="ce11" office:value-type="float" office:value="0.1169">
            <text:p>0.1169</text:p>
          </table:table-cell>
          <table:table-cell office:value-type="float" office:value="0.0977">
            <text:p>0.0977</text:p>
          </table:table-cell>
          <table:table-cell office:value-type="float" office:value="0.1017">
            <text:p>0.1017</text:p>
          </table:table-cell>
          <table:table-cell office:value-type="float" office:value="0.0977">
            <text:p>0.0977</text:p>
          </table:table-cell>
          <table:table-cell office:value-type="float" office:value="0.0981">
            <text:p>0.0981</text:p>
          </table:table-cell>
          <table:table-cell office:value-type="float" office:value="0.0977">
            <text:p>0.0977</text:p>
          </table:table-cell>
          <table:table-cell office:value-type="float" office:value="0.1075">
            <text:p>0.1075</text:p>
          </table:table-cell>
          <table:table-cell office:value-type="float" office:value="0.0974">
            <text:p>0.0974</text:p>
          </table:table-cell>
          <table:table-cell office:value-type="float" office:value="0.1181">
            <text:p>0.1181</text:p>
          </table:table-cell>
          <table:table-cell office:value-type="float" office:value="0.0976">
            <text:p>0.0976</text:p>
          </table:table-cell>
          <table:table-cell office:value-type="float" office:value="0.1242">
            <text:p>0.1242</text:p>
          </table:table-cell>
          <table:table-cell office:value-type="float" office:value="0.0974">
            <text:p>0.0974</text:p>
          </table:table-cell>
          <table:table-cell office:value-type="float" office:value="0.0886">
            <text:p>0.0886</text:p>
          </table:table-cell>
          <table:table-cell office:value-type="float" office:value="0.0977">
            <text:p>0.0977</text:p>
          </table:table-cell>
          <table:table-cell office:value-type="float" office:value="0.0956">
            <text:p>0.0956</text:p>
          </table:table-cell>
          <table:table-cell table:style-name="ce11" table:number-columns-repeated="4"/>
          <table:table-cell table:number-columns-repeated="981"/>
        </table:table-row>
        <table:table-row table:style-name="ro3">
          <table:table-cell table:style-name="ce1" office:value-type="string">
            <text:p>Lens offset from the back of the clamping ring to the front of thespacer (inches)</text:p>
          </table:table-cell>
          <table:table-cell table:style-name="ce6"/>
          <table:table-cell table:style-name="ce6" table:formula="of:=[.C8]+10" office:value-type="float" office:value="260">
            <text:p>260</text:p>
          </table:table-cell>
          <table:table-cell table:style-name="ce11" office:value-type="float" office:value="0.1099">
            <text:p>0.1099</text:p>
          </table:table-cell>
          <table:table-cell table:style-name="ce11" office:value-type="float" office:value="0.1068">
            <text:p>0.1068</text:p>
          </table:table-cell>
          <table:table-cell table:style-name="ce11" office:value-type="float" office:value="0.11">
            <text:p>0.1100</text:p>
          </table:table-cell>
          <table:table-cell table:style-name="ce11" office:value-type="float" office:value="0.0983">
            <text:p>0.0983</text:p>
          </table:table-cell>
          <table:table-cell table:style-name="ce11" office:value-type="float" office:value="0.1102">
            <text:p>0.1102</text:p>
          </table:table-cell>
          <table:table-cell table:style-name="ce11" office:value-type="float" office:value="0.0723">
            <text:p>0.0723</text:p>
          </table:table-cell>
          <table:table-cell table:style-name="ce11" office:value-type="float" office:value="0.1102">
            <text:p>0.1102</text:p>
          </table:table-cell>
          <table:table-cell table:style-name="ce11" office:value-type="float" office:value="0.0749">
            <text:p>0.0749</text:p>
          </table:table-cell>
          <table:table-cell table:style-name="ce11" office:value-type="float" office:value="0.1101">
            <text:p>0.1101</text:p>
          </table:table-cell>
          <table:table-cell table:style-name="ce11" office:value-type="float" office:value="0.0686">
            <text:p>0.0686</text:p>
          </table:table-cell>
          <table:table-cell table:style-name="ce11" office:value-type="float" office:value="0.11">
            <text:p>0.1100</text:p>
          </table:table-cell>
          <table:table-cell table:style-name="ce11" office:value-type="float" office:value="0.0782">
            <text:p>0.0782</text:p>
          </table:table-cell>
          <table:table-cell table:style-name="ce11" office:value-type="float" office:value="0.1099">
            <text:p>0.1099</text:p>
          </table:table-cell>
          <table:table-cell table:style-name="ce11" office:value-type="float" office:value="0.0826">
            <text:p>0.0826</text:p>
          </table:table-cell>
          <table:table-cell table:style-name="ce11" office:value-type="float" office:value="0.11">
            <text:p>0.1100</text:p>
          </table:table-cell>
          <table:table-cell table:style-name="ce11" office:value-type="float" office:value="0.0844">
            <text:p>0.0844</text:p>
          </table:table-cell>
          <table:table-cell table:style-name="ce11" office:value-type="float" office:value="0.1103">
            <text:p>0.1103</text:p>
          </table:table-cell>
          <table:table-cell table:style-name="ce11" office:value-type="float" office:value="0.0775">
            <text:p>0.0775</text:p>
          </table:table-cell>
          <table:table-cell table:style-name="ce11" office:value-type="float" office:value="0.1102">
            <text:p>0.1102</text:p>
          </table:table-cell>
          <table:table-cell table:style-name="ce11" office:value-type="float" office:value="0.0799">
            <text:p>0.0799</text:p>
          </table:table-cell>
          <table:table-cell table:style-name="ce11" office:value-type="float" office:value="0.1102">
            <text:p>0.1102</text:p>
          </table:table-cell>
          <table:table-cell table:style-name="ce11" office:value-type="float" office:value="0.0826">
            <text:p>0.0826</text:p>
          </table:table-cell>
          <table:table-cell office:value-type="float" office:value="0.1102">
            <text:p>0.1102</text:p>
          </table:table-cell>
          <table:table-cell office:value-type="float" office:value="0.0727">
            <text:p>0.0727</text:p>
          </table:table-cell>
          <table:table-cell office:value-type="float" office:value="0.1103">
            <text:p>0.1103</text:p>
          </table:table-cell>
          <table:table-cell office:value-type="float" office:value="0.0711">
            <text:p>0.0711</text:p>
          </table:table-cell>
          <table:table-cell office:value-type="float" office:value="0.1102">
            <text:p>0.1102</text:p>
          </table:table-cell>
          <table:table-cell office:value-type="float" office:value="0.076">
            <text:p>0.076</text:p>
          </table:table-cell>
          <table:table-cell office:value-type="float" office:value="0.1097">
            <text:p>0.1097</text:p>
          </table:table-cell>
          <table:table-cell office:value-type="float" office:value="0.0821">
            <text:p>0.0821</text:p>
          </table:table-cell>
          <table:table-cell office:value-type="float" office:value="0.1098">
            <text:p>0.1098</text:p>
          </table:table-cell>
          <table:table-cell office:value-type="float" office:value="0.0864">
            <text:p>0.0864</text:p>
          </table:table-cell>
          <table:table-cell office:value-type="float" office:value="0.1096">
            <text:p>0.1096</text:p>
          </table:table-cell>
          <table:table-cell office:value-type="float" office:value="0.0641">
            <text:p>0.0641</text:p>
          </table:table-cell>
          <table:table-cell office:value-type="float" office:value="0.1103">
            <text:p>0.1103</text:p>
          </table:table-cell>
          <table:table-cell office:value-type="float" office:value="0.0682">
            <text:p>0.0682</text:p>
          </table:table-cell>
          <table:table-cell table:style-name="ce11" table:number-columns-repeated="4"/>
          <table:table-cell table:number-columns-repeated="981"/>
        </table:table-row>
        <table:table-row table:style-name="ro3">
          <table:table-cell office:value-type="string">
            <text:p>from BS remove 0.0013 – reflected, 0.0004 – transmitted</text:p>
          </table:table-cell>
          <table:table-cell table:style-name="ce9"/>
          <table:table-cell table:style-name="ce6" table:formula="of:=[.C9]+10" office:value-type="float" office:value="270">
            <text:p>270</text:p>
          </table:table-cell>
          <table:table-cell table:style-name="ce11" office:value-type="float" office:value="0.0897">
            <text:p>0.0897</text:p>
          </table:table-cell>
          <table:table-cell table:style-name="ce11" office:value-type="float" office:value="0.0862">
            <text:p>0.0862</text:p>
          </table:table-cell>
          <table:table-cell table:style-name="ce11" office:value-type="float" office:value="0.0898">
            <text:p>0.0898</text:p>
          </table:table-cell>
          <table:table-cell table:style-name="ce11" office:value-type="float" office:value="0.0802">
            <text:p>0.0802</text:p>
          </table:table-cell>
          <table:table-cell table:style-name="ce11" office:value-type="float" office:value="0.0901">
            <text:p>0.0901</text:p>
          </table:table-cell>
          <table:table-cell table:style-name="ce11" office:value-type="float" office:value="0.0593">
            <text:p>0.0593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898">
            <text:p>0.0898</text:p>
          </table:table-cell>
          <table:table-cell table:style-name="ce11" office:value-type="float" office:value="0.0563">
            <text:p>0.0563</text:p>
          </table:table-cell>
          <table:table-cell table:style-name="ce11" office:value-type="float" office:value="0.0897">
            <text:p>0.0897</text:p>
          </table:table-cell>
          <table:table-cell table:style-name="ce11" office:value-type="float" office:value="0.0609">
            <text:p>0.0609</text:p>
          </table:table-cell>
          <table:table-cell table:style-name="ce11" office:value-type="float" office:value="0.0898">
            <text:p>0.0898</text:p>
          </table:table-cell>
          <table:table-cell table:style-name="ce11" office:value-type="float" office:value="0.0671">
            <text:p>0.0671</text:p>
          </table:table-cell>
          <table:table-cell table:style-name="ce11" office:value-type="float" office:value="0.0899">
            <text:p>0.0899</text:p>
          </table:table-cell>
          <table:table-cell table:style-name="ce11" office:value-type="float" office:value="0.0689">
            <text:p>0.0689</text:p>
          </table:table-cell>
          <table:table-cell table:style-name="ce11" office:value-type="float" office:value="0.0902">
            <text:p>0.0902</text:p>
          </table:table-cell>
          <table:table-cell table:style-name="ce11" office:value-type="float" office:value="0.0632">
            <text:p>0.0632</text:p>
          </table:table-cell>
          <table:table-cell table:style-name="ce11" office:value-type="float" office:value="0.0899">
            <text:p>0.0899</text:p>
          </table:table-cell>
          <table:table-cell table:style-name="ce11" office:value-type="float" office:value="0.0635">
            <text:p>0.0635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0674">
            <text:p>0.067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0901">
            <text:p>0.0901</text:p>
          </table:table-cell>
          <table:table-cell office:value-type="float" office:value="0.0604">
            <text:p>0.0604</text:p>
          </table:table-cell>
          <table:table-cell office:value-type="float" office:value="0.09">
            <text:p>0.09</text:p>
          </table:table-cell>
          <table:table-cell office:value-type="float" office:value="0.0635">
            <text:p>0.0635</text:p>
          </table:table-cell>
          <table:table-cell office:value-type="float" office:value="0.0898">
            <text:p>0.0898</text:p>
          </table:table-cell>
          <table:table-cell office:value-type="float" office:value="0.0662">
            <text:p>0.0662</text:p>
          </table:table-cell>
          <table:table-cell office:value-type="float" office:value="0.0899">
            <text:p>0.0899</text:p>
          </table:table-cell>
          <table:table-cell office:value-type="float" office:value="0.0695">
            <text:p>0.0695</text:p>
          </table:table-cell>
          <table:table-cell office:value-type="float" office:value="0.0898">
            <text:p>0.0898</text:p>
          </table:table-cell>
          <table:table-cell office:value-type="float" office:value="0.0536">
            <text:p>0.0536</text:p>
          </table:table-cell>
          <table:table-cell office:value-type="float" office:value="0.0906">
            <text:p>0.0906</text:p>
          </table:table-cell>
          <table:table-cell office:value-type="float" office:value="0.0561">
            <text:p>0.0561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0]+10" office:value-type="float" office:value="280">
            <text:p>280</text:p>
          </table:table-cell>
          <table:table-cell table:style-name="ce11" office:value-type="float" office:value="0.0866">
            <text:p>0.0866</text:p>
          </table:table-cell>
          <table:table-cell table:style-name="ce11" office:value-type="float" office:value="0.0644">
            <text:p>0.0644</text:p>
          </table:table-cell>
          <table:table-cell table:style-name="ce11" office:value-type="float" office:value="0.0864">
            <text:p>0.0864</text:p>
          </table:table-cell>
          <table:table-cell table:style-name="ce11" office:value-type="float" office:value="0.0598">
            <text:p>0.0598</text:p>
          </table:table-cell>
          <table:table-cell table:style-name="ce11" office:value-type="float" office:value="0.0868">
            <text:p>0.0868</text:p>
          </table:table-cell>
          <table:table-cell table:style-name="ce11" office:value-type="float" office:value="0.0445">
            <text:p>0.0445</text:p>
          </table:table-cell>
          <table:table-cell table:style-name="ce11" office:value-type="float" office:value="0.0869">
            <text:p>0.0869</text:p>
          </table:table-cell>
          <table:table-cell table:style-name="ce11" office:value-type="float" office:value="0.0417">
            <text:p>0.0417</text:p>
          </table:table-cell>
          <table:table-cell table:style-name="ce11" office:value-type="float" office:value="0.0867">
            <text:p>0.0867</text:p>
          </table:table-cell>
          <table:table-cell table:style-name="ce11" office:value-type="float" office:value="0.0421">
            <text:p>0.0421</text:p>
          </table:table-cell>
          <table:table-cell table:style-name="ce11" office:value-type="float" office:value="0.0866">
            <text:p>0.0866</text:p>
          </table:table-cell>
          <table:table-cell table:style-name="ce11" office:value-type="float" office:value="0.0426">
            <text:p>0.0426</text:p>
          </table:table-cell>
          <table:table-cell table:style-name="ce11" office:value-type="float" office:value="0.0868">
            <text:p>0.0868</text:p>
          </table:table-cell>
          <table:table-cell table:style-name="ce11" office:value-type="float" office:value="0.05">
            <text:p>0.0500</text:p>
          </table:table-cell>
          <table:table-cell table:style-name="ce11" office:value-type="float" office:value="0.0868">
            <text:p>0.0868</text:p>
          </table:table-cell>
          <table:table-cell table:style-name="ce11" office:value-type="float" office:value="0.0515">
            <text:p>0.0515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0475">
            <text:p>0.0475</text:p>
          </table:table-cell>
          <table:table-cell table:style-name="ce11" office:value-type="float" office:value="0.0869">
            <text:p>0.0869</text:p>
          </table:table-cell>
          <table:table-cell table:style-name="ce11" office:value-type="float" office:value="0.0468">
            <text:p>0.0468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0502">
            <text:p>0.0502</text:p>
          </table:table-cell>
          <table:table-cell office:value-type="float" office:value="0.087">
            <text:p>0.087</text:p>
          </table:table-cell>
          <table:table-cell office:value-type="float" office:value="0.0453">
            <text:p>0.0453</text:p>
          </table:table-cell>
          <table:table-cell office:value-type="float" office:value="0.0871">
            <text:p>0.0871</text:p>
          </table:table-cell>
          <table:table-cell office:value-type="float" office:value="0.0474">
            <text:p>0.0474</text:p>
          </table:table-cell>
          <table:table-cell office:value-type="float" office:value="0.0869">
            <text:p>0.0869</text:p>
          </table:table-cell>
          <table:table-cell office:value-type="float" office:value="0.0497">
            <text:p>0.0497</text:p>
          </table:table-cell>
          <table:table-cell office:value-type="float" office:value="0.0866">
            <text:p>0.0866</text:p>
          </table:table-cell>
          <table:table-cell office:value-type="float" office:value="0.0489">
            <text:p>0.0489</text:p>
          </table:table-cell>
          <table:table-cell office:value-type="float" office:value="0.0869">
            <text:p>0.0869</text:p>
          </table:table-cell>
          <table:table-cell office:value-type="float" office:value="0.0518">
            <text:p>0.0518</text:p>
          </table:table-cell>
          <table:table-cell office:value-type="float" office:value="0.0867">
            <text:p>0.0867</text:p>
          </table:table-cell>
          <table:table-cell office:value-type="float" office:value="0.04">
            <text:p>0.04</text:p>
          </table:table-cell>
          <table:table-cell office:value-type="float" office:value="0.0874">
            <text:p>0.0874</text:p>
          </table:table-cell>
          <table:table-cell office:value-type="float" office:value="0.0429">
            <text:p>0.0429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1]+10" office:value-type="float" office:value="290">
            <text:p>290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605">
            <text:p>0.0605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56">
            <text:p>0.0560</text:p>
          </table:table-cell>
          <table:table-cell table:style-name="ce11" office:value-type="float" office:value="0.074">
            <text:p>0.0740</text:p>
          </table:table-cell>
          <table:table-cell table:style-name="ce11" office:value-type="float" office:value="0.0433">
            <text:p>0.0433</text:p>
          </table:table-cell>
          <table:table-cell table:style-name="ce11" office:value-type="float" office:value="0.0737">
            <text:p>0.0737</text:p>
          </table:table-cell>
          <table:table-cell table:style-name="ce11" office:value-type="float" office:value="0.0412">
            <text:p>0.0412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421">
            <text:p>0.0421</text:p>
          </table:table-cell>
          <table:table-cell table:style-name="ce11" office:value-type="float" office:value="0.0739">
            <text:p>0.0739</text:p>
          </table:table-cell>
          <table:table-cell table:style-name="ce11" office:value-type="float" office:value="0.0405">
            <text:p>0.0405</text:p>
          </table:table-cell>
          <table:table-cell table:style-name="ce11" office:value-type="float" office:value="0.0739">
            <text:p>0.0739</text:p>
          </table:table-cell>
          <table:table-cell table:style-name="ce11" office:value-type="float" office:value="0.0483">
            <text:p>0.0483</text:p>
          </table:table-cell>
          <table:table-cell table:style-name="ce11" office:value-type="float" office:value="0.074">
            <text:p>0.0740</text:p>
          </table:table-cell>
          <table:table-cell table:style-name="ce11" office:value-type="float" office:value="0.0497">
            <text:p>0.0497</text:p>
          </table:table-cell>
          <table:table-cell table:style-name="ce11" office:value-type="float" office:value="0.074">
            <text:p>0.0740</text:p>
          </table:table-cell>
          <table:table-cell table:style-name="ce11" office:value-type="float" office:value="0.0469">
            <text:p>0.0469</text:p>
          </table:table-cell>
          <table:table-cell table:style-name="ce11" office:value-type="float" office:value="0.0738">
            <text:p>0.0738</text:p>
          </table:table-cell>
          <table:table-cell table:style-name="ce11" office:value-type="float" office:value="0.0448">
            <text:p>0.0448</text:p>
          </table:table-cell>
          <table:table-cell table:style-name="ce11" office:value-type="float" office:value="0.074">
            <text:p>0.0740</text:p>
          </table:table-cell>
          <table:table-cell table:style-name="ce11" office:value-type="float" office:value="0.0484">
            <text:p>0.0484</text:p>
          </table:table-cell>
          <table:table-cell office:value-type="float" office:value="0.0741">
            <text:p>0.0741</text:p>
          </table:table-cell>
          <table:table-cell office:value-type="float" office:value="0.0448">
            <text:p>0.0448</text:p>
          </table:table-cell>
          <table:table-cell office:value-type="float" office:value="0.0743">
            <text:p>0.0743</text:p>
          </table:table-cell>
          <table:table-cell office:value-type="float" office:value="0.0451">
            <text:p>0.0451</text:p>
          </table:table-cell>
          <table:table-cell office:value-type="float" office:value="0.074">
            <text:p>0.074</text:p>
          </table:table-cell>
          <table:table-cell office:value-type="float" office:value="0.0473">
            <text:p>0.0473</text:p>
          </table:table-cell>
          <table:table-cell office:value-type="float" office:value="0.0735">
            <text:p>0.0735</text:p>
          </table:table-cell>
          <table:table-cell office:value-type="float" office:value="0.0468">
            <text:p>0.0468</text:p>
          </table:table-cell>
          <table:table-cell office:value-type="float" office:value="0.0738">
            <text:p>0.0738</text:p>
          </table:table-cell>
          <table:table-cell office:value-type="float" office:value="0.0493">
            <text:p>0.0493</text:p>
          </table:table-cell>
          <table:table-cell office:value-type="float" office:value="0.0736">
            <text:p>0.0736</text:p>
          </table:table-cell>
          <table:table-cell office:value-type="float" office:value="0.04">
            <text:p>0.04</text:p>
          </table:table-cell>
          <table:table-cell office:value-type="float" office:value="0.0737">
            <text:p>0.0737</text:p>
          </table:table-cell>
          <table:table-cell office:value-type="float" office:value="0.042">
            <text:p>0.042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2]+10" office:value-type="float" office:value="300">
            <text:p>300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624">
            <text:p>0.0624</text:p>
          </table:table-cell>
          <table:table-cell table:style-name="ce11" office:value-type="float" office:value="0.0586">
            <text:p>0.0586</text:p>
          </table:table-cell>
          <table:table-cell table:style-name="ce11" office:value-type="float" office:value="0.0572">
            <text:p>0.0572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454">
            <text:p>0.0454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438">
            <text:p>0.0438</text:p>
          </table:table-cell>
          <table:table-cell table:style-name="ce11" office:value-type="float" office:value="0.0585">
            <text:p>0.0585</text:p>
          </table:table-cell>
          <table:table-cell table:style-name="ce11" office:value-type="float" office:value="0.0449">
            <text:p>0.0449</text:p>
          </table:table-cell>
          <table:table-cell table:style-name="ce11" office:value-type="float" office:value="0.0586">
            <text:p>0.0586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504">
            <text:p>0.0504</text:p>
          </table:table-cell>
          <table:table-cell table:style-name="ce11" office:value-type="float" office:value="0.0588">
            <text:p>0.0588</text:p>
          </table:table-cell>
          <table:table-cell table:style-name="ce11" office:value-type="float" office:value="0.0515">
            <text:p>0.0515</text:p>
          </table:table-cell>
          <table:table-cell table:style-name="ce11" office:value-type="float" office:value="0.0589">
            <text:p>0.0589</text:p>
          </table:table-cell>
          <table:table-cell table:style-name="ce11" office:value-type="float" office:value="0.0494">
            <text:p>0.0494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481">
            <text:p>0.0481</text:p>
          </table:table-cell>
          <table:table-cell table:style-name="ce11" office:value-type="float" office:value="0.059">
            <text:p>0.0590</text:p>
          </table:table-cell>
          <table:table-cell table:style-name="ce11" office:value-type="float" office:value="0.0505">
            <text:p>0.0505</text:p>
          </table:table-cell>
          <table:table-cell office:value-type="float" office:value="0.0589">
            <text:p>0.0589</text:p>
          </table:table-cell>
          <table:table-cell office:value-type="float" office:value="0.0473">
            <text:p>0.0473</text:p>
          </table:table-cell>
          <table:table-cell office:value-type="float" office:value="0.0589">
            <text:p>0.0589</text:p>
          </table:table-cell>
          <table:table-cell office:value-type="float" office:value="0.0474">
            <text:p>0.0474</text:p>
          </table:table-cell>
          <table:table-cell office:value-type="float" office:value="0.0589">
            <text:p>0.0589</text:p>
          </table:table-cell>
          <table:table-cell office:value-type="float" office:value="0.05">
            <text:p>0.05</text:p>
          </table:table-cell>
          <table:table-cell office:value-type="float" office:value="0.0588">
            <text:p>0.0588</text:p>
          </table:table-cell>
          <table:table-cell office:value-type="float" office:value="0.0486">
            <text:p>0.0486</text:p>
          </table:table-cell>
          <table:table-cell office:value-type="float" office:value="0.0588">
            <text:p>0.0588</text:p>
          </table:table-cell>
          <table:table-cell office:value-type="float" office:value="0.0508">
            <text:p>0.0508</text:p>
          </table:table-cell>
          <table:table-cell office:value-type="float" office:value="0.0586">
            <text:p>0.0586</text:p>
          </table:table-cell>
          <table:table-cell office:value-type="float" office:value="0.0424">
            <text:p>0.0424</text:p>
          </table:table-cell>
          <table:table-cell office:value-type="float" office:value="0.0587">
            <text:p>0.0587</text:p>
          </table:table-cell>
          <table:table-cell office:value-type="float" office:value="0.0435">
            <text:p>0.0435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3]+10" office:value-type="float" office:value="310">
            <text:p>310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526">
            <text:p>0.0526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76">
            <text:p>0.0476</text:p>
          </table:table-cell>
          <table:table-cell table:style-name="ce11" office:value-type="float" office:value="0.0491">
            <text:p>0.0491</text:p>
          </table:table-cell>
          <table:table-cell table:style-name="ce11" office:value-type="float" office:value="0.0384">
            <text:p>0.0384</text:p>
          </table:table-cell>
          <table:table-cell table:style-name="ce11" office:value-type="float" office:value="0.0492">
            <text:p>0.0492</text:p>
          </table:table-cell>
          <table:table-cell table:style-name="ce11" office:value-type="float" office:value="0.0372">
            <text:p>0.0372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381">
            <text:p>0.0381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25">
            <text:p>0.0425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33">
            <text:p>0.0433</text:p>
          </table:table-cell>
          <table:table-cell table:style-name="ce11" office:value-type="float" office:value="0.0493">
            <text:p>0.0493</text:p>
          </table:table-cell>
          <table:table-cell table:style-name="ce11" office:value-type="float" office:value="0.0417">
            <text:p>0.0417</text:p>
          </table:table-cell>
          <table:table-cell table:style-name="ce11" office:value-type="float" office:value="0.0491">
            <text:p>0.0491</text:p>
          </table:table-cell>
          <table:table-cell table:style-name="ce11" office:value-type="float" office:value="0.0407">
            <text:p>0.0407</text:p>
          </table:table-cell>
          <table:table-cell table:style-name="ce11" office:value-type="float" office:value="0.0493">
            <text:p>0.0493</text:p>
          </table:table-cell>
          <table:table-cell table:style-name="ce11" office:value-type="float" office:value="0.0424">
            <text:p>0.0424</text:p>
          </table:table-cell>
          <table:table-cell office:value-type="float" office:value="0.0491">
            <text:p>0.0491</text:p>
          </table:table-cell>
          <table:table-cell office:value-type="float" office:value="0.0403">
            <text:p>0.0403</text:p>
          </table:table-cell>
          <table:table-cell office:value-type="float" office:value="0.0492">
            <text:p>0.0492</text:p>
          </table:table-cell>
          <table:table-cell office:value-type="float" office:value="0.0411">
            <text:p>0.0411</text:p>
          </table:table-cell>
          <table:table-cell office:value-type="float" office:value="0.0491">
            <text:p>0.0491</text:p>
          </table:table-cell>
          <table:table-cell office:value-type="float" office:value="0.0432">
            <text:p>0.0432</text:p>
          </table:table-cell>
          <table:table-cell office:value-type="float" office:value="0.0491">
            <text:p>0.0491</text:p>
          </table:table-cell>
          <table:table-cell office:value-type="float" office:value="0.0408">
            <text:p>0.0408</text:p>
          </table:table-cell>
          <table:table-cell office:value-type="float" office:value="0.0491">
            <text:p>0.0491</text:p>
          </table:table-cell>
          <table:table-cell office:value-type="float" office:value="0.0426">
            <text:p>0.0426</text:p>
          </table:table-cell>
          <table:table-cell office:value-type="float" office:value="0.049">
            <text:p>0.049</text:p>
          </table:table-cell>
          <table:table-cell office:value-type="float" office:value="0.0362">
            <text:p>0.0362</text:p>
          </table:table-cell>
          <table:table-cell office:value-type="float" office:value="0.0494">
            <text:p>0.0494</text:p>
          </table:table-cell>
          <table:table-cell office:value-type="float" office:value="0.0368">
            <text:p>0.0368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4]+10" office:value-type="float" office:value="320">
            <text:p>320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437">
            <text:p>0.0437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385">
            <text:p>0.0385</text:p>
          </table:table-cell>
          <table:table-cell table:style-name="ce11" office:value-type="float" office:value="0.0415">
            <text:p>0.0415</text:p>
          </table:table-cell>
          <table:table-cell table:style-name="ce11" office:value-type="float" office:value="0.0321">
            <text:p>0.0321</text:p>
          </table:table-cell>
          <table:table-cell table:style-name="ce11" office:value-type="float" office:value="0.0416">
            <text:p>0.0416</text:p>
          </table:table-cell>
          <table:table-cell table:style-name="ce11" office:value-type="float" office:value="0.0318">
            <text:p>0.0318</text:p>
          </table:table-cell>
          <table:table-cell table:style-name="ce11" office:value-type="float" office:value="0.0414">
            <text:p>0.0414</text:p>
          </table:table-cell>
          <table:table-cell table:style-name="ce11" office:value-type="float" office:value="0.0323">
            <text:p>0.0323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284">
            <text:p>0.0284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354">
            <text:p>0.0354</text:p>
          </table:table-cell>
          <table:table-cell table:style-name="ce11" office:value-type="float" office:value="0.0414">
            <text:p>0.0414</text:p>
          </table:table-cell>
          <table:table-cell table:style-name="ce11" office:value-type="float" office:value="0.0361">
            <text:p>0.0361</text:p>
          </table:table-cell>
          <table:table-cell table:style-name="ce11" office:value-type="float" office:value="0.0416">
            <text:p>0.0416</text:p>
          </table:table-cell>
          <table:table-cell table:style-name="ce11" office:value-type="float" office:value="0.0349">
            <text:p>0.0349</text:p>
          </table:table-cell>
          <table:table-cell table:style-name="ce11" office:value-type="float" office:value="0.0415">
            <text:p>0.0415</text:p>
          </table:table-cell>
          <table:table-cell table:style-name="ce11" office:value-type="float" office:value="0.0342">
            <text:p>0.0342</text:p>
          </table:table-cell>
          <table:table-cell table:style-name="ce11" office:value-type="float" office:value="0.0415">
            <text:p>0.0415</text:p>
          </table:table-cell>
          <table:table-cell table:style-name="ce11" office:value-type="float" office:value="0.0354">
            <text:p>0.0354</text:p>
          </table:table-cell>
          <table:table-cell office:value-type="float" office:value="0.0416">
            <text:p>0.0416</text:p>
          </table:table-cell>
          <table:table-cell office:value-type="float" office:value="0.0338">
            <text:p>0.0338</text:p>
          </table:table-cell>
          <table:table-cell office:value-type="float" office:value="0.0415">
            <text:p>0.0415</text:p>
          </table:table-cell>
          <table:table-cell office:value-type="float" office:value="0.0344">
            <text:p>0.0344</text:p>
          </table:table-cell>
          <table:table-cell office:value-type="float" office:value="0.0414">
            <text:p>0.0414</text:p>
          </table:table-cell>
          <table:table-cell office:value-type="float" office:value="0.0363">
            <text:p>0.0363</text:p>
          </table:table-cell>
          <table:table-cell office:value-type="float" office:value="0.0413">
            <text:p>0.0413</text:p>
          </table:table-cell>
          <table:table-cell office:value-type="float" office:value="0.0341">
            <text:p>0.0341</text:p>
          </table:table-cell>
          <table:table-cell office:value-type="float" office:value="0.0414">
            <text:p>0.0414</text:p>
          </table:table-cell>
          <table:table-cell office:value-type="float" office:value="0.0353">
            <text:p>0.0353</text:p>
          </table:table-cell>
          <table:table-cell office:value-type="float" office:value="0.0414">
            <text:p>0.0414</text:p>
          </table:table-cell>
          <table:table-cell office:value-type="float" office:value="0.0305">
            <text:p>0.0305</text:p>
          </table:table-cell>
          <table:table-cell office:value-type="float" office:value="0.0417">
            <text:p>0.0417</text:p>
          </table:table-cell>
          <table:table-cell office:value-type="float" office:value="0.0308">
            <text:p>0.0308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5]+10" office:value-type="float" office:value="330">
            <text:p>330</text:p>
          </table:table-cell>
          <table:table-cell table:style-name="ce11" office:value-type="float" office:value="0.0337">
            <text:p>0.0337</text:p>
          </table:table-cell>
          <table:table-cell table:style-name="ce11" office:value-type="float" office:value="0.038">
            <text:p>0.0380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326">
            <text:p>0.0326</text:p>
          </table:table-cell>
          <table:table-cell table:style-name="ce11" office:value-type="float" office:value="0.0338">
            <text:p>0.0338</text:p>
          </table:table-cell>
          <table:table-cell table:style-name="ce11" office:value-type="float" office:value="0.0281">
            <text:p>0.0281</text:p>
          </table:table-cell>
          <table:table-cell table:style-name="ce11" office:value-type="float" office:value="0.0337">
            <text:p>0.0337</text:p>
          </table:table-cell>
          <table:table-cell table:style-name="ce11" office:value-type="float" office:value="0.0286">
            <text:p>0.0286</text:p>
          </table:table-cell>
          <table:table-cell table:style-name="ce11" office:value-type="float" office:value="0.0335">
            <text:p>0.0335</text:p>
          </table:table-cell>
          <table:table-cell table:style-name="ce11" office:value-type="float" office:value="0.0288">
            <text:p>0.0288</text:p>
          </table:table-cell>
          <table:table-cell table:style-name="ce11" office:value-type="float" office:value="0.0334">
            <text:p>0.0334</text:p>
          </table:table-cell>
          <table:table-cell table:style-name="ce11" office:value-type="float" office:value="0.0261">
            <text:p>0.0261</text:p>
          </table:table-cell>
          <table:table-cell table:style-name="ce11" office:value-type="float" office:value="0.0335">
            <text:p>0.0335</text:p>
          </table:table-cell>
          <table:table-cell table:style-name="ce11" office:value-type="float" office:value="0.0312">
            <text:p>0.0312</text:p>
          </table:table-cell>
          <table:table-cell table:style-name="ce11" office:value-type="float" office:value="0.0336">
            <text:p>0.0336</text:p>
          </table:table-cell>
          <table:table-cell table:style-name="ce11" office:value-type="float" office:value="0.0317">
            <text:p>0.0317</text:p>
          </table:table-cell>
          <table:table-cell table:style-name="ce11" office:value-type="float" office:value="0.0338">
            <text:p>0.0338</text:p>
          </table:table-cell>
          <table:table-cell table:style-name="ce11" office:value-type="float" office:value="0.0308">
            <text:p>0.0308</text:p>
          </table:table-cell>
          <table:table-cell table:style-name="ce11" office:value-type="float" office:value="0.0337">
            <text:p>0.0337</text:p>
          </table:table-cell>
          <table:table-cell table:style-name="ce11" office:value-type="float" office:value="0.0304">
            <text:p>0.0304</text:p>
          </table:table-cell>
          <table:table-cell table:style-name="ce11" office:value-type="float" office:value="0.0337">
            <text:p>0.0337</text:p>
          </table:table-cell>
          <table:table-cell table:style-name="ce11" office:value-type="float" office:value="0.0312">
            <text:p>0.0312</text:p>
          </table:table-cell>
          <table:table-cell office:value-type="float" office:value="0.0337">
            <text:p>0.0337</text:p>
          </table:table-cell>
          <table:table-cell office:value-type="float" office:value="0.0301">
            <text:p>0.0301</text:p>
          </table:table-cell>
          <table:table-cell office:value-type="float" office:value="0.0338">
            <text:p>0.0338</text:p>
          </table:table-cell>
          <table:table-cell office:value-type="float" office:value="0.0301">
            <text:p>0.0301</text:p>
          </table:table-cell>
          <table:table-cell office:value-type="float" office:value="0.0338">
            <text:p>0.0338</text:p>
          </table:table-cell>
          <table:table-cell office:value-type="float" office:value="0.0318">
            <text:p>0.0318</text:p>
          </table:table-cell>
          <table:table-cell office:value-type="float" office:value="0.0335">
            <text:p>0.0335</text:p>
          </table:table-cell>
          <table:table-cell office:value-type="float" office:value="0.0299">
            <text:p>0.0299</text:p>
          </table:table-cell>
          <table:table-cell office:value-type="float" office:value="0.0336">
            <text:p>0.0336</text:p>
          </table:table-cell>
          <table:table-cell office:value-type="float" office:value="0.0309">
            <text:p>0.0309</text:p>
          </table:table-cell>
          <table:table-cell office:value-type="float" office:value="0.0334">
            <text:p>0.0334</text:p>
          </table:table-cell>
          <table:table-cell office:value-type="float" office:value="0.0271">
            <text:p>0.0271</text:p>
          </table:table-cell>
          <table:table-cell office:value-type="float" office:value="0.0337">
            <text:p>0.0337</text:p>
          </table:table-cell>
          <table:table-cell office:value-type="float" office:value="0.0272">
            <text:p>0.0272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6]+10" office:value-type="float" office:value="340">
            <text:p>340</text:p>
          </table:table-cell>
          <table:table-cell table:style-name="ce11" office:value-type="float" office:value="0.0261">
            <text:p>0.0261</text:p>
          </table:table-cell>
          <table:table-cell table:style-name="ce11" office:value-type="float" office:value="0.0346">
            <text:p>0.0346</text:p>
          </table:table-cell>
          <table:table-cell table:style-name="ce11" office:value-type="float" office:value="0.0262">
            <text:p>0.0262</text:p>
          </table:table-cell>
          <table:table-cell table:style-name="ce11" office:value-type="float" office:value="0.029">
            <text:p>0.0290</text:p>
          </table:table-cell>
          <table:table-cell table:style-name="ce11" office:value-type="float" office:value="0.0263">
            <text:p>0.0263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268">
            <text:p>0.0268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267">
            <text:p>0.0267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25">
            <text:p>0.0250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288">
            <text:p>0.0288</text:p>
          </table:table-cell>
          <table:table-cell table:style-name="ce11" office:value-type="float" office:value="0.0261">
            <text:p>0.0261</text:p>
          </table:table-cell>
          <table:table-cell table:style-name="ce11" office:value-type="float" office:value="0.0292">
            <text:p>0.0292</text:p>
          </table:table-cell>
          <table:table-cell table:style-name="ce11" office:value-type="float" office:value="0.0261">
            <text:p>0.0261</text:p>
          </table:table-cell>
          <table:table-cell table:style-name="ce11" office:value-type="float" office:value="0.0285">
            <text:p>0.0285</text:p>
          </table:table-cell>
          <table:table-cell table:style-name="ce11" office:value-type="float" office:value="0.0261">
            <text:p>0.0261</text:p>
          </table:table-cell>
          <table:table-cell table:style-name="ce11" office:value-type="float" office:value="0.0281">
            <text:p>0.0281</text:p>
          </table:table-cell>
          <table:table-cell table:style-name="ce11" office:value-type="float" office:value="0.0263">
            <text:p>0.0263</text:p>
          </table:table-cell>
          <table:table-cell table:style-name="ce11" office:value-type="float" office:value="0.0287">
            <text:p>0.0287</text:p>
          </table:table-cell>
          <table:table-cell office:value-type="float" office:value="0.0263">
            <text:p>0.0263</text:p>
          </table:table-cell>
          <table:table-cell office:value-type="float" office:value="0.0279">
            <text:p>0.0279</text:p>
          </table:table-cell>
          <table:table-cell office:value-type="float" office:value="0.0261">
            <text:p>0.0261</text:p>
          </table:table-cell>
          <table:table-cell office:value-type="float" office:value="0.0278">
            <text:p>0.0278</text:p>
          </table:table-cell>
          <table:table-cell office:value-type="float" office:value="0.0261">
            <text:p>0.0261</text:p>
          </table:table-cell>
          <table:table-cell office:value-type="float" office:value="0.0292">
            <text:p>0.0292</text:p>
          </table:table-cell>
          <table:table-cell office:value-type="float" office:value="0.026">
            <text:p>0.026</text:p>
          </table:table-cell>
          <table:table-cell office:value-type="float" office:value="0.0276">
            <text:p>0.0276</text:p>
          </table:table-cell>
          <table:table-cell office:value-type="float" office:value="0.0262">
            <text:p>0.0262</text:p>
          </table:table-cell>
          <table:table-cell office:value-type="float" office:value="0.0283">
            <text:p>0.0283</text:p>
          </table:table-cell>
          <table:table-cell office:value-type="float" office:value="0.0261">
            <text:p>0.0261</text:p>
          </table:table-cell>
          <table:table-cell office:value-type="float" office:value="0.025">
            <text:p>0.025</text:p>
          </table:table-cell>
          <table:table-cell office:value-type="float" office:value="0.026">
            <text:p>0.026</text:p>
          </table:table-cell>
          <table:table-cell office:value-type="float" office:value="0.0251">
            <text:p>0.0251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7]+10" office:value-type="float" office:value="350">
            <text:p>350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301">
            <text:p>0.0301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49">
            <text:p>0.0249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24">
            <text:p>0.0224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39">
            <text:p>0.0239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37">
            <text:p>0.0237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27">
            <text:p>0.0227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54">
            <text:p>0.0254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56">
            <text:p>0.0256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5">
            <text:p>0.0250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247">
            <text:p>0.0247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252">
            <text:p>0.0252</text:p>
          </table:table-cell>
          <table:table-cell office:value-type="float" office:value="0.0201">
            <text:p>0.0201</text:p>
          </table:table-cell>
          <table:table-cell office:value-type="float" office:value="0.0246">
            <text:p>0.0246</text:p>
          </table:table-cell>
          <table:table-cell office:value-type="float" office:value="0.0202">
            <text:p>0.0202</text:p>
          </table:table-cell>
          <table:table-cell office:value-type="float" office:value="0.0243">
            <text:p>0.0243</text:p>
          </table:table-cell>
          <table:table-cell office:value-type="float" office:value="0.02">
            <text:p>0.02</text:p>
          </table:table-cell>
          <table:table-cell office:value-type="float" office:value="0.0256">
            <text:p>0.0256</text:p>
          </table:table-cell>
          <table:table-cell office:value-type="float" office:value="0.02">
            <text:p>0.02</text:p>
          </table:table-cell>
          <table:table-cell office:value-type="float" office:value="0.0242">
            <text:p>0.0242</text:p>
          </table:table-cell>
          <table:table-cell office:value-type="float" office:value="0.0201">
            <text:p>0.0201</text:p>
          </table:table-cell>
          <table:table-cell office:value-type="float" office:value="0.0248">
            <text:p>0.0248</text:p>
          </table:table-cell>
          <table:table-cell office:value-type="float" office:value="0.02">
            <text:p>0.02</text:p>
          </table:table-cell>
          <table:table-cell office:value-type="float" office:value="0.022">
            <text:p>0.022</text:p>
          </table:table-cell>
          <table:table-cell office:value-type="float" office:value="0.0199">
            <text:p>0.0199</text:p>
          </table:table-cell>
          <table:table-cell office:value-type="float" office:value="0.022">
            <text:p>0.022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8]+10" office:value-type="float" office:value="360">
            <text:p>36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42">
            <text:p>0.0242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8">
            <text:p>0.018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93">
            <text:p>0.0193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91">
            <text:p>0.019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87">
            <text:p>0.0187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04">
            <text:p>0.0204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05">
            <text:p>0.0205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202">
            <text:p>0.0202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03">
            <text:p>0.0203</text:p>
          </table:table-cell>
          <table:table-cell office:value-type="float" office:value="0.0161">
            <text:p>0.0161</text:p>
          </table:table-cell>
          <table:table-cell office:value-type="float" office:value="0.0198">
            <text:p>0.0198</text:p>
          </table:table-cell>
          <table:table-cell office:value-type="float" office:value="0.0163">
            <text:p>0.0163</text:p>
          </table:table-cell>
          <table:table-cell office:value-type="float" office:value="0.0196">
            <text:p>0.0196</text:p>
          </table:table-cell>
          <table:table-cell office:value-type="float" office:value="0.0162">
            <text:p>0.0162</text:p>
          </table:table-cell>
          <table:table-cell office:value-type="float" office:value="0.0209">
            <text:p>0.0209</text:p>
          </table:table-cell>
          <table:table-cell office:value-type="float" office:value="0.0162">
            <text:p>0.0162</text:p>
          </table:table-cell>
          <table:table-cell office:value-type="float" office:value="0.0195">
            <text:p>0.0195</text:p>
          </table:table-cell>
          <table:table-cell office:value-type="float" office:value="0.0162">
            <text:p>0.0162</text:p>
          </table:table-cell>
          <table:table-cell office:value-type="float" office:value="0.0199">
            <text:p>0.0199</text:p>
          </table:table-cell>
          <table:table-cell office:value-type="float" office:value="0.0161">
            <text:p>0.0161</text:p>
          </table:table-cell>
          <table:table-cell office:value-type="float" office:value="0.0178">
            <text:p>0.0178</text:p>
          </table:table-cell>
          <table:table-cell office:value-type="float" office:value="0.0162">
            <text:p>0.0162</text:p>
          </table:table-cell>
          <table:table-cell office:value-type="float" office:value="0.0177">
            <text:p>0.0177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9]+10" office:value-type="float" office:value="370">
            <text:p>370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46">
            <text:p>0.0146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68">
            <text:p>0.0168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69">
            <text:p>0.0169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6">
            <text:p>0.0166</text:p>
          </table:table-cell>
          <table:table-cell office:value-type="float" office:value="0.0149">
            <text:p>0.0149</text:p>
          </table:table-cell>
          <table:table-cell office:value-type="float" office:value="0.0163">
            <text:p>0.0163</text:p>
          </table:table-cell>
          <table:table-cell office:value-type="float" office:value="0.0148">
            <text:p>0.0148</text:p>
          </table:table-cell>
          <table:table-cell office:value-type="float" office:value="0.0161">
            <text:p>0.0161</text:p>
          </table:table-cell>
          <table:table-cell office:value-type="float" office:value="0.015">
            <text:p>0.015</text:p>
          </table:table-cell>
          <table:table-cell office:value-type="float" office:value="0.017">
            <text:p>0.017</text:p>
          </table:table-cell>
          <table:table-cell office:value-type="float" office:value="0.0149">
            <text:p>0.0149</text:p>
          </table:table-cell>
          <table:table-cell office:value-type="float" office:value="0.0161">
            <text:p>0.0161</text:p>
          </table:table-cell>
          <table:table-cell office:value-type="float" office:value="0.0149">
            <text:p>0.0149</text:p>
          </table:table-cell>
          <table:table-cell office:value-type="float" office:value="0.0164">
            <text:p>0.0164</text:p>
          </table:table-cell>
          <table:table-cell office:value-type="float" office:value="0.0149">
            <text:p>0.0149</text:p>
          </table:table-cell>
          <table:table-cell office:value-type="float" office:value="0.0147">
            <text:p>0.0147</text:p>
          </table:table-cell>
          <table:table-cell office:value-type="float" office:value="0.0151">
            <text:p>0.0151</text:p>
          </table:table-cell>
          <table:table-cell office:value-type="float" office:value="0.0146">
            <text:p>0.0146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20]+10" office:value-type="float" office:value="380">
            <text:p>38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91">
            <text:p>0.0191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3">
            <text:p>0.0143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5">
            <text:p>0.0155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6">
            <text:p>0.0160</text:p>
          </table:table-cell>
          <table:table-cell table:number-columns-repeated="2" table:style-name="ce11" office:value-type="float" office:value="0.0159">
            <text:p>0.0159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6">
            <text:p>0.0160</text:p>
          </table:table-cell>
          <table:table-cell office:value-type="float" office:value="0.016">
            <text:p>0.016</text:p>
          </table:table-cell>
          <table:table-cell office:value-type="float" office:value="0.0157">
            <text:p>0.0157</text:p>
          </table:table-cell>
          <table:table-cell office:value-type="float" office:value="0.0159">
            <text:p>0.0159</text:p>
          </table:table-cell>
          <table:table-cell office:value-type="float" office:value="0.0157">
            <text:p>0.0157</text:p>
          </table:table-cell>
          <table:table-cell office:value-type="float" office:value="0.016">
            <text:p>0.016</text:p>
          </table:table-cell>
          <table:table-cell office:value-type="float" office:value="0.0165">
            <text:p>0.0165</text:p>
          </table:table-cell>
          <table:table-cell office:value-type="float" office:value="0.0157">
            <text:p>0.0157</text:p>
          </table:table-cell>
          <table:table-cell office:value-type="float" office:value="0.0154">
            <text:p>0.0154</text:p>
          </table:table-cell>
          <table:table-cell office:value-type="float" office:value="0.016">
            <text:p>0.016</text:p>
          </table:table-cell>
          <table:table-cell office:value-type="float" office:value="0.0157">
            <text:p>0.0157</text:p>
          </table:table-cell>
          <table:table-cell office:value-type="float" office:value="0.0159">
            <text:p>0.0159</text:p>
          </table:table-cell>
          <table:table-cell office:value-type="float" office:value="0.0142">
            <text:p>0.0142</text:p>
          </table:table-cell>
          <table:table-cell office:value-type="float" office:value="0.016">
            <text:p>0.016</text:p>
          </table:table-cell>
          <table:table-cell office:value-type="float" office:value="0.0142">
            <text:p>0.0142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21]+10" office:value-type="float" office:value="390">
            <text:p>390</text:p>
          </table:table-cell>
          <table:table-cell table:style-name="ce11" office:value-type="float" office:value="0.0159">
            <text:p>0.0159</text:p>
          </table:table-cell>
          <table:table-cell table:style-name="ce11" office:value-type="float" office:value="0.0174">
            <text:p>0.0174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32">
            <text:p>0.0132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2">
            <text:p>0.0142</text:p>
          </table:table-cell>
          <table:table-cell table:style-name="ce11" office:value-type="float" office:value="0.0159">
            <text:p>0.0159</text:p>
          </table:table-cell>
          <table:table-cell table:style-name="ce11" office:value-type="float" office:value="0.0138">
            <text:p>0.0138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42">
            <text:p>0.0142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7">
            <text:p>0.0147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7">
            <text:p>0.0147</text:p>
          </table:table-cell>
          <table:table-cell table:style-name="ce11" office:value-type="float" office:value="0.0159">
            <text:p>0.0159</text:p>
          </table:table-cell>
          <table:table-cell table:style-name="ce11" office:value-type="float" office:value="0.0146">
            <text:p>0.0146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5">
            <text:p>0.0145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7">
            <text:p>0.0147</text:p>
          </table:table-cell>
          <table:table-cell office:value-type="float" office:value="0.016">
            <text:p>0.016</text:p>
          </table:table-cell>
          <table:table-cell office:value-type="float" office:value="0.0144">
            <text:p>0.0144</text:p>
          </table:table-cell>
          <table:table-cell office:value-type="float" office:value="0.0161">
            <text:p>0.0161</text:p>
          </table:table-cell>
          <table:table-cell office:value-type="float" office:value="0.0144">
            <text:p>0.0144</text:p>
          </table:table-cell>
          <table:table-cell office:value-type="float" office:value="0.016">
            <text:p>0.016</text:p>
          </table:table-cell>
          <table:table-cell office:value-type="float" office:value="0.0151">
            <text:p>0.0151</text:p>
          </table:table-cell>
          <table:table-cell office:value-type="float" office:value="0.016">
            <text:p>0.016</text:p>
          </table:table-cell>
          <table:table-cell office:value-type="float" office:value="0.0142">
            <text:p>0.0142</text:p>
          </table:table-cell>
          <table:table-cell office:value-type="float" office:value="0.016">
            <text:p>0.016</text:p>
          </table:table-cell>
          <table:table-cell office:value-type="float" office:value="0.0144">
            <text:p>0.0144</text:p>
          </table:table-cell>
          <table:table-cell office:value-type="float" office:value="0.0159">
            <text:p>0.0159</text:p>
          </table:table-cell>
          <table:table-cell office:value-type="float" office:value="0.0132">
            <text:p>0.0132</text:p>
          </table:table-cell>
          <table:table-cell office:value-type="float" office:value="0.0161">
            <text:p>0.0161</text:p>
          </table:table-cell>
          <table:table-cell office:value-type="float" office:value="0.013">
            <text:p>0.013</text:p>
          </table:table-cell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22]+10" office:value-type="float" office:value="400">
            <text:p>40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71">
            <text:p>0.017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31">
            <text:p>0.0131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39">
            <text:p>0.013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35">
            <text:p>0.013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">
            <text:p>0.0140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44">
            <text:p>0.0144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1">
            <text:p>0.0141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41">
            <text:p>0.0141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5">
            <text:p>0.0145</text:p>
          </table:table-cell>
          <table:table-cell office:value-type="float" office:value="0.016">
            <text:p>0.016</text:p>
          </table:table-cell>
          <table:table-cell office:value-type="float" office:value="0.0141">
            <text:p>0.0141</text:p>
          </table:table-cell>
          <table:table-cell office:value-type="float" office:value="0.0161">
            <text:p>0.0161</text:p>
          </table:table-cell>
          <table:table-cell office:value-type="float" office:value="0.0141">
            <text:p>0.0141</text:p>
          </table:table-cell>
          <table:table-cell office:value-type="float" office:value="0.0161">
            <text:p>0.0161</text:p>
          </table:table-cell>
          <table:table-cell office:value-type="float" office:value="0.0148">
            <text:p>0.0148</text:p>
          </table:table-cell>
          <table:table-cell office:value-type="float" office:value="0.016">
            <text:p>0.016</text:p>
          </table:table-cell>
          <table:table-cell office:value-type="float" office:value="0.0138">
            <text:p>0.0138</text:p>
          </table:table-cell>
          <table:table-cell office:value-type="float" office:value="0.0161">
            <text:p>0.0161</text:p>
          </table:table-cell>
          <table:table-cell office:value-type="float" office:value="0.014">
            <text:p>0.014</text:p>
          </table:table-cell>
          <table:table-cell office:value-type="float" office:value="0.0161">
            <text:p>0.0161</text:p>
          </table:table-cell>
          <table:table-cell office:value-type="float" office:value="0.0129">
            <text:p>0.0129</text:p>
          </table:table-cell>
          <table:table-cell office:value-type="float" office:value="0.0162">
            <text:p>0.0162</text:p>
          </table:table-cell>
          <table:table-cell office:value-type="float" office:value="0.0126">
            <text:p>0.0126</text:p>
          </table:table-cell>
          <table:table-cell table:style-name="ce11" table:number-columns-repeated="4"/>
          <table:table-cell table:number-columns-repeated="981"/>
        </table:table-row>
        <table:table-row table:style-name="ro4">
          <table:table-cell table:number-columns-repeated="2"/>
          <table:table-cell table:style-name="ce6"/>
          <table:table-cell table:style-name="ce11" table:number-columns-repeated="4"/>
          <table:table-cell table:style-name="ce15"/>
          <table:table-cell/>
          <table:table-cell table:style-name="ce15"/>
          <table:table-cell/>
          <table:table-cell table:style-name="ce16"/>
          <table:table-cell table:style-name="ce11"/>
          <table:table-cell table:style-name="ce13" table:number-columns-repeated="3"/>
          <table:table-cell table:style-name="ce11"/>
          <table:table-cell table:style-name="ce13"/>
          <table:table-cell/>
          <table:table-cell table:style-name="ce13" table:number-columns-repeated="3"/>
          <table:table-cell table:style-name="ce11"/>
          <table:table-cell table:style-name="ce13"/>
          <table:table-cell table:number-columns-repeated="15"/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2"/>
          <table:table-cell table:style-name="ce11" table:number-columns-repeated="4"/>
          <table:table-cell table:number-columns-repeated="2"/>
          <table:table-cell table:style-name="ce13"/>
          <table:table-cell/>
          <table:table-cell table:style-name="ce13"/>
          <table:table-cell table:style-name="ce11" table:number-columns-repeated="6"/>
          <table:table-cell/>
          <table:table-cell table:style-name="ce11" table:number-columns-repeated="5"/>
          <table:table-cell table:number-columns-repeated="15"/>
          <table:table-cell table:style-name="ce11" table:number-columns-repeated="4"/>
          <table:table-cell table:number-columns-repeated="981"/>
        </table:table-row>
        <table:table-row table:style-name="ro2">
          <table:table-cell table:number-columns-repeated="2"/>
          <table:table-cell table:style-name="ce6"/>
          <table:table-cell table:style-name="ce11" table:number-columns-repeated="22"/>
          <table:table-cell table:number-columns-repeated="14"/>
          <table:table-cell table:style-name="ce11" table:number-columns-repeated="4"/>
          <table:table-cell table:number-columns-repeated="981"/>
        </table:table-row>
        <table:table-row table:style-name="ro2" table:number-rows-repeated="4">
          <table:table-cell table:number-columns-repeated="2"/>
          <table:table-cell table:style-name="ce6"/>
          <table:table-cell table:style-name="ce11" table:number-columns-repeated="14"/>
          <table:table-cell table:number-columns-repeated="1007"/>
        </table:table-row>
        <table:table-row table:style-name="ro2">
          <table:table-cell table:number-columns-repeated="3"/>
          <table:table-cell table:style-name="ce11" table:number-columns-repeated="14"/>
          <table:table-cell table:number-columns-repeated="1007"/>
        </table:table-row>
        <table:table-row table:style-name="ro2" table:number-rows-repeated="2">
          <table:table-cell table:style-name="ce1"/>
          <table:table-cell table:style-name="ce2" table:number-columns-repeated="2"/>
          <table:table-cell table:style-name="ce12" table:number-columns-repeated="4"/>
          <table:table-cell table:style-name="ce2" table:number-columns-repeated="1017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style-name="ce6"/>
          <table:table-cell table:number-columns-repeated="4" table:style-name="ce11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>
          <table:table-cell table:number-columns-repeated="2"/>
          <table:table-cell table:number-columns-repeated="5" table:style-name="ce6"/>
          <table:table-cell table:number-columns-repeated="12"/>
          <table:table-cell table:number-columns-repeated="1005"/>
        </table:table-row>
        <table:table-row table:style-name="ro2" table:number-rows-repeated="2">
          <table:table-cell table:number-columns-repeated="2"/>
          <table:table-cell table:style-name="ce6"/>
          <table:table-cell table:number-columns-repeated="2"/>
          <table:table-cell table:style-name="ce13"/>
          <table:table-cell table:number-columns-repeated="1018"/>
        </table:table-row>
        <table:table-row table:style-name="ro2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9.8634in" svg:height="7.2079in" svg:x="24.8358in" svg:y="4.1535in">
            <draw:object draw:notify-on-update-of-ranges="Sheet2.M2:Sheet2.M22 Sheet2.N1:Sheet2.N1 Sheet2.N2:Sheet2.N22 Sheet2.M2:Sheet2.M22 Sheet2.O1:Sheet2.O1 Sheet2.O2:Sheet2.O22 Sheet2.M2:Sheet2.M22 Sheet2.P1:Sheet2.P1 Sheet2.P2:Sheet2.P22 Sheet2.M2:Sheet2.M22 Sheet2.Q1:Sheet2.Q1 Sheet2.Q2:Sheet2.Q22 Sheet2.M2:Sheet2.M22 Sheet2.R1:Sheet2.R1 Sheet2.R2:Sheet2.R22 Sheet2.M2:Sheet2.M22 Sheet2.S1:Sheet2.S1 Sheet2.S2:Sheet2.S22 Sheet2.M2:Sheet2.M22 Sheet2.T1:Sheet2.T1 Sheet2.T2:Sheet2.T22 Sheet2.M2:Sheet2.M22 Sheet2.U1:Sheet2.U1 Sheet2.U2:Sheet2.U22 Sheet2.M2:Sheet2.M22 Sheet2.V1:Sheet2.V1 Sheet2.V2:Sheet2.V22 Sheet2.M2:Sheet2.M22 Sheet2.W1:Sheet2.W1 Sheet2.W2:Sheet2.W22 Sheet2.M2:Sheet2.M22 Sheet2.X1:Sheet2.X1 Sheet2.X2:Sheet2.X22 Sheet2.M2:Sheet2.M22 Sheet2.Y1:Sheet2.Y1 Sheet2.Y2:Sheet2.Y22 Sheet2.M2:Sheet2.M22 Sheet2.Z1:Sheet2.Z1 Sheet2.Z2:Sheet2.Z22 Sheet2.M2:Sheet2.M22 Sheet2.AA1:Sheet2.AA1 Sheet2.AA2:Sheet2.AA22 Sheet2.M2:Sheet2.M22 Sheet2.AB1:Sheet2.AB1 Sheet2.AB2:Sheet2.AB22 Sheet2.M2:Sheet2.M22 Sheet2.AC1:Sheet2.AC1 Sheet2.AC2:Sheet2.AC22 Sheet2.M2:Sheet2.M22 Sheet2.AD1:Sheet2.AD1 Sheet2.AD2:Sheet2.AD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18"/>
        <table:table-column table:style-name="co6" table:default-cell-style-name="ce18"/>
        <table:table-column table:style-name="co7" table:number-columns-repeated="6" table:default-cell-style-name="ce18"/>
        <table:table-column table:style-name="co11" table:default-cell-style-name="ce18"/>
        <table:table-column table:style-name="co12" table:default-cell-style-name="ce18"/>
        <table:table-column table:style-name="co11" table:default-cell-style-name="ce18"/>
        <table:table-column table:style-name="co9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18" table:default-cell-style-name="ce18"/>
        <table:table-column table:style-name="co12" table:default-cell-style-name="ce18"/>
        <table:table-column table:style-name="co23" table:default-cell-style-name="ce18"/>
        <table:table-column table:style-name="co7" table:number-columns-repeated="994" table:default-cell-style-name="ce18"/>
        <table:table-row table:style-name="ro1">
          <table:table-cell office:value-type="string">
            <text:p>Reflectance1</text:p>
          </table:table-cell>
          <table:table-cell/>
          <table:table-cell office:value-type="string">
            <text:p>Reflectance2</text:p>
          </table:table-cell>
          <table:table-cell office:value-type="string">
            <text:p>Reflectance 3</text:p>
          </table:table-cell>
          <table:table-cell office:value-type="string">
            <text:p>Reflectance 4</text:p>
          </table:table-cell>
          <table:table-cell office:value-type="string">
            <text:p>Reflectance 5<text:span text:style-name="T1">Reflectance 6</text:span></text:p>
          </table:table-cell>
          <table:table-cell office:value-type="string">
            <text:p><text:s/>Reflectance 6</text:p>
          </table:table-cell>
          <table:table-cell office:value-type="string">
            <text:p>Reflectance 7</text:p>
          </table:table-cell>
          <table:table-cell table:number-columns-repeated="4"/>
          <table:table-cell table:style-name="ce22"/>
          <table:table-cell table:style-name="ce22" office:value-type="string">
            <text:p>Control</text:p>
          </table:table-cell>
          <table:table-cell table:style-name="ce14" office:value-type="string">
            <text:p>U4-7R, back</text:p>
          </table:table-cell>
          <table:table-cell table:style-name="ce14" office:value-type="string">
            <text:p>U4-7R, front</text:p>
          </table:table-cell>
          <table:table-cell table:style-name="ce14" office:value-type="string">
            <text:p>U4-10L, back</text:p>
          </table:table-cell>
          <table:table-cell table:style-name="ce23" office:value-type="string">
            <text:p>U4-10L, front</text:p>
          </table:table-cell>
          <table:table-cell table:style-name="ce14" office:value-type="string">
            <text:p>U4-1R back</text:p>
          </table:table-cell>
          <table:table-cell table:style-name="ce14" office:value-type="string">
            <text:p>U4-1R front</text:p>
          </table:table-cell>
          <table:table-cell table:style-name="ce14" office:value-type="string">
            <text:p>U4-14R back</text:p>
          </table:table-cell>
          <table:table-cell table:style-name="ce14" office:value-type="string">
            <text:p>U4-14R front</text:p>
          </table:table-cell>
          <table:table-cell table:style-name="ce22" office:value-type="string">
            <text:p>U4-16 back</text:p>
          </table:table-cell>
          <table:table-cell table:style-name="ce14" office:value-type="string">
            <text:p>U4-16 front</text:p>
          </table:table-cell>
          <table:table-cell table:style-name="ce14" office:value-type="string">
            <text:p>U4-15R back</text:p>
          </table:table-cell>
          <table:table-cell table:style-name="ce14" office:value-type="string">
            <text:p>U4-15R front</text:p>
          </table:table-cell>
          <table:table-cell table:style-name="ce14" office:value-type="string">
            <text:p>U4-12R back</text:p>
          </table:table-cell>
          <table:table-cell table:style-name="ce14" office:value-type="string">
            <text:p>U4-12R front</text:p>
          </table:table-cell>
          <table:table-cell table:style-name="ce14" office:value-type="string">
            <text:p>U4-11L back</text:p>
          </table:table-cell>
          <table:table-cell table:style-name="ce14" office:value-type="string">
            <text:p>U4-11L front</text:p>
          </table:table-cell>
          <table:table-cell table:number-columns-repeated="994"/>
        </table:table-row>
        <table:table-row table:style-name="ro2">
          <table:table-cell table:style-name="ce19" table:formula="of:=[$Sheet1.G34]/[$Sheet1.F34]*[$Sheet1.D34]/[$Sheet1.E34]" office:value-type="float" office:value="0">
            <text:p>#DIV/0!</text:p>
          </table:table-cell>
          <table:table-cell table:style-name="ce19" table:formula="of:=[$Sheet1.C34]" office:value-type="float" office:value="0">
            <text:p>0</text:p>
          </table:table-cell>
          <table:table-cell table:style-name="ce6" table:formula="of:=[$Sheet1.I34]/[$Sheet1.H34]*[$Sheet1.D34]/[$Sheet1.E34]" office:value-type="float" office:value="0">
            <text:p>#DIV/0!</text:p>
          </table:table-cell>
          <table:table-cell table:style-name="ce19" table:formula="of:=[$Sheet1.K34]/[$Sheet1.J34]*[$Sheet1.D34]/[$Sheet1.E34]" office:value-type="float" office:value="0">
            <text:p>#DIV/0!</text:p>
          </table:table-cell>
          <table:table-cell table:style-name="ce20" table:formula="of:=[$Sheet1.M34]/[$Sheet1.L34]*[$Sheet1.D34]/[$Sheet1.E34]" office:value-type="float" office:value="0">
            <text:p>#DIV/0!</text:p>
          </table:table-cell>
          <table:table-cell table:style-name="ce20" table:formula="of:=[$Sheet1.O34]/[$Sheet1.N34]*[$Sheet1.D34]/[$Sheet1.E34]" office:value-type="float" office:value="0">
            <text:p>#DIV/0!</text:p>
          </table:table-cell>
          <table:table-cell table:style-name="ce21" table:formula="of:=[$Sheet1.Q34]/[$Sheet1.P34]*[$Sheet1.D34]/[$Sheet1.E34]" office:value-type="float" office:value="0">
            <text:p>#DIV/0!</text:p>
          </table:table-cell>
          <table:table-cell table:style-name="ce21" table:formula="of:=[$Sheet1.S34]/[$Sheet1.R34]*[$Sheet1.D34]/[$Sheet1.E3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office:value-type="float" office:value="200">
            <text:p>200</text:p>
          </table:table-cell>
          <table:table-cell table:style-name="ce6" table:formula="of:=[$Sheet1.G3]/[$Sheet1.F3]*([$Sheet1.D3])/([$Sheet1.E3])" office:value-type="float" office:value="0.668571428571429">
            <text:p>0.6685714286</text:p>
          </table:table-cell>
          <table:table-cell table:style-name="ce21" table:formula="of:=[$Sheet1.I3]/[$Sheet1.H3]*[$Sheet1.D3]/[$Sheet1.E3]" office:value-type="float" office:value="0.559322033898305">
            <text:p>0.5593220339</text:p>
          </table:table-cell>
          <table:table-cell table:style-name="ce20" table:formula="of:=[$Sheet1.K3]/[$Sheet1.J3]*[$Sheet1.D3]/[$Sheet1.E3]" office:value-type="float" office:value="0.72">
            <text:p>0.72</text:p>
          </table:table-cell>
          <table:table-cell table:style-name="ce20" table:formula="of:=[$Sheet1.M3]/[$Sheet1.L3]*[$Sheet1.D3]/[$Sheet1.E3]" office:value-type="float" office:value="0.72">
            <text:p>0.72</text:p>
          </table:table-cell>
          <table:table-cell table:style-name="ce21" table:formula="of:=[$Sheet1.O3]/[$Sheet1.N3]*[$Sheet1.D3]/[$Sheet1.E3]" office:value-type="float" office:value="0.5625">
            <text:p>0.5625</text:p>
          </table:table-cell>
          <table:table-cell table:style-name="ce21" table:formula="of:=[$Sheet1.Q3]/[$Sheet1.P3]*[$Sheet1.D3]/[$Sheet1.E3]" office:value-type="float" office:value="0.70391061452514">
            <text:p>0.7039106145</text:p>
          </table:table-cell>
          <table:table-cell table:style-name="ce21" table:formula="of:=[$Sheet1.S3]/[$Sheet1.R3]*[$Sheet1.D3]/[$Sheet1.E3]" office:value-type="float" office:value="0.70391061452514">
            <text:p>0.7039106145</text:p>
          </table:table-cell>
          <table:table-cell table:style-name="ce21" table:formula="of:=[$Sheet1.U3]/[$Sheet1.T3]*[$Sheet1.D3]/[$Sheet1.E3]" office:value-type="float" office:value="0.653631284916201">
            <text:p>0.6536312849</text:p>
          </table:table-cell>
          <table:table-cell table:style-name="ce21" table:formula="of:=[$Sheet1.W3]/[$Sheet1.V3]*[$Sheet1.D3]/[$Sheet1.E3]" office:value-type="float" office:value="0.696132596685083">
            <text:p>0.6961325967</text:p>
          </table:table-cell>
          <table:table-cell table:style-name="ce20" table:formula="of:=[$Sheet1.Y3]/[$Sheet1.X3]*[$Sheet1.D3]/[$Sheet1.E3]" office:value-type="float" office:value="0.65">
            <text:p>0.65</text:p>
          </table:table-cell>
          <table:table-cell table:style-name="ce20" table:formula="of:=[$Sheet1.AA3]/[$Sheet1.Z3]*[$Sheet1.D3]/[$Sheet1.E3]" office:value-type="float" office:value="0.7">
            <text:p>0.7</text:p>
          </table:table-cell>
          <table:table-cell table:style-name="ce21" table:formula="of:=[$Sheet1.AC3]/[$Sheet1.AB3]*[$Sheet1.D3]/[$Sheet1.E3]" office:value-type="float" office:value="0.546961325966851">
            <text:p>0.546961326</text:p>
          </table:table-cell>
          <table:table-cell table:style-name="ce21" table:formula="of:=[$Sheet1.AE3]/[$Sheet1.AD3]*[$Sheet1.D3]/[$Sheet1.E3]" office:value-type="float" office:value="0.646408839779006">
            <text:p>0.6464088398</text:p>
          </table:table-cell>
          <table:table-cell table:style-name="ce21" table:formula="of:=[$Sheet1.AG3]/[$Sheet1.AF3]*[$Sheet1.D3]/[$Sheet1.E3]" office:value-type="float" office:value="0.754189944134078">
            <text:p>0.7541899441</text:p>
          </table:table-cell>
          <table:table-cell table:style-name="ce20" table:formula="of:=[$Sheet1.AI3]/[$Sheet1.AH3]*[$Sheet1.D3]/[$Sheet1.E3]" office:value-type="float" office:value="0.845303867403315">
            <text:p>0.8453038674</text:p>
          </table:table-cell>
          <table:table-cell table:style-name="ce21" table:formula="of:=[$Sheet1.AK3]/[$Sheet1.AJ3]*[$Sheet1.D3]/[$Sheet1.E3]" office:value-type="float" office:value="0.497237569060774">
            <text:p>0.4972375691</text:p>
          </table:table-cell>
          <table:table-cell table:style-name="ce20" table:formula="of:=[$Sheet1.AM3]/[$Sheet1.AL3]*[$Sheet1.D3]/[$Sheet1.E3]" office:value-type="float" office:value="0.5625">
            <text:p>0.5625</text:p>
          </table:table-cell>
          <table:table-cell table:number-columns-repeated="994"/>
        </table:table-row>
        <table:table-row table:style-name="ro2">
          <table:table-cell table:style-name="ce19" table:formula="of:=[$Sheet1.G35]/[$Sheet1.F35]*[$Sheet1.D35]/[$Sheet1.E35]" office:value-type="float" office:value="0">
            <text:p>#DIV/0!</text:p>
          </table:table-cell>
          <table:table-cell table:style-name="ce19" table:formula="of:=[$Sheet1.C35]" office:value-type="float" office:value="0">
            <text:p>0</text:p>
          </table:table-cell>
          <table:table-cell table:style-name="ce6" table:formula="of:=[$Sheet1.I35]/[$Sheet1.H35]*[$Sheet1.D35]/[$Sheet1.E35]" office:value-type="float" office:value="0">
            <text:p>#DIV/0!</text:p>
          </table:table-cell>
          <table:table-cell table:style-name="ce19" table:formula="of:=[$Sheet1.K35]/[$Sheet1.J35]*[$Sheet1.D35]/[$Sheet1.E35]" office:value-type="float" office:value="0">
            <text:p>#DIV/0!</text:p>
          </table:table-cell>
          <table:table-cell table:style-name="ce20" table:formula="of:=[$Sheet1.M35]/[$Sheet1.L35]*[$Sheet1.D35]/[$Sheet1.E35]" office:value-type="float" office:value="0">
            <text:p>#DIV/0!</text:p>
          </table:table-cell>
          <table:table-cell table:style-name="ce20" table:formula="of:=[$Sheet1.O35]/[$Sheet1.N35]*[$Sheet1.D35]/[$Sheet1.E35]" office:value-type="float" office:value="0">
            <text:p>#DIV/0!</text:p>
          </table:table-cell>
          <table:table-cell table:style-name="ce21" table:formula="of:=[$Sheet1.Q35]/[$Sheet1.P35]*[$Sheet1.D35]/[$Sheet1.E35]" office:value-type="float" office:value="0">
            <text:p>#DIV/0!</text:p>
          </table:table-cell>
          <table:table-cell table:style-name="ce21" table:formula="of:=[$Sheet1.S35]/[$Sheet1.R35]*[$Sheet1.D35]/[$Sheet1.E3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]+10" office:value-type="float" office:value="210">
            <text:p>210</text:p>
          </table:table-cell>
          <table:table-cell table:style-name="ce6" table:formula="of:=[$Sheet1.G4]/[$Sheet1.F4]*([$Sheet1.D4])/([$Sheet1.E4])" office:value-type="float" office:value="0.713275985663082">
            <text:p>0.7132759857</text:p>
          </table:table-cell>
          <table:table-cell table:style-name="ce21" table:formula="of:=[$Sheet1.I4]/[$Sheet1.H4]*[$Sheet1.D4]/[$Sheet1.E4]" office:value-type="float" office:value="0.533613535173642">
            <text:p>0.5336135352</text:p>
          </table:table-cell>
          <table:table-cell table:style-name="ce20" table:formula="of:=[$Sheet1.K4]/[$Sheet1.J4]*[$Sheet1.D4]/[$Sheet1.E4]" office:value-type="float" office:value="0.742671428571429">
            <text:p>0.7426714286</text:p>
          </table:table-cell>
          <table:table-cell table:style-name="ce20" table:formula="of:=[$Sheet1.M4]/[$Sheet1.L4]*[$Sheet1.D4]/[$Sheet1.E4]" office:value-type="float" office:value="0.563697478991597">
            <text:p>0.563697479</text:p>
          </table:table-cell>
          <table:table-cell table:style-name="ce21" table:formula="of:=[$Sheet1.O4]/[$Sheet1.N4]*[$Sheet1.D4]/[$Sheet1.E4]" office:value-type="float" office:value="0.62344235924933">
            <text:p>0.6234423592</text:p>
          </table:table-cell>
          <table:table-cell table:style-name="ce21" table:formula="of:=[$Sheet1.Q4]/[$Sheet1.P4]*[$Sheet1.D4]/[$Sheet1.E4]" office:value-type="float" office:value="0.666633540372671">
            <text:p>0.6666335404</text:p>
          </table:table-cell>
          <table:table-cell table:style-name="ce21" table:formula="of:=[$Sheet1.S4]/[$Sheet1.R4]*[$Sheet1.D4]/[$Sheet1.E4]" office:value-type="float" office:value="0.71552">
            <text:p>0.71552</text:p>
          </table:table-cell>
          <table:table-cell table:style-name="ce21" table:formula="of:=[$Sheet1.U4]/[$Sheet1.T4]*[$Sheet1.D4]/[$Sheet1.E4]" office:value-type="float" office:value="0.606372881355932">
            <text:p>0.6063728814</text:p>
          </table:table-cell>
          <table:table-cell table:style-name="ce21" table:formula="of:=[$Sheet1.W4]/[$Sheet1.V4]*[$Sheet1.D4]/[$Sheet1.E4]" office:value-type="float" office:value="0.650184397163121">
            <text:p>0.6501843972</text:p>
          </table:table-cell>
          <table:table-cell table:style-name="ce20" table:formula="of:=[$Sheet1.Y4]/[$Sheet1.X4]*[$Sheet1.D4]/[$Sheet1.E4]" office:value-type="float" office:value="0.628626334519573">
            <text:p>0.6286263345</text:p>
          </table:table-cell>
          <table:table-cell table:style-name="ce20" table:formula="of:=[$Sheet1.AA4]/[$Sheet1.Z4]*[$Sheet1.D4]/[$Sheet1.E4]" office:value-type="float" office:value="0.665452612931798">
            <text:p>0.6654526129</text:p>
          </table:table-cell>
          <table:table-cell table:style-name="ce21" table:formula="of:=[$Sheet1.AC4]/[$Sheet1.AB4]*[$Sheet1.D4]/[$Sheet1.E4]" office:value-type="float" office:value="0.571907637655417">
            <text:p>0.5719076377</text:p>
          </table:table-cell>
          <table:table-cell table:style-name="ce21" table:formula="of:=[$Sheet1.AE4]/[$Sheet1.AD4]*[$Sheet1.D4]/[$Sheet1.E4]" office:value-type="float" office:value="0.636017777777778">
            <text:p>0.6360177778</text:p>
          </table:table-cell>
          <table:table-cell table:style-name="ce21" table:formula="of:=[$Sheet1.AG4]/[$Sheet1.AF4]*[$Sheet1.D4]/[$Sheet1.E4]" office:value-type="float" office:value="0.721290322580645">
            <text:p>0.7212903226</text:p>
          </table:table-cell>
          <table:table-cell table:style-name="ce20" table:formula="of:=[$Sheet1.AI4]/[$Sheet1.AH4]*[$Sheet1.D4]/[$Sheet1.E4]" office:value-type="float" office:value="0.787522012578616">
            <text:p>0.7875220126</text:p>
          </table:table-cell>
          <table:table-cell table:style-name="ce21" table:formula="of:=[$Sheet1.AK4]/[$Sheet1.AJ4]*[$Sheet1.D4]/[$Sheet1.E4]" office:value-type="float" office:value="0.433940700808625">
            <text:p>0.4339407008</text:p>
          </table:table-cell>
          <table:table-cell table:style-name="ce20" table:formula="of:=[$Sheet1.AM4]/[$Sheet1.AL4]*[$Sheet1.D4]/[$Sheet1.E4]" office:value-type="float" office:value="0.531248226950355">
            <text:p>0.531248227</text:p>
          </table:table-cell>
          <table:table-cell table:number-columns-repeated="994"/>
        </table:table-row>
        <table:table-row table:style-name="ro2">
          <table:table-cell table:style-name="ce19" table:formula="of:=[$Sheet1.G36]/[$Sheet1.F36]*[$Sheet1.D36]/[$Sheet1.E36]" office:value-type="float" office:value="0">
            <text:p>#DIV/0!</text:p>
          </table:table-cell>
          <table:table-cell table:style-name="ce19" table:formula="of:=[$Sheet1.C36]" office:value-type="float" office:value="0">
            <text:p>0</text:p>
          </table:table-cell>
          <table:table-cell table:style-name="ce6" table:formula="of:=[$Sheet1.I36]/[$Sheet1.H36]*[$Sheet1.D36]/[$Sheet1.E36]" office:value-type="float" office:value="0">
            <text:p>#DIV/0!</text:p>
          </table:table-cell>
          <table:table-cell table:style-name="ce19" table:formula="of:=[$Sheet1.K36]/[$Sheet1.J36]*[$Sheet1.D36]/[$Sheet1.E36]" office:value-type="float" office:value="0">
            <text:p>#DIV/0!</text:p>
          </table:table-cell>
          <table:table-cell table:style-name="ce20" table:formula="of:=[$Sheet1.M36]/[$Sheet1.L36]*[$Sheet1.D36]/[$Sheet1.E36]" office:value-type="float" office:value="0">
            <text:p>#DIV/0!</text:p>
          </table:table-cell>
          <table:table-cell table:style-name="ce20" table:formula="of:=[$Sheet1.O36]/[$Sheet1.N36]*[$Sheet1.D36]/[$Sheet1.E36]" office:value-type="float" office:value="0">
            <text:p>#DIV/0!</text:p>
          </table:table-cell>
          <table:table-cell table:style-name="ce21" table:formula="of:=[$Sheet1.Q36]/[$Sheet1.P36]*[$Sheet1.D36]/[$Sheet1.E36]" office:value-type="float" office:value="0">
            <text:p>#DIV/0!</text:p>
          </table:table-cell>
          <table:table-cell table:style-name="ce21" table:formula="of:=[$Sheet1.S36]/[$Sheet1.R36]*[$Sheet1.D36]/[$Sheet1.E3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3]+10" office:value-type="float" office:value="220">
            <text:p>220</text:p>
          </table:table-cell>
          <table:table-cell table:style-name="ce6" table:formula="of:=[$Sheet1.G5]/[$Sheet1.F5]*([$Sheet1.D5])/([$Sheet1.E5])" office:value-type="float" office:value="0.611595729467858">
            <text:p>0.6115957295</text:p>
          </table:table-cell>
          <table:table-cell table:style-name="ce21" table:formula="of:=[$Sheet1.I5]/[$Sheet1.H5]*[$Sheet1.D5]/[$Sheet1.E5]" office:value-type="float" office:value="0.586093472410336">
            <text:p>0.5860934724</text:p>
          </table:table-cell>
          <table:table-cell table:style-name="ce20" table:formula="of:=[$Sheet1.K5]/[$Sheet1.J5]*[$Sheet1.D5]/[$Sheet1.E5]" office:value-type="float" office:value="0.755213988973035">
            <text:p>0.755213989</text:p>
          </table:table-cell>
          <table:table-cell table:style-name="ce20" table:formula="of:=[$Sheet1.M5]/[$Sheet1.L5]*[$Sheet1.D5]/[$Sheet1.E5]" office:value-type="float" office:value="0.611772370937572">
            <text:p>0.6117723709</text:p>
          </table:table-cell>
          <table:table-cell table:style-name="ce21" table:formula="of:=[$Sheet1.O5]/[$Sheet1.N5]*[$Sheet1.D5]/[$Sheet1.E5]" office:value-type="float" office:value="0.666671343831229">
            <text:p>0.6666713438</text:p>
          </table:table-cell>
          <table:table-cell table:style-name="ce21" table:formula="of:=[$Sheet1.Q5]/[$Sheet1.P5]*[$Sheet1.D5]/[$Sheet1.E5]" office:value-type="float" office:value="0.692398247410473">
            <text:p>0.6923982474</text:p>
          </table:table-cell>
          <table:table-cell table:style-name="ce21" table:formula="of:=[$Sheet1.S5]/[$Sheet1.R5]*[$Sheet1.D5]/[$Sheet1.E5]" office:value-type="float" office:value="0.711505295164742">
            <text:p>0.7115052952</text:p>
          </table:table-cell>
          <table:table-cell table:style-name="ce21" table:formula="of:=[$Sheet1.U5]/[$Sheet1.T5]*[$Sheet1.D5]/[$Sheet1.E5]" office:value-type="float" office:value="0.649438978197406">
            <text:p>0.6494389782</text:p>
          </table:table-cell>
          <table:table-cell table:style-name="ce21" table:formula="of:=[$Sheet1.W5]/[$Sheet1.V5]*[$Sheet1.D5]/[$Sheet1.E5]" office:value-type="float" office:value="0.680428188116939">
            <text:p>0.6804281881</text:p>
          </table:table-cell>
          <table:table-cell table:style-name="ce20" table:formula="of:=[$Sheet1.Y5]/[$Sheet1.X5]*[$Sheet1.D5]/[$Sheet1.E5]" office:value-type="float" office:value="0.660425727828565">
            <text:p>0.6604257278</text:p>
          </table:table-cell>
          <table:table-cell table:style-name="ce20" table:formula="of:=[$Sheet1.AA5]/[$Sheet1.Z5]*[$Sheet1.D5]/[$Sheet1.E5]" office:value-type="float" office:value="0.639070417734682">
            <text:p>0.6390704177</text:p>
          </table:table-cell>
          <table:table-cell table:style-name="ce21" table:formula="of:=[$Sheet1.AC5]/[$Sheet1.AB5]*[$Sheet1.D5]/[$Sheet1.E5]" office:value-type="float" office:value="0.552999731435009">
            <text:p>0.5529997314</text:p>
          </table:table-cell>
          <table:table-cell table:style-name="ce21" table:formula="of:=[$Sheet1.AE5]/[$Sheet1.AD5]*[$Sheet1.D5]/[$Sheet1.E5]" office:value-type="float" office:value="0.65281173594132">
            <text:p>0.6528117359</text:p>
          </table:table-cell>
          <table:table-cell table:style-name="ce21" table:formula="of:=[$Sheet1.AG5]/[$Sheet1.AF5]*[$Sheet1.D5]/[$Sheet1.E5]" office:value-type="float" office:value="0.726460396474996">
            <text:p>0.7264603965</text:p>
          </table:table-cell>
          <table:table-cell table:style-name="ce20" table:formula="of:=[$Sheet1.AI5]/[$Sheet1.AH5]*[$Sheet1.D5]/[$Sheet1.E5]" office:value-type="float" office:value="0.786892617261052">
            <text:p>0.7868926173</text:p>
          </table:table-cell>
          <table:table-cell table:style-name="ce21" table:formula="of:=[$Sheet1.AK5]/[$Sheet1.AJ5]*[$Sheet1.D5]/[$Sheet1.E5]" office:value-type="float" office:value="0.455576858806353">
            <text:p>0.4555768588</text:p>
          </table:table-cell>
          <table:table-cell table:style-name="ce20" table:formula="of:=[$Sheet1.AM5]/[$Sheet1.AL5]*[$Sheet1.D5]/[$Sheet1.E5]" office:value-type="float" office:value="0.552174611389717">
            <text:p>0.5521746114</text:p>
          </table:table-cell>
          <table:table-cell table:number-columns-repeated="994"/>
        </table:table-row>
        <table:table-row table:style-name="ro2">
          <table:table-cell table:style-name="ce19" table:formula="of:=[$Sheet1.G37]/[$Sheet1.F37]*[$Sheet1.D37]/[$Sheet1.E37]" office:value-type="float" office:value="0">
            <text:p>#DIV/0!</text:p>
          </table:table-cell>
          <table:table-cell table:style-name="ce19" table:formula="of:=[$Sheet1.C37]" office:value-type="float" office:value="0">
            <text:p>0</text:p>
          </table:table-cell>
          <table:table-cell table:style-name="ce6" table:formula="of:=[$Sheet1.I37]/[$Sheet1.H37]*[$Sheet1.D37]/[$Sheet1.E37]" office:value-type="float" office:value="0">
            <text:p>#DIV/0!</text:p>
          </table:table-cell>
          <table:table-cell table:style-name="ce19" table:formula="of:=[$Sheet1.K37]/[$Sheet1.J37]*[$Sheet1.D37]/[$Sheet1.E37]" office:value-type="float" office:value="0">
            <text:p>#DIV/0!</text:p>
          </table:table-cell>
          <table:table-cell table:style-name="ce20" table:formula="of:=[$Sheet1.M37]/[$Sheet1.L37]*[$Sheet1.D37]/[$Sheet1.E37]" office:value-type="float" office:value="0">
            <text:p>#DIV/0!</text:p>
          </table:table-cell>
          <table:table-cell table:style-name="ce20" table:formula="of:=[$Sheet1.O37]/[$Sheet1.N37]*[$Sheet1.D37]/[$Sheet1.E37]" office:value-type="float" office:value="0">
            <text:p>#DIV/0!</text:p>
          </table:table-cell>
          <table:table-cell table:style-name="ce21" table:formula="of:=[$Sheet1.Q37]/[$Sheet1.P37]*[$Sheet1.D37]/[$Sheet1.E37]" office:value-type="float" office:value="0">
            <text:p>#DIV/0!</text:p>
          </table:table-cell>
          <table:table-cell table:style-name="ce21" table:formula="of:=[$Sheet1.S37]/[$Sheet1.R37]*[$Sheet1.D37]/[$Sheet1.E3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4]+10" office:value-type="float" office:value="230">
            <text:p>230</text:p>
          </table:table-cell>
          <table:table-cell table:style-name="ce6" table:formula="of:=[$Sheet1.G6]/[$Sheet1.F6]*([$Sheet1.D6])/([$Sheet1.E6])" office:value-type="float" office:value="0.593421669657287">
            <text:p>0.5934216697</text:p>
          </table:table-cell>
          <table:table-cell table:style-name="ce21" table:formula="of:=[$Sheet1.I6]/[$Sheet1.H6]*[$Sheet1.D6]/[$Sheet1.E6]" office:value-type="float" office:value="0.584498074355054">
            <text:p>0.5844980744</text:p>
          </table:table-cell>
          <table:table-cell table:style-name="ce20" table:formula="of:=[$Sheet1.K6]/[$Sheet1.J6]*[$Sheet1.D6]/[$Sheet1.E6]" office:value-type="float" office:value="0.735079459874509">
            <text:p>0.7350794599</text:p>
          </table:table-cell>
          <table:table-cell table:style-name="ce20" table:formula="of:=[$Sheet1.M6]/[$Sheet1.L6]*[$Sheet1.D6]/[$Sheet1.E6]" office:value-type="float" office:value="0.590074620784391">
            <text:p>0.5900746208</text:p>
          </table:table-cell>
          <table:table-cell table:style-name="ce21" table:formula="of:=[$Sheet1.O6]/[$Sheet1.N6]*[$Sheet1.D6]/[$Sheet1.E6]" office:value-type="float" office:value="0.70378691749805">
            <text:p>0.7037869175</text:p>
          </table:table-cell>
          <table:table-cell table:style-name="ce21" table:formula="of:=[$Sheet1.Q6]/[$Sheet1.P6]*[$Sheet1.D6]/[$Sheet1.E6]" office:value-type="float" office:value="0.710508558708787">
            <text:p>0.7105085587</text:p>
          </table:table-cell>
          <table:table-cell table:style-name="ce21" table:formula="of:=[$Sheet1.S6]/[$Sheet1.R6]*[$Sheet1.D6]/[$Sheet1.E6]" office:value-type="float" office:value="0.722337411686284">
            <text:p>0.7223374117</text:p>
          </table:table-cell>
          <table:table-cell table:style-name="ce21" table:formula="of:=[$Sheet1.U6]/[$Sheet1.T6]*[$Sheet1.D6]/[$Sheet1.E6]" office:value-type="float" office:value="0.66546190657163">
            <text:p>0.6654619066</text:p>
          </table:table-cell>
          <table:table-cell table:style-name="ce21" table:formula="of:=[$Sheet1.W6]/[$Sheet1.V6]*[$Sheet1.D6]/[$Sheet1.E6]" office:value-type="float" office:value="0.697341513292434">
            <text:p>0.6973415133</text:p>
          </table:table-cell>
          <table:table-cell table:style-name="ce20" table:formula="of:=[$Sheet1.Y6]/[$Sheet1.X6]*[$Sheet1.D6]/[$Sheet1.E6]" office:value-type="float" office:value="0.679530103926768">
            <text:p>0.6795301039</text:p>
          </table:table-cell>
          <table:table-cell table:style-name="ce20" table:formula="of:=[$Sheet1.AA6]/[$Sheet1.Z6]*[$Sheet1.D6]/[$Sheet1.E6]" office:value-type="float" office:value="0.619000189901135">
            <text:p>0.6190001899</text:p>
          </table:table-cell>
          <table:table-cell table:style-name="ce21" table:formula="of:=[$Sheet1.AC6]/[$Sheet1.AB6]*[$Sheet1.D6]/[$Sheet1.E6]" office:value-type="float" office:value="0.583558902685891">
            <text:p>0.5835589027</text:p>
          </table:table-cell>
          <table:table-cell table:style-name="ce21" table:formula="of:=[$Sheet1.AE6]/[$Sheet1.AD6]*[$Sheet1.D6]/[$Sheet1.E6]" office:value-type="float" office:value="0.668956123910082">
            <text:p>0.6689561239</text:p>
          </table:table-cell>
          <table:table-cell table:style-name="ce21" table:formula="of:=[$Sheet1.AG6]/[$Sheet1.AF6]*[$Sheet1.D6]/[$Sheet1.E6]" office:value-type="float" office:value="0.733476612871713">
            <text:p>0.7334766129</text:p>
          </table:table-cell>
          <table:table-cell table:style-name="ce20" table:formula="of:=[$Sheet1.AI6]/[$Sheet1.AH6]*[$Sheet1.D6]/[$Sheet1.E6]" office:value-type="float" office:value="0.784058446119983">
            <text:p>0.7840584461</text:p>
          </table:table-cell>
          <table:table-cell table:style-name="ce21" table:formula="of:=[$Sheet1.AK6]/[$Sheet1.AJ6]*[$Sheet1.D6]/[$Sheet1.E6]" office:value-type="float" office:value="0.48795279590481">
            <text:p>0.4879527959</text:p>
          </table:table-cell>
          <table:table-cell table:style-name="ce20" table:formula="of:=[$Sheet1.AM6]/[$Sheet1.AL6]*[$Sheet1.D6]/[$Sheet1.E6]" office:value-type="float" office:value="0.556588600506145">
            <text:p>0.5565886005</text:p>
          </table:table-cell>
          <table:table-cell table:number-columns-repeated="994"/>
        </table:table-row>
        <table:table-row table:style-name="ro2">
          <table:table-cell table:style-name="ce19" table:formula="of:=[$Sheet1.G38]/[$Sheet1.F38]*[$Sheet1.D38]/[$Sheet1.E38]" office:value-type="float" office:value="0">
            <text:p>#DIV/0!</text:p>
          </table:table-cell>
          <table:table-cell table:style-name="ce19" table:formula="of:=[$Sheet1.C38]" office:value-type="float" office:value="0">
            <text:p>0</text:p>
          </table:table-cell>
          <table:table-cell table:style-name="ce6" table:formula="of:=[$Sheet1.I38]/[$Sheet1.H38]*[$Sheet1.D38]/[$Sheet1.E38]" office:value-type="float" office:value="0">
            <text:p>#DIV/0!</text:p>
          </table:table-cell>
          <table:table-cell table:style-name="ce19" table:formula="of:=[$Sheet1.K38]/[$Sheet1.J38]*[$Sheet1.D38]/[$Sheet1.E38]" office:value-type="float" office:value="0">
            <text:p>#DIV/0!</text:p>
          </table:table-cell>
          <table:table-cell table:style-name="ce20" table:formula="of:=[$Sheet1.M38]/[$Sheet1.L38]*[$Sheet1.D38]/[$Sheet1.E38]" office:value-type="float" office:value="0">
            <text:p>#DIV/0!</text:p>
          </table:table-cell>
          <table:table-cell table:style-name="ce20" table:formula="of:=[$Sheet1.O38]/[$Sheet1.N38]*[$Sheet1.D38]/[$Sheet1.E38]" office:value-type="float" office:value="0">
            <text:p>#DIV/0!</text:p>
          </table:table-cell>
          <table:table-cell table:style-name="ce21" table:formula="of:=[$Sheet1.Q38]/[$Sheet1.P38]*[$Sheet1.D38]/[$Sheet1.E38]" office:value-type="float" office:value="0">
            <text:p>#DIV/0!</text:p>
          </table:table-cell>
          <table:table-cell table:style-name="ce21" table:formula="of:=[$Sheet1.S38]/[$Sheet1.R38]*[$Sheet1.D38]/[$Sheet1.E3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5]+10" office:value-type="float" office:value="240">
            <text:p>240</text:p>
          </table:table-cell>
          <table:table-cell table:style-name="ce6" table:formula="of:=[$Sheet1.G7]/[$Sheet1.F7]*([$Sheet1.D7])/([$Sheet1.E7])" office:value-type="float" office:value="0.785341201843041">
            <text:p>0.7853412018</text:p>
          </table:table-cell>
          <table:table-cell table:style-name="ce21" table:formula="of:=[$Sheet1.I7]/[$Sheet1.H7]*[$Sheet1.D7]/[$Sheet1.E7]" office:value-type="float" office:value="0.6258075066577">
            <text:p>0.6258075067</text:p>
          </table:table-cell>
          <table:table-cell table:style-name="ce20" table:formula="of:=[$Sheet1.K7]/[$Sheet1.J7]*[$Sheet1.D7]/[$Sheet1.E7]" office:value-type="float" office:value="0.729376682767112">
            <text:p>0.7293766828</text:p>
          </table:table-cell>
          <table:table-cell table:style-name="ce20" table:formula="of:=[$Sheet1.M7]/[$Sheet1.L7]*[$Sheet1.D7]/[$Sheet1.E7]" office:value-type="float" office:value="0.607792230270616">
            <text:p>0.6077922303</text:p>
          </table:table-cell>
          <table:table-cell table:style-name="ce21" table:formula="of:=[$Sheet1.O7]/[$Sheet1.N7]*[$Sheet1.D7]/[$Sheet1.E7]" office:value-type="float" office:value="0.732539254016476">
            <text:p>0.732539254</text:p>
          </table:table-cell>
          <table:table-cell table:style-name="ce21" table:formula="of:=[$Sheet1.Q7]/[$Sheet1.P7]*[$Sheet1.D7]/[$Sheet1.E7]" office:value-type="float" office:value="0.746997265608906">
            <text:p>0.7469972656</text:p>
          </table:table-cell>
          <table:table-cell table:style-name="ce21" table:formula="of:=[$Sheet1.S7]/[$Sheet1.R7]*[$Sheet1.D7]/[$Sheet1.E7]" office:value-type="float" office:value="0.756953596712297">
            <text:p>0.7569535967</text:p>
          </table:table-cell>
          <table:table-cell table:style-name="ce21" table:formula="of:=[$Sheet1.U7]/[$Sheet1.T7]*[$Sheet1.D7]/[$Sheet1.E7]" office:value-type="float" office:value="0.698978845897677">
            <text:p>0.6989788459</text:p>
          </table:table-cell>
          <table:table-cell table:style-name="ce21" table:formula="of:=[$Sheet1.W7]/[$Sheet1.V7]*[$Sheet1.D7]/[$Sheet1.E7]" office:value-type="float" office:value="0.739156721318593">
            <text:p>0.7391567213</text:p>
          </table:table-cell>
          <table:table-cell table:style-name="ce20" table:formula="of:=[$Sheet1.Y7]/[$Sheet1.X7]*[$Sheet1.D7]/[$Sheet1.E7]" office:value-type="float" office:value="0.727166414173055">
            <text:p>0.7271664142</text:p>
          </table:table-cell>
          <table:table-cell table:style-name="ce20" table:formula="of:=[$Sheet1.AA7]/[$Sheet1.Z7]*[$Sheet1.D7]/[$Sheet1.E7]" office:value-type="float" office:value="0.63615251006694">
            <text:p>0.6361525101</text:p>
          </table:table-cell>
          <table:table-cell table:style-name="ce21" table:formula="of:=[$Sheet1.AC7]/[$Sheet1.AB7]*[$Sheet1.D7]/[$Sheet1.E7]" office:value-type="float" office:value="0.614059295292119">
            <text:p>0.6140592953</text:p>
          </table:table-cell>
          <table:table-cell table:style-name="ce21" table:formula="of:=[$Sheet1.AE7]/[$Sheet1.AD7]*[$Sheet1.D7]/[$Sheet1.E7]" office:value-type="float" office:value="0.688978980445791">
            <text:p>0.6889789804</text:p>
          </table:table-cell>
          <table:table-cell table:style-name="ce21" table:formula="of:=[$Sheet1.AG7]/[$Sheet1.AF7]*[$Sheet1.D7]/[$Sheet1.E7]" office:value-type="float" office:value="0.762123456223138">
            <text:p>0.7621234562</text:p>
          </table:table-cell>
          <table:table-cell table:style-name="ce20" table:formula="of:=[$Sheet1.AI7]/[$Sheet1.AH7]*[$Sheet1.D7]/[$Sheet1.E7]" office:value-type="float" office:value="0.805464588245568">
            <text:p>0.8054645882</text:p>
          </table:table-cell>
          <table:table-cell table:style-name="ce21" table:formula="of:=[$Sheet1.AK7]/[$Sheet1.AJ7]*[$Sheet1.D7]/[$Sheet1.E7]" office:value-type="float" office:value="0.542429704811876">
            <text:p>0.5424297048</text:p>
          </table:table-cell>
          <table:table-cell table:style-name="ce20" table:formula="of:=[$Sheet1.AM7]/[$Sheet1.AL7]*[$Sheet1.D7]/[$Sheet1.E7]" office:value-type="float" office:value="0.614245329703978">
            <text:p>0.6142453297</text:p>
          </table:table-cell>
          <table:table-cell table:number-columns-repeated="994"/>
        </table:table-row>
        <table:table-row table:style-name="ro2">
          <table:table-cell table:style-name="ce19" table:formula="of:=[$Sheet1.G39]/[$Sheet1.F39]*[$Sheet1.D39]/[$Sheet1.E39]" office:value-type="float" office:value="0">
            <text:p>#DIV/0!</text:p>
          </table:table-cell>
          <table:table-cell table:style-name="ce19" table:formula="of:=[$Sheet1.C39]" office:value-type="float" office:value="0">
            <text:p>0</text:p>
          </table:table-cell>
          <table:table-cell table:style-name="ce6" table:formula="of:=[$Sheet1.I39]/[$Sheet1.H39]*[$Sheet1.D39]/[$Sheet1.E39]" office:value-type="float" office:value="0">
            <text:p>#DIV/0!</text:p>
          </table:table-cell>
          <table:table-cell table:style-name="ce19" table:formula="of:=[$Sheet1.K39]/[$Sheet1.J39]*[$Sheet1.D39]/[$Sheet1.E39]" office:value-type="float" office:value="0">
            <text:p>#DIV/0!</text:p>
          </table:table-cell>
          <table:table-cell table:style-name="ce20" table:formula="of:=[$Sheet1.M39]/[$Sheet1.L39]*[$Sheet1.D39]/[$Sheet1.E39]" office:value-type="float" office:value="0">
            <text:p>#DIV/0!</text:p>
          </table:table-cell>
          <table:table-cell table:style-name="ce20" table:formula="of:=[$Sheet1.O39]/[$Sheet1.N39]*[$Sheet1.D39]/[$Sheet1.E39]" office:value-type="float" office:value="0">
            <text:p>#DIV/0!</text:p>
          </table:table-cell>
          <table:table-cell table:style-name="ce21" table:formula="of:=[$Sheet1.Q39]/[$Sheet1.P39]*[$Sheet1.D39]/[$Sheet1.E39]" office:value-type="float" office:value="0">
            <text:p>#DIV/0!</text:p>
          </table:table-cell>
          <table:table-cell table:style-name="ce21" table:formula="of:=[$Sheet1.S39]/[$Sheet1.R39]*[$Sheet1.D39]/[$Sheet1.E3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6]+10" office:value-type="float" office:value="250">
            <text:p>250</text:p>
          </table:table-cell>
          <table:table-cell table:style-name="ce6" table:formula="of:=[$Sheet1.G8]/[$Sheet1.F8]*([$Sheet1.D8])/([$Sheet1.E8])" office:value-type="float" office:value="0.885012919896641">
            <text:p>0.8850129199</text:p>
          </table:table-cell>
          <table:table-cell table:style-name="ce21" table:formula="of:=[$Sheet1.I8]/[$Sheet1.H8]*[$Sheet1.D8]/[$Sheet1.E8]" office:value-type="float" office:value="0.65695100996904">
            <text:p>0.65695101</text:p>
          </table:table-cell>
          <table:table-cell table:style-name="ce20" table:formula="of:=[$Sheet1.K8]/[$Sheet1.J8]*[$Sheet1.D8]/[$Sheet1.E8]" office:value-type="float" office:value="0.720103622844486">
            <text:p>0.7201036228</text:p>
          </table:table-cell>
          <table:table-cell table:style-name="ce20" table:formula="of:=[$Sheet1.M8]/[$Sheet1.L8]*[$Sheet1.D8]/[$Sheet1.E8]" office:value-type="float" office:value="0.629196321598312">
            <text:p>0.6291963216</text:p>
          </table:table-cell>
          <table:table-cell table:style-name="ce21" table:formula="of:=[$Sheet1.O8]/[$Sheet1.N8]*[$Sheet1.D8]/[$Sheet1.E8]" office:value-type="float" office:value="0.739774503503051">
            <text:p>0.7397745035</text:p>
          </table:table-cell>
          <table:table-cell table:style-name="ce21" table:formula="of:=[$Sheet1.Q8]/[$Sheet1.P8]*[$Sheet1.D8]/[$Sheet1.E8]" office:value-type="float" office:value="0.765130575676706">
            <text:p>0.7651305757</text:p>
          </table:table-cell>
          <table:table-cell table:style-name="ce21" table:formula="of:=[$Sheet1.S8]/[$Sheet1.R8]*[$Sheet1.D8]/[$Sheet1.E8]" office:value-type="float" office:value="0.774547803617571">
            <text:p>0.7745478036</text:p>
          </table:table-cell>
          <table:table-cell table:style-name="ce21" table:formula="of:=[$Sheet1.U8]/[$Sheet1.T8]*[$Sheet1.D8]/[$Sheet1.E8]" office:value-type="float" office:value="0.714946211042556">
            <text:p>0.714946211</text:p>
          </table:table-cell>
          <table:table-cell table:style-name="ce21" table:formula="of:=[$Sheet1.W8]/[$Sheet1.V8]*[$Sheet1.D8]/[$Sheet1.E8]" office:value-type="float" office:value="0.747416020671835">
            <text:p>0.7474160207</text:p>
          </table:table-cell>
          <table:table-cell table:style-name="ce20" table:formula="of:=[$Sheet1.Y8]/[$Sheet1.X8]*[$Sheet1.D8]/[$Sheet1.E8]" office:value-type="float" office:value="0.755167958656331">
            <text:p>0.7551679587</text:p>
          </table:table-cell>
          <table:table-cell table:style-name="ce20" table:formula="of:=[$Sheet1.AA8]/[$Sheet1.Z8]*[$Sheet1.D8]/[$Sheet1.E8]" office:value-type="float" office:value="0.65764918711766">
            <text:p>0.6576491871</text:p>
          </table:table-cell>
          <table:table-cell table:style-name="ce21" table:formula="of:=[$Sheet1.AC8]/[$Sheet1.AB8]*[$Sheet1.D8]/[$Sheet1.E8]" office:value-type="float" office:value="0.634369569874557">
            <text:p>0.6343695699</text:p>
          </table:table-cell>
          <table:table-cell table:style-name="ce21" table:formula="of:=[$Sheet1.AE8]/[$Sheet1.AD8]*[$Sheet1.D8]/[$Sheet1.E8]" office:value-type="float" office:value="0.695155237120436">
            <text:p>0.6951552371</text:p>
          </table:table-cell>
          <table:table-cell table:style-name="ce21" table:formula="of:=[$Sheet1.AG8]/[$Sheet1.AF8]*[$Sheet1.D8]/[$Sheet1.E8]" office:value-type="float" office:value="0.766053037900132">
            <text:p>0.7660530379</text:p>
          </table:table-cell>
          <table:table-cell table:style-name="ce20" table:formula="of:=[$Sheet1.AI8]/[$Sheet1.AH8]*[$Sheet1.D8]/[$Sheet1.E8]" office:value-type="float" office:value="0.80396969119329">
            <text:p>0.8039696912</text:p>
          </table:table-cell>
          <table:table-cell table:style-name="ce21" table:formula="of:=[$Sheet1.AK8]/[$Sheet1.AJ8]*[$Sheet1.D8]/[$Sheet1.E8]" office:value-type="float" office:value="0.574701940372157">
            <text:p>0.5747019404</text:p>
          </table:table-cell>
          <table:table-cell table:style-name="ce20" table:formula="of:=[$Sheet1.AM8]/[$Sheet1.AL8]*[$Sheet1.D8]/[$Sheet1.E8]" office:value-type="float" office:value="0.618203169011291">
            <text:p>0.618203169</text:p>
          </table:table-cell>
          <table:table-cell table:number-columns-repeated="994"/>
        </table:table-row>
        <table:table-row table:style-name="ro2">
          <table:table-cell table:style-name="ce19" table:formula="of:=[$Sheet1.G40]/[$Sheet1.F40]*[$Sheet1.D40]/[$Sheet1.E40]" office:value-type="float" office:value="0">
            <text:p>#DIV/0!</text:p>
          </table:table-cell>
          <table:table-cell table:style-name="ce19" table:formula="of:=[$Sheet1.C40]" office:value-type="float" office:value="0">
            <text:p>0</text:p>
          </table:table-cell>
          <table:table-cell table:style-name="ce6" table:formula="of:=[$Sheet1.I40]/[$Sheet1.H40]*[$Sheet1.D40]/[$Sheet1.E40]" office:value-type="float" office:value="0">
            <text:p>#DIV/0!</text:p>
          </table:table-cell>
          <table:table-cell table:style-name="ce19" table:formula="of:=[$Sheet1.K40]/[$Sheet1.J40]*[$Sheet1.D40]/[$Sheet1.E40]" office:value-type="float" office:value="0">
            <text:p>#DIV/0!</text:p>
          </table:table-cell>
          <table:table-cell table:style-name="ce20" table:formula="of:=[$Sheet1.M40]/[$Sheet1.L40]*[$Sheet1.D40]/[$Sheet1.E40]" office:value-type="float" office:value="0">
            <text:p>#DIV/0!</text:p>
          </table:table-cell>
          <table:table-cell table:style-name="ce20" table:formula="of:=[$Sheet1.O40]/[$Sheet1.N40]*[$Sheet1.D40]/[$Sheet1.E40]" office:value-type="float" office:value="0">
            <text:p>#DIV/0!</text:p>
          </table:table-cell>
          <table:table-cell table:style-name="ce21" table:formula="of:=[$Sheet1.Q40]/[$Sheet1.P40]*[$Sheet1.D40]/[$Sheet1.E40]" office:value-type="float" office:value="0">
            <text:p>#DIV/0!</text:p>
          </table:table-cell>
          <table:table-cell table:style-name="ce21" table:formula="of:=[$Sheet1.S40]/[$Sheet1.R40]*[$Sheet1.D40]/[$Sheet1.E4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7]+10" office:value-type="float" office:value="260">
            <text:p>260</text:p>
          </table:table-cell>
          <table:table-cell table:style-name="ce6" table:formula="of:=[$Sheet1.G9]/[$Sheet1.F9]*([$Sheet1.D9])/([$Sheet1.E9])" office:value-type="float" office:value="0.919575246850528">
            <text:p>0.9195752469</text:p>
          </table:table-cell>
          <table:table-cell table:style-name="ce21" table:formula="of:=[$Sheet1.I9]/[$Sheet1.H9]*[$Sheet1.D9]/[$Sheet1.E9]" office:value-type="float" office:value="0.675123371194356">
            <text:p>0.6751233712</text:p>
          </table:table-cell>
          <table:table-cell table:style-name="ce20" table:formula="of:=[$Sheet1.K9]/[$Sheet1.J9]*[$Sheet1.D9]/[$Sheet1.E9]" office:value-type="float" office:value="0.699401666700653">
            <text:p>0.6994016667</text:p>
          </table:table-cell>
          <table:table-cell table:style-name="ce20" table:formula="of:=[$Sheet1.M9]/[$Sheet1.L9]*[$Sheet1.D9]/[$Sheet1.E9]" office:value-type="float" office:value="0.641155299744529">
            <text:p>0.6411552997</text:p>
          </table:table-cell>
          <table:table-cell table:style-name="ce21" table:formula="of:=[$Sheet1.O9]/[$Sheet1.N9]*[$Sheet1.D9]/[$Sheet1.E9]" office:value-type="float" office:value="0.731544092611508">
            <text:p>0.7315440926</text:p>
          </table:table-cell>
          <table:table-cell table:style-name="ce21" table:formula="of:=[$Sheet1.Q9]/[$Sheet1.P9]*[$Sheet1.D9]/[$Sheet1.E9]" office:value-type="float" office:value="0.773408239700375">
            <text:p>0.7734082397</text:p>
          </table:table-cell>
          <table:table-cell table:style-name="ce21" table:formula="of:=[$Sheet1.S9]/[$Sheet1.R9]*[$Sheet1.D9]/[$Sheet1.E9]" office:value-type="float" office:value="0.789543752128022">
            <text:p>0.7895437521</text:p>
          </table:table-cell>
          <table:table-cell table:style-name="ce21" table:formula="of:=[$Sheet1.U9]/[$Sheet1.T9]*[$Sheet1.D9]/[$Sheet1.E9]" office:value-type="float" office:value="0.723023860699964">
            <text:p>0.7230238607</text:p>
          </table:table-cell>
          <table:table-cell table:style-name="ce21" table:formula="of:=[$Sheet1.W9]/[$Sheet1.V9]*[$Sheet1.D9]/[$Sheet1.E9]" office:value-type="float" office:value="0.746090696520456">
            <text:p>0.7460906965</text:p>
          </table:table-cell>
          <table:table-cell table:style-name="ce20" table:formula="of:=[$Sheet1.Y9]/[$Sheet1.X9]*[$Sheet1.D9]/[$Sheet1.E9]" office:value-type="float" office:value="0.77130277262315">
            <text:p>0.7713027726</text:p>
          </table:table-cell>
          <table:table-cell table:style-name="ce20" table:formula="of:=[$Sheet1.AA9]/[$Sheet1.Z9]*[$Sheet1.D9]/[$Sheet1.E9]" office:value-type="float" office:value="0.67885849357994">
            <text:p>0.6788584936</text:p>
          </table:table-cell>
          <table:table-cell table:style-name="ce21" table:formula="of:=[$Sheet1.AC9]/[$Sheet1.AB9]*[$Sheet1.D9]/[$Sheet1.E9]" office:value-type="float" office:value="0.663316083816354">
            <text:p>0.6633160838</text:p>
          </table:table-cell>
          <table:table-cell table:style-name="ce21" table:formula="of:=[$Sheet1.AE9]/[$Sheet1.AD9]*[$Sheet1.D9]/[$Sheet1.E9]" office:value-type="float" office:value="0.70967325326101">
            <text:p>0.7096732533</text:p>
          </table:table-cell>
          <table:table-cell table:style-name="ce21" table:formula="of:=[$Sheet1.AG9]/[$Sheet1.AF9]*[$Sheet1.D9]/[$Sheet1.E9]" office:value-type="float" office:value="0.77012809876442">
            <text:p>0.7701280988</text:p>
          </table:table-cell>
          <table:table-cell table:style-name="ce20" table:formula="of:=[$Sheet1.AI9]/[$Sheet1.AH9]*[$Sheet1.D9]/[$Sheet1.E9]" office:value-type="float" office:value="0.809725547983054">
            <text:p>0.809725548</text:p>
          </table:table-cell>
          <table:table-cell table:style-name="ce21" table:formula="of:=[$Sheet1.AK9]/[$Sheet1.AJ9]*[$Sheet1.D9]/[$Sheet1.E9]" office:value-type="float" office:value="0.601830114273217">
            <text:p>0.6018301143</text:p>
          </table:table-cell>
          <table:table-cell table:style-name="ce20" table:formula="of:=[$Sheet1.AM9]/[$Sheet1.AL9]*[$Sheet1.D9]/[$Sheet1.E9]" office:value-type="float" office:value="0.636260997415968">
            <text:p>0.6362609974</text:p>
          </table:table-cell>
          <table:table-cell table:number-columns-repeated="994"/>
        </table:table-row>
        <table:table-row table:style-name="ro2">
          <table:table-cell table:style-name="ce19" table:formula="of:=[$Sheet1.G41]/[$Sheet1.F41]*[$Sheet1.D41]/[$Sheet1.E41]" office:value-type="float" office:value="0">
            <text:p>#DIV/0!</text:p>
          </table:table-cell>
          <table:table-cell table:style-name="ce19" table:formula="of:=[$Sheet1.C41]" office:value-type="float" office:value="0">
            <text:p>0</text:p>
          </table:table-cell>
          <table:table-cell table:style-name="ce6" table:formula="of:=[$Sheet1.I41]/[$Sheet1.H41]*[$Sheet1.D41]/[$Sheet1.E41]" office:value-type="float" office:value="0">
            <text:p>#DIV/0!</text:p>
          </table:table-cell>
          <table:table-cell table:style-name="ce19" table:formula="of:=[$Sheet1.K41]/[$Sheet1.J41]*[$Sheet1.D41]/[$Sheet1.E41]" office:value-type="float" office:value="0">
            <text:p>#DIV/0!</text:p>
          </table:table-cell>
          <table:table-cell table:style-name="ce20" table:formula="of:=[$Sheet1.M41]/[$Sheet1.L41]*[$Sheet1.D41]/[$Sheet1.E41]" office:value-type="float" office:value="0">
            <text:p>#DIV/0!</text:p>
          </table:table-cell>
          <table:table-cell table:style-name="ce20" table:formula="of:=[$Sheet1.O41]/[$Sheet1.N41]*[$Sheet1.D41]/[$Sheet1.E41]" office:value-type="float" office:value="0">
            <text:p>#DIV/0!</text:p>
          </table:table-cell>
          <table:table-cell table:style-name="ce21" table:formula="of:=[$Sheet1.Q41]/[$Sheet1.P41]*[$Sheet1.D41]/[$Sheet1.E41]" office:value-type="float" office:value="0">
            <text:p>#DIV/0!</text:p>
          </table:table-cell>
          <table:table-cell table:style-name="ce21" table:formula="of:=[$Sheet1.S41]/[$Sheet1.R41]*[$Sheet1.D41]/[$Sheet1.E4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8]+10" office:value-type="float" office:value="270">
            <text:p>270</text:p>
          </table:table-cell>
          <table:table-cell table:style-name="ce6" table:formula="of:=[$Sheet1.G10]/[$Sheet1.F10]*([$Sheet1.D10])/([$Sheet1.E10])" office:value-type="float" office:value="0.929358357577292">
            <text:p>0.9293583576</text:p>
          </table:table-cell>
          <table:table-cell table:style-name="ce21" table:formula="of:=[$Sheet1.I10]/[$Sheet1.H10]*[$Sheet1.D10]/[$Sheet1.E10]" office:value-type="float" office:value="0.684880939198776">
            <text:p>0.6848809392</text:p>
          </table:table-cell>
          <table:table-cell table:style-name="ce20" table:formula="of:=[$Sheet1.K10]/[$Sheet1.J10]*[$Sheet1.D10]/[$Sheet1.E10]" office:value-type="float" office:value="0.67292343387471">
            <text:p>0.6729234339</text:p>
          </table:table-cell>
          <table:table-cell table:style-name="ce20" table:formula="of:=[$Sheet1.M10]/[$Sheet1.L10]*[$Sheet1.D10]/[$Sheet1.E10]" office:value-type="float" office:value="0.652404931815481">
            <text:p>0.6524049318</text:p>
          </table:table-cell>
          <table:table-cell table:style-name="ce21" table:formula="of:=[$Sheet1.O10]/[$Sheet1.N10]*[$Sheet1.D10]/[$Sheet1.E10]" office:value-type="float" office:value="0.706496519721578">
            <text:p>0.7064965197</text:p>
          </table:table-cell>
          <table:table-cell table:style-name="ce21" table:formula="of:=[$Sheet1.Q10]/[$Sheet1.P10]*[$Sheet1.D10]/[$Sheet1.E10]" office:value-type="float" office:value="0.77755543383337">
            <text:p>0.7775554338</text:p>
          </table:table-cell>
          <table:table-cell table:style-name="ce21" table:formula="of:=[$Sheet1.S10]/[$Sheet1.R10]*[$Sheet1.D10]/[$Sheet1.E10]" office:value-type="float" office:value="0.797525737542874">
            <text:p>0.7975257375</text:p>
          </table:table-cell>
          <table:table-cell table:style-name="ce21" table:formula="of:=[$Sheet1.U10]/[$Sheet1.T10]*[$Sheet1.D10]/[$Sheet1.E10]" office:value-type="float" office:value="0.729114471064559">
            <text:p>0.7291144711</text:p>
          </table:table-cell>
          <table:table-cell table:style-name="ce21" table:formula="of:=[$Sheet1.W10]/[$Sheet1.V10]*[$Sheet1.D10]/[$Sheet1.E10]" office:value-type="float" office:value="0.735020091929935">
            <text:p>0.7350200919</text:p>
          </table:table-cell>
          <table:table-cell table:style-name="ce20" table:formula="of:=[$Sheet1.Y10]/[$Sheet1.X10]*[$Sheet1.D10]/[$Sheet1.E10]" office:value-type="float" office:value="0.779296210363496">
            <text:p>0.7792962104</text:p>
          </table:table-cell>
          <table:table-cell table:style-name="ce20" table:formula="of:=[$Sheet1.AA10]/[$Sheet1.Z10]*[$Sheet1.D10]/[$Sheet1.E10]" office:value-type="float" office:value="0.693735498839907">
            <text:p>0.6937354988</text:p>
          </table:table-cell>
          <table:table-cell table:style-name="ce21" table:formula="of:=[$Sheet1.AC10]/[$Sheet1.AB10]*[$Sheet1.D10]/[$Sheet1.E10]" office:value-type="float" office:value="0.697585307379529">
            <text:p>0.6975853074</text:p>
          </table:table-cell>
          <table:table-cell table:style-name="ce21" table:formula="of:=[$Sheet1.AE10]/[$Sheet1.AD10]*[$Sheet1.D10]/[$Sheet1.E10]" office:value-type="float" office:value="0.734203402938902">
            <text:p>0.7342034029</text:p>
          </table:table-cell>
          <table:table-cell table:style-name="ce21" table:formula="of:=[$Sheet1.AG10]/[$Sheet1.AF10]*[$Sheet1.D10]/[$Sheet1.E10]" office:value-type="float" office:value="0.76712622533188">
            <text:p>0.7671262253</text:p>
          </table:table-cell>
          <table:table-cell table:style-name="ce20" table:formula="of:=[$Sheet1.AI10]/[$Sheet1.AH10]*[$Sheet1.D10]/[$Sheet1.E10]" office:value-type="float" office:value="0.804470809277646">
            <text:p>0.8044708093</text:p>
          </table:table-cell>
          <table:table-cell table:style-name="ce21" table:formula="of:=[$Sheet1.AK10]/[$Sheet1.AJ10]*[$Sheet1.D10]/[$Sheet1.E10]" office:value-type="float" office:value="0.621117306311008">
            <text:p>0.6211173063</text:p>
          </table:table-cell>
          <table:table-cell table:style-name="ce20" table:formula="of:=[$Sheet1.AM10]/[$Sheet1.AL10]*[$Sheet1.D10]/[$Sheet1.E10]" office:value-type="float" office:value="0.644347044452298">
            <text:p>0.6443470445</text:p>
          </table:table-cell>
          <table:table-cell table:number-columns-repeated="994"/>
        </table:table-row>
        <table:table-row table:style-name="ro2">
          <table:table-cell table:style-name="ce19" table:formula="of:=[$Sheet1.G42]/[$Sheet1.F42]*[$Sheet1.D42]/[$Sheet1.E42]" office:value-type="float" office:value="0">
            <text:p>#DIV/0!</text:p>
          </table:table-cell>
          <table:table-cell table:style-name="ce19" table:formula="of:=[$Sheet1.C42]" office:value-type="float" office:value="0">
            <text:p>0</text:p>
          </table:table-cell>
          <table:table-cell table:style-name="ce6" table:formula="of:=[$Sheet1.I42]/[$Sheet1.H42]*[$Sheet1.D42]/[$Sheet1.E42]" office:value-type="float" office:value="0">
            <text:p>#DIV/0!</text:p>
          </table:table-cell>
          <table:table-cell table:style-name="ce19" table:formula="of:=[$Sheet1.K42]/[$Sheet1.J42]*[$Sheet1.D42]/[$Sheet1.E42]" office:value-type="float" office:value="0">
            <text:p>#DIV/0!</text:p>
          </table:table-cell>
          <table:table-cell table:style-name="ce20" table:formula="of:=[$Sheet1.M42]/[$Sheet1.L42]*[$Sheet1.D42]/[$Sheet1.E42]" office:value-type="float" office:value="0">
            <text:p>#DIV/0!</text:p>
          </table:table-cell>
          <table:table-cell table:style-name="ce20" table:formula="of:=[$Sheet1.O42]/[$Sheet1.N42]*[$Sheet1.D42]/[$Sheet1.E42]" office:value-type="float" office:value="0">
            <text:p>#DIV/0!</text:p>
          </table:table-cell>
          <table:table-cell table:style-name="ce21" table:formula="of:=[$Sheet1.Q42]/[$Sheet1.P42]*[$Sheet1.D42]/[$Sheet1.E42]" office:value-type="float" office:value="0">
            <text:p>#DIV/0!</text:p>
          </table:table-cell>
          <table:table-cell table:style-name="ce21" table:formula="of:=[$Sheet1.S42]/[$Sheet1.R42]*[$Sheet1.D42]/[$Sheet1.E4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9]+10" office:value-type="float" office:value="280">
            <text:p>280</text:p>
          </table:table-cell>
          <table:table-cell table:style-name="ce6" table:formula="of:=[$Sheet1.G11]/[$Sheet1.F11]*([$Sheet1.D11])/([$Sheet1.E11])" office:value-type="float" office:value="0.9307208994709">
            <text:p>0.9307208995</text:p>
          </table:table-cell>
          <table:table-cell table:style-name="ce21" table:formula="of:=[$Sheet1.I11]/[$Sheet1.H11]*[$Sheet1.D11]/[$Sheet1.E11]" office:value-type="float" office:value="0.689401637232733">
            <text:p>0.6894016372</text:p>
          </table:table-cell>
          <table:table-cell table:style-name="ce20" table:formula="of:=[$Sheet1.K11]/[$Sheet1.J11]*[$Sheet1.D11]/[$Sheet1.E11]" office:value-type="float" office:value="0.645280146380862">
            <text:p>0.6452801464</text:p>
          </table:table-cell>
          <table:table-cell table:style-name="ce20" table:formula="of:=[$Sheet1.M11]/[$Sheet1.L11]*[$Sheet1.D11]/[$Sheet1.E11]" office:value-type="float" office:value="0.652972698030619">
            <text:p>0.652972698</text:p>
          </table:table-cell>
          <table:table-cell table:style-name="ce21" table:formula="of:=[$Sheet1.O11]/[$Sheet1.N11]*[$Sheet1.D11]/[$Sheet1.E11]" office:value-type="float" office:value="0.661490683229814">
            <text:p>0.6614906832</text:p>
          </table:table-cell>
          <table:table-cell table:style-name="ce21" table:formula="of:=[$Sheet1.Q11]/[$Sheet1.P11]*[$Sheet1.D11]/[$Sheet1.E11]" office:value-type="float" office:value="0.774608581160375">
            <text:p>0.7746085812</text:p>
          </table:table-cell>
          <table:table-cell table:style-name="ce21" table:formula="of:=[$Sheet1.S11]/[$Sheet1.R11]*[$Sheet1.D11]/[$Sheet1.E11]" office:value-type="float" office:value="0.797846838595186">
            <text:p>0.7978468386</text:p>
          </table:table-cell>
          <table:table-cell table:style-name="ce21" table:formula="of:=[$Sheet1.U11]/[$Sheet1.T11]*[$Sheet1.D11]/[$Sheet1.E11]" office:value-type="float" office:value="0.734186478189477">
            <text:p>0.7341864782</text:p>
          </table:table-cell>
          <table:table-cell table:style-name="ce21" table:formula="of:=[$Sheet1.W11]/[$Sheet1.V11]*[$Sheet1.D11]/[$Sheet1.E11]" office:value-type="float" office:value="0.724199300974205">
            <text:p>0.724199301</text:p>
          </table:table-cell>
          <table:table-cell table:style-name="ce20" table:formula="of:=[$Sheet1.Y11]/[$Sheet1.X11]*[$Sheet1.D11]/[$Sheet1.E11]" office:value-type="float" office:value="0.77591918326551">
            <text:p>0.7759191833</text:p>
          </table:table-cell>
          <table:table-cell table:style-name="ce20" table:formula="of:=[$Sheet1.AA11]/[$Sheet1.Z11]*[$Sheet1.D11]/[$Sheet1.E11]" office:value-type="float" office:value="0.700182051831227">
            <text:p>0.7001820518</text:p>
          </table:table-cell>
          <table:table-cell table:style-name="ce21" table:formula="of:=[$Sheet1.AC11]/[$Sheet1.AB11]*[$Sheet1.D11]/[$Sheet1.E11]" office:value-type="float" office:value="0.731799673396039">
            <text:p>0.7317996734</text:p>
          </table:table-cell>
          <table:table-cell table:style-name="ce21" table:formula="of:=[$Sheet1.AE11]/[$Sheet1.AD11]*[$Sheet1.D11]/[$Sheet1.E11]" office:value-type="float" office:value="0.769074898684145">
            <text:p>0.7690748987</text:p>
          </table:table-cell>
          <table:table-cell table:style-name="ce21" table:formula="of:=[$Sheet1.AG11]/[$Sheet1.AF11]*[$Sheet1.D11]/[$Sheet1.E11]" office:value-type="float" office:value="0.759316770186335">
            <text:p>0.7593167702</text:p>
          </table:table-cell>
          <table:table-cell table:style-name="ce20" table:formula="of:=[$Sheet1.AI11]/[$Sheet1.AH11]*[$Sheet1.D11]/[$Sheet1.E11]" office:value-type="float" office:value="0.801571021163757">
            <text:p>0.8015710212</text:p>
          </table:table-cell>
          <table:table-cell table:style-name="ce21" table:formula="of:=[$Sheet1.AK11]/[$Sheet1.AJ11]*[$Sheet1.D11]/[$Sheet1.E11]" office:value-type="float" office:value="0.620401613330754">
            <text:p>0.6204016133</text:p>
          </table:table-cell>
          <table:table-cell table:style-name="ce20" table:formula="of:=[$Sheet1.AM11]/[$Sheet1.AL11]*[$Sheet1.D11]/[$Sheet1.E11]" office:value-type="float" office:value="0.660051594013389">
            <text:p>0.660051594</text:p>
          </table:table-cell>
          <table:table-cell table:number-columns-repeated="994"/>
        </table:table-row>
        <table:table-row table:style-name="ro2">
          <table:table-cell table:style-name="ce19" table:formula="of:=[$Sheet1.G43]/[$Sheet1.F43]*[$Sheet1.D43]/[$Sheet1.E43]" office:value-type="float" office:value="0">
            <text:p>#DIV/0!</text:p>
          </table:table-cell>
          <table:table-cell table:style-name="ce19" table:formula="of:=[$Sheet1.C43]" office:value-type="float" office:value="0">
            <text:p>0</text:p>
          </table:table-cell>
          <table:table-cell table:style-name="ce6" table:formula="of:=[$Sheet1.I43]/[$Sheet1.H43]*[$Sheet1.D43]/[$Sheet1.E43]" office:value-type="float" office:value="0">
            <text:p>#DIV/0!</text:p>
          </table:table-cell>
          <table:table-cell table:style-name="ce19" table:formula="of:=[$Sheet1.K43]/[$Sheet1.J43]*[$Sheet1.D43]/[$Sheet1.E43]" office:value-type="float" office:value="0">
            <text:p>#DIV/0!</text:p>
          </table:table-cell>
          <table:table-cell table:style-name="ce20" table:formula="of:=[$Sheet1.M43]/[$Sheet1.L43]*[$Sheet1.D43]/[$Sheet1.E43]" office:value-type="float" office:value="0">
            <text:p>#DIV/0!</text:p>
          </table:table-cell>
          <table:table-cell table:style-name="ce20" table:formula="of:=[$Sheet1.O43]/[$Sheet1.N43]*[$Sheet1.D43]/[$Sheet1.E43]" office:value-type="float" office:value="0">
            <text:p>#DIV/0!</text:p>
          </table:table-cell>
          <table:table-cell table:style-name="ce21" table:formula="of:=[$Sheet1.Q43]/[$Sheet1.P43]*[$Sheet1.D43]/[$Sheet1.E43]" office:value-type="float" office:value="0">
            <text:p>#DIV/0!</text:p>
          </table:table-cell>
          <table:table-cell table:style-name="ce21" table:formula="of:=[$Sheet1.S43]/[$Sheet1.R43]*[$Sheet1.D43]/[$Sheet1.E4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0]+10" office:value-type="float" office:value="290">
            <text:p>290</text:p>
          </table:table-cell>
          <table:table-cell table:style-name="ce6" table:formula="of:=[$Sheet1.G12]/[$Sheet1.F12]*([$Sheet1.D12])/([$Sheet1.E12])" office:value-type="float" office:value="0.925619834710744">
            <text:p>0.9256198347</text:p>
          </table:table-cell>
          <table:table-cell table:style-name="ce21" table:formula="of:=[$Sheet1.I12]/[$Sheet1.H12]*[$Sheet1.D12]/[$Sheet1.E12]" office:value-type="float" office:value="0.713768148313603">
            <text:p>0.7137681483</text:p>
          </table:table-cell>
          <table:table-cell table:style-name="ce20" table:formula="of:=[$Sheet1.K12]/[$Sheet1.J12]*[$Sheet1.D12]/[$Sheet1.E12]" office:value-type="float" office:value="0.681915740605762">
            <text:p>0.6819157406</text:p>
          </table:table-cell>
          <table:table-cell table:style-name="ce20" table:formula="of:=[$Sheet1.M12]/[$Sheet1.L12]*[$Sheet1.D12]/[$Sheet1.E12]" office:value-type="float" office:value="0.695867768595041">
            <text:p>0.6958677686</text:p>
          </table:table-cell>
          <table:table-cell table:style-name="ce21" table:formula="of:=[$Sheet1.O12]/[$Sheet1.N12]*[$Sheet1.D12]/[$Sheet1.E12]" office:value-type="float" office:value="0.668515639852828">
            <text:p>0.6685156399</text:p>
          </table:table-cell>
          <table:table-cell table:style-name="ce21" table:formula="of:=[$Sheet1.Q12]/[$Sheet1.P12]*[$Sheet1.D12]/[$Sheet1.E12]" office:value-type="float" office:value="0.79726680012078">
            <text:p>0.7972668001</text:p>
          </table:table-cell>
          <table:table-cell table:style-name="ce21" table:formula="of:=[$Sheet1.S12]/[$Sheet1.R12]*[$Sheet1.D12]/[$Sheet1.E12]" office:value-type="float" office:value="0.819267366540094">
            <text:p>0.8192673665</text:p>
          </table:table-cell>
          <table:table-cell table:style-name="ce21" table:formula="of:=[$Sheet1.U12]/[$Sheet1.T12]*[$Sheet1.D12]/[$Sheet1.E12]" office:value-type="float" office:value="0.773111458566004">
            <text:p>0.7731114586</text:p>
          </table:table-cell>
          <table:table-cell table:style-name="ce21" table:formula="of:=[$Sheet1.W12]/[$Sheet1.V12]*[$Sheet1.D12]/[$Sheet1.E12]" office:value-type="float" office:value="0.740495867768595">
            <text:p>0.7404958678</text:p>
          </table:table-cell>
          <table:table-cell table:style-name="ce20" table:formula="of:=[$Sheet1.Y12]/[$Sheet1.X12]*[$Sheet1.D12]/[$Sheet1.E12]" office:value-type="float" office:value="0.797837837837838">
            <text:p>0.7978378378</text:p>
          </table:table-cell>
          <table:table-cell table:style-name="ce20" table:formula="of:=[$Sheet1.AA12]/[$Sheet1.Z12]*[$Sheet1.D12]/[$Sheet1.E12]" office:value-type="float" office:value="0.737497908789775">
            <text:p>0.7374979088</text:p>
          </table:table-cell>
          <table:table-cell table:style-name="ce21" table:formula="of:=[$Sheet1.AC12]/[$Sheet1.AB12]*[$Sheet1.D12]/[$Sheet1.E12]" office:value-type="float" office:value="0.740438027652025">
            <text:p>0.7404380277</text:p>
          </table:table-cell>
          <table:table-cell table:style-name="ce21" table:formula="of:=[$Sheet1.AE12]/[$Sheet1.AD12]*[$Sheet1.D12]/[$Sheet1.E12]" office:value-type="float" office:value="0.77970515970516">
            <text:p>0.7797051597</text:p>
          </table:table-cell>
          <table:table-cell table:style-name="ce21" table:formula="of:=[$Sheet1.AG12]/[$Sheet1.AF12]*[$Sheet1.D12]/[$Sheet1.E12]" office:value-type="float" office:value="0.776711081126666">
            <text:p>0.7767110811</text:p>
          </table:table-cell>
          <table:table-cell table:style-name="ce20" table:formula="of:=[$Sheet1.AI12]/[$Sheet1.AH12]*[$Sheet1.D12]/[$Sheet1.E12]" office:value-type="float" office:value="0.814876033057851">
            <text:p>0.8148760331</text:p>
          </table:table-cell>
          <table:table-cell table:style-name="ce21" table:formula="of:=[$Sheet1.AK12]/[$Sheet1.AJ12]*[$Sheet1.D12]/[$Sheet1.E12]" office:value-type="float" office:value="0.66295364714337">
            <text:p>0.6629536471</text:p>
          </table:table-cell>
          <table:table-cell table:style-name="ce20" table:formula="of:=[$Sheet1.AM12]/[$Sheet1.AL12]*[$Sheet1.D12]/[$Sheet1.E12]" office:value-type="float" office:value="0.695156822947621">
            <text:p>0.6951568229</text:p>
          </table:table-cell>
          <table:table-cell table:number-columns-repeated="994"/>
        </table:table-row>
        <table:table-row table:style-name="ro2">
          <table:table-cell table:style-name="ce19" table:formula="of:=[$Sheet1.G44]/[$Sheet1.F44]*[$Sheet1.D44]/[$Sheet1.E44]" office:value-type="float" office:value="0">
            <text:p>#DIV/0!</text:p>
          </table:table-cell>
          <table:table-cell table:style-name="ce19" table:formula="of:=[$Sheet1.C44]" office:value-type="float" office:value="0">
            <text:p>0</text:p>
          </table:table-cell>
          <table:table-cell table:style-name="ce6" table:formula="of:=[$Sheet1.I44]/[$Sheet1.H44]*[$Sheet1.D44]/[$Sheet1.E44]" office:value-type="float" office:value="0">
            <text:p>#DIV/0!</text:p>
          </table:table-cell>
          <table:table-cell table:style-name="ce19" table:formula="of:=[$Sheet1.K44]/[$Sheet1.J44]*[$Sheet1.D44]/[$Sheet1.E44]" office:value-type="float" office:value="0">
            <text:p>#DIV/0!</text:p>
          </table:table-cell>
          <table:table-cell table:style-name="ce20" table:formula="of:=[$Sheet1.M44]/[$Sheet1.L44]*[$Sheet1.D44]/[$Sheet1.E44]" office:value-type="float" office:value="0">
            <text:p>#DIV/0!</text:p>
          </table:table-cell>
          <table:table-cell table:style-name="ce20" table:formula="of:=[$Sheet1.O44]/[$Sheet1.N44]*[$Sheet1.D44]/[$Sheet1.E44]" office:value-type="float" office:value="0">
            <text:p>#DIV/0!</text:p>
          </table:table-cell>
          <table:table-cell table:style-name="ce21" table:formula="of:=[$Sheet1.Q44]/[$Sheet1.P44]*[$Sheet1.D44]/[$Sheet1.E44]" office:value-type="float" office:value="0">
            <text:p>#DIV/0!</text:p>
          </table:table-cell>
          <table:table-cell table:style-name="ce21" table:formula="of:=[$Sheet1.S44]/[$Sheet1.R44]*[$Sheet1.D44]/[$Sheet1.E4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1]+10" office:value-type="float" office:value="300">
            <text:p>300</text:p>
          </table:table-cell>
          <table:table-cell table:style-name="ce6" table:formula="of:=[$Sheet1.G13]/[$Sheet1.F13]*([$Sheet1.D13])/([$Sheet1.E13])" office:value-type="float" office:value="0.918230944254835">
            <text:p>0.9182309443</text:p>
          </table:table-cell>
          <table:table-cell table:style-name="ce21" table:formula="of:=[$Sheet1.I13]/[$Sheet1.H13]*[$Sheet1.D13]/[$Sheet1.E13]" office:value-type="float" office:value="0.726326748648177">
            <text:p>0.7263267486</text:p>
          </table:table-cell>
          <table:table-cell table:style-name="ce20" table:formula="of:=[$Sheet1.K13]/[$Sheet1.J13]*[$Sheet1.D13]/[$Sheet1.E13]" office:value-type="float" office:value="0.700729330193616">
            <text:p>0.7007293302</text:p>
          </table:table-cell>
          <table:table-cell table:style-name="ce20" table:formula="of:=[$Sheet1.M13]/[$Sheet1.L13]*[$Sheet1.D13]/[$Sheet1.E13]" office:value-type="float" office:value="0.722011286434363">
            <text:p>0.7220112864</text:p>
          </table:table-cell>
          <table:table-cell table:style-name="ce21" table:formula="of:=[$Sheet1.O13]/[$Sheet1.N13]*[$Sheet1.D13]/[$Sheet1.E13]" office:value-type="float" office:value="0.662988426533648">
            <text:p>0.6629884265</text:p>
          </table:table-cell>
          <table:table-cell table:style-name="ce21" table:formula="of:=[$Sheet1.Q13]/[$Sheet1.P13]*[$Sheet1.D13]/[$Sheet1.E13]" office:value-type="float" office:value="0.807692307692308">
            <text:p>0.8076923077</text:p>
          </table:table-cell>
          <table:table-cell table:style-name="ce21" table:formula="of:=[$Sheet1.S13]/[$Sheet1.R13]*[$Sheet1.D13]/[$Sheet1.E13]" office:value-type="float" office:value="0.823916906506192">
            <text:p>0.8239169065</text:p>
          </table:table-cell>
          <table:table-cell table:style-name="ce21" table:formula="of:=[$Sheet1.U13]/[$Sheet1.T13]*[$Sheet1.D13]/[$Sheet1.E13]" office:value-type="float" office:value="0.788978494623656">
            <text:p>0.7889784946</text:p>
          </table:table-cell>
          <table:table-cell table:style-name="ce21" table:formula="of:=[$Sheet1.W13]/[$Sheet1.V13]*[$Sheet1.D13]/[$Sheet1.E13]" office:value-type="float" office:value="0.770833333333333">
            <text:p>0.7708333333</text:p>
          </table:table-cell>
          <table:table-cell table:style-name="ce20" table:formula="of:=[$Sheet1.Y13]/[$Sheet1.X13]*[$Sheet1.D13]/[$Sheet1.E13]" office:value-type="float" office:value="0.805179813124728">
            <text:p>0.8051798131</text:p>
          </table:table-cell>
          <table:table-cell table:style-name="ce20" table:formula="of:=[$Sheet1.AA13]/[$Sheet1.Z13]*[$Sheet1.D13]/[$Sheet1.E13]" office:value-type="float" office:value="0.755438922989857">
            <text:p>0.755438923</text:p>
          </table:table-cell>
          <table:table-cell table:style-name="ce21" table:formula="of:=[$Sheet1.AC13]/[$Sheet1.AB13]*[$Sheet1.D13]/[$Sheet1.E13]" office:value-type="float" office:value="0.757036045448609">
            <text:p>0.7570360454</text:p>
          </table:table-cell>
          <table:table-cell table:style-name="ce21" table:formula="of:=[$Sheet1.AE13]/[$Sheet1.AD13]*[$Sheet1.D13]/[$Sheet1.E13]" office:value-type="float" office:value="0.79856122937617">
            <text:p>0.7985612294</text:p>
          </table:table-cell>
          <table:table-cell table:style-name="ce21" table:formula="of:=[$Sheet1.AG13]/[$Sheet1.AF13]*[$Sheet1.D13]/[$Sheet1.E13]" office:value-type="float" office:value="0.7775215855573">
            <text:p>0.7775215856</text:p>
          </table:table-cell>
          <table:table-cell table:style-name="ce20" table:formula="of:=[$Sheet1.AI13]/[$Sheet1.AH13]*[$Sheet1.D13]/[$Sheet1.E13]" office:value-type="float" office:value="0.812718035932322">
            <text:p>0.8127180359</text:p>
          </table:table-cell>
          <table:table-cell table:style-name="ce21" table:formula="of:=[$Sheet1.AK13]/[$Sheet1.AJ13]*[$Sheet1.D13]/[$Sheet1.E13]" office:value-type="float" office:value="0.680646713923164">
            <text:p>0.6806467139</text:p>
          </table:table-cell>
          <table:table-cell table:style-name="ce20" table:formula="of:=[$Sheet1.AM13]/[$Sheet1.AL13]*[$Sheet1.D13]/[$Sheet1.E13]" office:value-type="float" office:value="0.697115384615385">
            <text:p>0.6971153846</text:p>
          </table:table-cell>
          <table:table-cell table:number-columns-repeated="994"/>
        </table:table-row>
        <table:table-row table:style-name="ro2">
          <table:table-cell table:style-name="ce19" table:formula="of:=[$Sheet1.G45]/[$Sheet1.F45]*[$Sheet1.D45]/[$Sheet1.E45]" office:value-type="float" office:value="0">
            <text:p>#DIV/0!</text:p>
          </table:table-cell>
          <table:table-cell table:style-name="ce19" table:formula="of:=[$Sheet1.C45]" office:value-type="float" office:value="0">
            <text:p>0</text:p>
          </table:table-cell>
          <table:table-cell table:style-name="ce6" table:formula="of:=[$Sheet1.I45]/[$Sheet1.H45]*[$Sheet1.D45]/[$Sheet1.E45]" office:value-type="float" office:value="0">
            <text:p>#DIV/0!</text:p>
          </table:table-cell>
          <table:table-cell table:style-name="ce19" table:formula="of:=[$Sheet1.K45]/[$Sheet1.J45]*[$Sheet1.D45]/[$Sheet1.E45]" office:value-type="float" office:value="0">
            <text:p>#DIV/0!</text:p>
          </table:table-cell>
          <table:table-cell table:style-name="ce20" table:formula="of:=[$Sheet1.M45]/[$Sheet1.L45]*[$Sheet1.D45]/[$Sheet1.E45]" office:value-type="float" office:value="0">
            <text:p>#DIV/0!</text:p>
          </table:table-cell>
          <table:table-cell table:style-name="ce20" table:formula="of:=[$Sheet1.O45]/[$Sheet1.N45]*[$Sheet1.D45]/[$Sheet1.E45]" office:value-type="float" office:value="0">
            <text:p>#DIV/0!</text:p>
          </table:table-cell>
          <table:table-cell table:style-name="ce21" table:formula="of:=[$Sheet1.Q45]/[$Sheet1.P45]*[$Sheet1.D45]/[$Sheet1.E45]" office:value-type="float" office:value="0">
            <text:p>#DIV/0!</text:p>
          </table:table-cell>
          <table:table-cell table:style-name="ce21" table:formula="of:=[$Sheet1.S45]/[$Sheet1.R45]*[$Sheet1.D45]/[$Sheet1.E45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2]+10" office:value-type="float" office:value="310">
            <text:p>310</text:p>
          </table:table-cell>
          <table:table-cell table:style-name="ce6" table:formula="of:=[$Sheet1.G14]/[$Sheet1.F14]*([$Sheet1.D14])/([$Sheet1.E14])" office:value-type="float" office:value="0.903096143400326">
            <text:p>0.9030961434</text:p>
          </table:table-cell>
          <table:table-cell table:style-name="ce21" table:formula="of:=[$Sheet1.I14]/[$Sheet1.H14]*[$Sheet1.D14]/[$Sheet1.E14]" office:value-type="float" office:value="0.727064344513021">
            <text:p>0.7270643445</text:p>
          </table:table-cell>
          <table:table-cell table:style-name="ce20" table:formula="of:=[$Sheet1.K14]/[$Sheet1.J14]*[$Sheet1.D14]/[$Sheet1.E14]" office:value-type="float" office:value="0.702911991097097">
            <text:p>0.7029119911</text:p>
          </table:table-cell>
          <table:table-cell table:style-name="ce20" table:formula="of:=[$Sheet1.M14]/[$Sheet1.L14]*[$Sheet1.D14]/[$Sheet1.E14]" office:value-type="float" office:value="0.722856366881353">
            <text:p>0.7228563669</text:p>
          </table:table-cell>
          <table:table-cell table:style-name="ce21" table:formula="of:=[$Sheet1.O14]/[$Sheet1.N14]*[$Sheet1.D14]/[$Sheet1.E14]" office:value-type="float" office:value="0.637479630635524">
            <text:p>0.6374796306</text:p>
          </table:table-cell>
          <table:table-cell table:style-name="ce21" table:formula="of:=[$Sheet1.Q14]/[$Sheet1.P14]*[$Sheet1.D14]/[$Sheet1.E14]" office:value-type="float" office:value="0.80633584232172">
            <text:p>0.8063358423</text:p>
          </table:table-cell>
          <table:table-cell table:style-name="ce21" table:formula="of:=[$Sheet1.S14]/[$Sheet1.R14]*[$Sheet1.D14]/[$Sheet1.E14]" office:value-type="float" office:value="0.821513928765422">
            <text:p>0.8215139288</text:p>
          </table:table-cell>
          <table:table-cell table:style-name="ce21" table:formula="of:=[$Sheet1.U14]/[$Sheet1.T14]*[$Sheet1.D14]/[$Sheet1.E14]" office:value-type="float" office:value="0.786343408479164">
            <text:p>0.7863434085</text:p>
          </table:table-cell>
          <table:table-cell table:style-name="ce21" table:formula="of:=[$Sheet1.W14]/[$Sheet1.V14]*[$Sheet1.D14]/[$Sheet1.E14]" office:value-type="float" office:value="0.770612469314583">
            <text:p>0.7706124693</text:p>
          </table:table-cell>
          <table:table-cell table:style-name="ce20" table:formula="of:=[$Sheet1.Y14]/[$Sheet1.X14]*[$Sheet1.D14]/[$Sheet1.E14]" office:value-type="float" office:value="0.79954341773421">
            <text:p>0.7995434177</text:p>
          </table:table-cell>
          <table:table-cell table:style-name="ce20" table:formula="of:=[$Sheet1.AA14]/[$Sheet1.Z14]*[$Sheet1.D14]/[$Sheet1.E14]" office:value-type="float" office:value="0.763038882392572">
            <text:p>0.7630388824</text:p>
          </table:table-cell>
          <table:table-cell table:style-name="ce21" table:formula="of:=[$Sheet1.AC14]/[$Sheet1.AB14]*[$Sheet1.D14]/[$Sheet1.E14]" office:value-type="float" office:value="0.776604377260503">
            <text:p>0.7766043773</text:p>
          </table:table-cell>
          <table:table-cell table:style-name="ce21" table:formula="of:=[$Sheet1.AE14]/[$Sheet1.AD14]*[$Sheet1.D14]/[$Sheet1.E14]" office:value-type="float" office:value="0.817947387577149">
            <text:p>0.8179473876</text:p>
          </table:table-cell>
          <table:table-cell table:style-name="ce21" table:formula="of:=[$Sheet1.AG14]/[$Sheet1.AF14]*[$Sheet1.D14]/[$Sheet1.E14]" office:value-type="float" office:value="0.772505866045085">
            <text:p>0.772505866</text:p>
          </table:table-cell>
          <table:table-cell table:style-name="ce20" table:formula="of:=[$Sheet1.AI14]/[$Sheet1.AH14]*[$Sheet1.D14]/[$Sheet1.E14]" office:value-type="float" office:value="0.806587007194133">
            <text:p>0.8065870072</text:p>
          </table:table-cell>
          <table:table-cell table:style-name="ce21" table:formula="of:=[$Sheet1.AK14]/[$Sheet1.AJ14]*[$Sheet1.D14]/[$Sheet1.E14]" office:value-type="float" office:value="0.686808411577559">
            <text:p>0.6868084116</text:p>
          </table:table-cell>
          <table:table-cell table:style-name="ce20" table:formula="of:=[$Sheet1.AM14]/[$Sheet1.AL14]*[$Sheet1.D14]/[$Sheet1.E14]" office:value-type="float" office:value="0.692538600083127">
            <text:p>0.6925386001</text:p>
          </table:table-cell>
          <table:table-cell table:number-columns-repeated="994"/>
        </table:table-row>
        <table:table-row table:style-name="ro2">
          <table:table-cell table:style-name="ce19" table:formula="of:=[$Sheet1.G46]/[$Sheet1.F46]*[$Sheet1.D46]/[$Sheet1.E46]" office:value-type="float" office:value="0">
            <text:p>#DIV/0!</text:p>
          </table:table-cell>
          <table:table-cell table:style-name="ce19" table:formula="of:=[$Sheet1.C46]" office:value-type="float" office:value="0">
            <text:p>0</text:p>
          </table:table-cell>
          <table:table-cell table:style-name="ce6" table:formula="of:=[$Sheet1.I46]/[$Sheet1.H46]*[$Sheet1.D46]/[$Sheet1.E46]" office:value-type="float" office:value="0">
            <text:p>#DIV/0!</text:p>
          </table:table-cell>
          <table:table-cell table:style-name="ce19" table:formula="of:=[$Sheet1.K46]/[$Sheet1.J46]*[$Sheet1.D46]/[$Sheet1.E46]" office:value-type="float" office:value="0">
            <text:p>#DIV/0!</text:p>
          </table:table-cell>
          <table:table-cell table:style-name="ce20" table:formula="of:=[$Sheet1.M46]/[$Sheet1.L46]*[$Sheet1.D46]/[$Sheet1.E46]" office:value-type="float" office:value="0">
            <text:p>#DIV/0!</text:p>
          </table:table-cell>
          <table:table-cell table:style-name="ce20" table:formula="of:=[$Sheet1.O46]/[$Sheet1.N46]*[$Sheet1.D46]/[$Sheet1.E46]" office:value-type="float" office:value="0">
            <text:p>#DIV/0!</text:p>
          </table:table-cell>
          <table:table-cell table:style-name="ce21" table:formula="of:=[$Sheet1.Q46]/[$Sheet1.P46]*[$Sheet1.D46]/[$Sheet1.E46]" office:value-type="float" office:value="0">
            <text:p>#DIV/0!</text:p>
          </table:table-cell>
          <table:table-cell table:style-name="ce21" table:formula="of:=[$Sheet1.S46]/[$Sheet1.R46]*[$Sheet1.D46]/[$Sheet1.E46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3]+10" office:value-type="float" office:value="320">
            <text:p>320</text:p>
          </table:table-cell>
          <table:table-cell table:style-name="ce6" table:formula="of:=[$Sheet1.G15]/[$Sheet1.F15]*([$Sheet1.D15])/([$Sheet1.E15])" office:value-type="float" office:value="0.881006864988558">
            <text:p>0.881006865</text:p>
          </table:table-cell>
          <table:table-cell table:style-name="ce21" table:formula="of:=[$Sheet1.I15]/[$Sheet1.H15]*[$Sheet1.D15]/[$Sheet1.E15]" office:value-type="float" office:value="0.731013757547352">
            <text:p>0.7310137575</text:p>
          </table:table-cell>
          <table:table-cell table:style-name="ce20" table:formula="of:=[$Sheet1.K15]/[$Sheet1.J15]*[$Sheet1.D15]/[$Sheet1.E15]" office:value-type="float" office:value="0.722441031508537">
            <text:p>0.7224410315</text:p>
          </table:table-cell>
          <table:table-cell table:style-name="ce20" table:formula="of:=[$Sheet1.M15]/[$Sheet1.L15]*[$Sheet1.D15]/[$Sheet1.E15]" office:value-type="float" office:value="0.737345095568158">
            <text:p>0.7373450956</text:p>
          </table:table-cell>
          <table:table-cell table:style-name="ce21" table:formula="of:=[$Sheet1.O15]/[$Sheet1.N15]*[$Sheet1.D15]/[$Sheet1.E15]" office:value-type="float" office:value="0.649885583524027">
            <text:p>0.6498855835</text:p>
          </table:table-cell>
          <table:table-cell table:style-name="ce21" table:formula="of:=[$Sheet1.Q15]/[$Sheet1.P15]*[$Sheet1.D15]/[$Sheet1.E15]" office:value-type="float" office:value="0.810068649885583">
            <text:p>0.8100686499</text:p>
          </table:table-cell>
          <table:table-cell table:style-name="ce21" table:formula="of:=[$Sheet1.S15]/[$Sheet1.R15]*[$Sheet1.D15]/[$Sheet1.E15]" office:value-type="float" office:value="0.824091577399706">
            <text:p>0.8240915774</text:p>
          </table:table-cell>
          <table:table-cell table:style-name="ce21" table:formula="of:=[$Sheet1.U15]/[$Sheet1.T15]*[$Sheet1.D15]/[$Sheet1.E15]" office:value-type="float" office:value="0.792867672944904">
            <text:p>0.7928676729</text:p>
          </table:table-cell>
          <table:table-cell table:style-name="ce21" table:formula="of:=[$Sheet1.W15]/[$Sheet1.V15]*[$Sheet1.D15]/[$Sheet1.E15]" office:value-type="float" office:value="0.778837087480356">
            <text:p>0.7788370875</text:p>
          </table:table-cell>
          <table:table-cell table:style-name="ce20" table:formula="of:=[$Sheet1.Y15]/[$Sheet1.X15]*[$Sheet1.D15]/[$Sheet1.E15]" office:value-type="float" office:value="0.80616470458493">
            <text:p>0.8061647046</text:p>
          </table:table-cell>
          <table:table-cell table:style-name="ce20" table:formula="of:=[$Sheet1.AA15]/[$Sheet1.Z15]*[$Sheet1.D15]/[$Sheet1.E15]" office:value-type="float" office:value="0.767877574370709">
            <text:p>0.7678775744</text:p>
          </table:table-cell>
          <table:table-cell table:style-name="ce21" table:formula="of:=[$Sheet1.AC15]/[$Sheet1.AB15]*[$Sheet1.D15]/[$Sheet1.E15]" office:value-type="float" office:value="0.783391690331118">
            <text:p>0.7833916903</text:p>
          </table:table-cell>
          <table:table-cell table:style-name="ce21" table:formula="of:=[$Sheet1.AE15]/[$Sheet1.AD15]*[$Sheet1.D15]/[$Sheet1.E15]" office:value-type="float" office:value="0.828657181706629">
            <text:p>0.8286571817</text:p>
          </table:table-cell>
          <table:table-cell table:style-name="ce21" table:formula="of:=[$Sheet1.AG15]/[$Sheet1.AF15]*[$Sheet1.D15]/[$Sheet1.E15]" office:value-type="float" office:value="0.780320366132723">
            <text:p>0.7803203661</text:p>
          </table:table-cell>
          <table:table-cell table:style-name="ce20" table:formula="of:=[$Sheet1.AI15]/[$Sheet1.AH15]*[$Sheet1.D15]/[$Sheet1.E15]" office:value-type="float" office:value="0.805829160172012">
            <text:p>0.8058291602</text:p>
          </table:table-cell>
          <table:table-cell table:style-name="ce21" table:formula="of:=[$Sheet1.AK15]/[$Sheet1.AJ15]*[$Sheet1.D15]/[$Sheet1.E15]" office:value-type="float" office:value="0.696254656805846">
            <text:p>0.6962546568</text:p>
          </table:table-cell>
          <table:table-cell table:style-name="ce20" table:formula="of:=[$Sheet1.AM15]/[$Sheet1.AL15]*[$Sheet1.D15]/[$Sheet1.E15]" office:value-type="float" office:value="0.69804476784705">
            <text:p>0.6980447678</text:p>
          </table:table-cell>
          <table:table-cell table:number-columns-repeated="994"/>
        </table:table-row>
        <table:table-row table:style-name="ro2">
          <table:table-cell table:style-name="ce19" table:formula="of:=[$Sheet1.G47]/[$Sheet1.F47]*[$Sheet1.D47]/[$Sheet1.E47]" office:value-type="float" office:value="0">
            <text:p>#DIV/0!</text:p>
          </table:table-cell>
          <table:table-cell table:style-name="ce19" table:formula="of:=[$Sheet1.C47]" office:value-type="float" office:value="0">
            <text:p>0</text:p>
          </table:table-cell>
          <table:table-cell table:style-name="ce6" table:formula="of:=[$Sheet1.I47]/[$Sheet1.H47]*[$Sheet1.D47]/[$Sheet1.E47]" office:value-type="float" office:value="0">
            <text:p>#DIV/0!</text:p>
          </table:table-cell>
          <table:table-cell table:style-name="ce19" table:formula="of:=[$Sheet1.K47]/[$Sheet1.J47]*[$Sheet1.D47]/[$Sheet1.E47]" office:value-type="float" office:value="0">
            <text:p>#DIV/0!</text:p>
          </table:table-cell>
          <table:table-cell table:style-name="ce20" table:formula="of:=[$Sheet1.M47]/[$Sheet1.L47]*[$Sheet1.D47]/[$Sheet1.E47]" office:value-type="float" office:value="0">
            <text:p>#DIV/0!</text:p>
          </table:table-cell>
          <table:table-cell table:style-name="ce20" table:formula="of:=[$Sheet1.O47]/[$Sheet1.N47]*[$Sheet1.D47]/[$Sheet1.E47]" office:value-type="float" office:value="0">
            <text:p>#DIV/0!</text:p>
          </table:table-cell>
          <table:table-cell table:style-name="ce21" table:formula="of:=[$Sheet1.Q47]/[$Sheet1.P47]*[$Sheet1.D47]/[$Sheet1.E47]" office:value-type="float" office:value="0">
            <text:p>#DIV/0!</text:p>
          </table:table-cell>
          <table:table-cell table:style-name="ce21" table:formula="of:=[$Sheet1.S47]/[$Sheet1.R47]*[$Sheet1.D47]/[$Sheet1.E47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4]+10" office:value-type="float" office:value="330">
            <text:p>330</text:p>
          </table:table-cell>
          <table:table-cell table:style-name="ce6" table:formula="of:=[$Sheet1.G16]/[$Sheet1.F16]*([$Sheet1.D16])/([$Sheet1.E16])" office:value-type="float" office:value="0.860447994987469">
            <text:p>0.860447995</text:p>
          </table:table-cell>
          <table:table-cell table:style-name="ce21" table:formula="of:=[$Sheet1.I16]/[$Sheet1.H16]*[$Sheet1.D16]/[$Sheet1.E16]" office:value-type="float" office:value="0.737285892245406">
            <text:p>0.7372858922</text:p>
          </table:table-cell>
          <table:table-cell table:style-name="ce20" table:formula="of:=[$Sheet1.K16]/[$Sheet1.J16]*[$Sheet1.D16]/[$Sheet1.E16]" office:value-type="float" office:value="0.752631578947368">
            <text:p>0.7526315789</text:p>
          </table:table-cell>
          <table:table-cell table:style-name="ce20" table:formula="of:=[$Sheet1.M16]/[$Sheet1.L16]*[$Sheet1.D16]/[$Sheet1.E16]" office:value-type="float" office:value="0.76241948153967">
            <text:p>0.7624194815</text:p>
          </table:table-cell>
          <table:table-cell table:style-name="ce21" table:formula="of:=[$Sheet1.O16]/[$Sheet1.N16]*[$Sheet1.D16]/[$Sheet1.E16]" office:value-type="float" office:value="0.693011345729594">
            <text:p>0.6930113457</text:p>
          </table:table-cell>
          <table:table-cell table:style-name="ce21" table:formula="of:=[$Sheet1.Q16]/[$Sheet1.P16]*[$Sheet1.D16]/[$Sheet1.E16]" office:value-type="float" office:value="0.825954438334643">
            <text:p>0.8259544383</text:p>
          </table:table-cell>
          <table:table-cell table:style-name="ce21" table:formula="of:=[$Sheet1.S16]/[$Sheet1.R16]*[$Sheet1.D16]/[$Sheet1.E16]" office:value-type="float" office:value="0.836693295739348">
            <text:p>0.8366932957</text:p>
          </table:table-cell>
          <table:table-cell table:style-name="ce21" table:formula="of:=[$Sheet1.U16]/[$Sheet1.T16]*[$Sheet1.D16]/[$Sheet1.E16]" office:value-type="float" office:value="0.808128308938025">
            <text:p>0.8081283089</text:p>
          </table:table-cell>
          <table:table-cell table:style-name="ce21" table:formula="of:=[$Sheet1.W16]/[$Sheet1.V16]*[$Sheet1.D16]/[$Sheet1.E16]" office:value-type="float" office:value="0.8">
            <text:p>0.8</text:p>
          </table:table-cell>
          <table:table-cell table:style-name="ce20" table:formula="of:=[$Sheet1.Y16]/[$Sheet1.X16]*[$Sheet1.D16]/[$Sheet1.E16]" office:value-type="float" office:value="0.821052631578947">
            <text:p>0.8210526316</text:p>
          </table:table-cell>
          <table:table-cell table:style-name="ce20" table:formula="of:=[$Sheet1.AA16]/[$Sheet1.Z16]*[$Sheet1.D16]/[$Sheet1.E16]" office:value-type="float" office:value="0.792105263157895">
            <text:p>0.7921052632</text:p>
          </table:table-cell>
          <table:table-cell table:style-name="ce21" table:formula="of:=[$Sheet1.AC16]/[$Sheet1.AB16]*[$Sheet1.D16]/[$Sheet1.E16]" office:value-type="float" office:value="0.789761756462161">
            <text:p>0.7897617565</text:p>
          </table:table-cell>
          <table:table-cell table:style-name="ce21" table:formula="of:=[$Sheet1.AE16]/[$Sheet1.AD16]*[$Sheet1.D16]/[$Sheet1.E16]" office:value-type="float" office:value="0.834366241046403">
            <text:p>0.834366241</text:p>
          </table:table-cell>
          <table:table-cell table:style-name="ce21" table:formula="of:=[$Sheet1.AG16]/[$Sheet1.AF16]*[$Sheet1.D16]/[$Sheet1.E16]" office:value-type="float" office:value="0.791539670070699">
            <text:p>0.7915396701</text:p>
          </table:table-cell>
          <table:table-cell table:style-name="ce20" table:formula="of:=[$Sheet1.AI16]/[$Sheet1.AH16]*[$Sheet1.D16]/[$Sheet1.E16]" office:value-type="float" office:value="0.815578007518797">
            <text:p>0.8155780075</text:p>
          </table:table-cell>
          <table:table-cell table:style-name="ce21" table:formula="of:=[$Sheet1.AK16]/[$Sheet1.AJ16]*[$Sheet1.D16]/[$Sheet1.E16]" office:value-type="float" office:value="0.719563504569808">
            <text:p>0.7195635046</text:p>
          </table:table-cell>
          <table:table-cell table:style-name="ce20" table:formula="of:=[$Sheet1.AM16]/[$Sheet1.AL16]*[$Sheet1.D16]/[$Sheet1.E16]" office:value-type="float" office:value="0.715789473684211">
            <text:p>0.7157894737</text:p>
          </table:table-cell>
          <table:table-cell table:number-columns-repeated="994"/>
        </table:table-row>
        <table:table-row table:style-name="ro2">
          <table:table-cell table:style-name="ce19" table:formula="of:=[$Sheet1.G48]/[$Sheet1.F48]*[$Sheet1.D48]/[$Sheet1.E48]" office:value-type="float" office:value="0">
            <text:p>#DIV/0!</text:p>
          </table:table-cell>
          <table:table-cell table:style-name="ce19" table:formula="of:=[$Sheet1.C48]" office:value-type="float" office:value="0">
            <text:p>0</text:p>
          </table:table-cell>
          <table:table-cell table:style-name="ce6" table:formula="of:=[$Sheet1.I48]/[$Sheet1.H48]*[$Sheet1.D48]/[$Sheet1.E48]" office:value-type="float" office:value="0">
            <text:p>#DIV/0!</text:p>
          </table:table-cell>
          <table:table-cell table:style-name="ce19" table:formula="of:=[$Sheet1.K48]/[$Sheet1.J48]*[$Sheet1.D48]/[$Sheet1.E48]" office:value-type="float" office:value="0">
            <text:p>#DIV/0!</text:p>
          </table:table-cell>
          <table:table-cell table:style-name="ce20" table:formula="of:=[$Sheet1.M48]/[$Sheet1.L48]*[$Sheet1.D48]/[$Sheet1.E48]" office:value-type="float" office:value="0">
            <text:p>#DIV/0!</text:p>
          </table:table-cell>
          <table:table-cell table:style-name="ce20" table:formula="of:=[$Sheet1.O48]/[$Sheet1.N48]*[$Sheet1.D48]/[$Sheet1.E48]" office:value-type="float" office:value="0">
            <text:p>#DIV/0!</text:p>
          </table:table-cell>
          <table:table-cell table:style-name="ce21" table:formula="of:=[$Sheet1.Q48]/[$Sheet1.P48]*[$Sheet1.D48]/[$Sheet1.E48]" office:value-type="float" office:value="0">
            <text:p>#DIV/0!</text:p>
          </table:table-cell>
          <table:table-cell table:style-name="ce21" table:formula="of:=[$Sheet1.S48]/[$Sheet1.R48]*[$Sheet1.D48]/[$Sheet1.E48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5]+10" office:value-type="float" office:value="340">
            <text:p>340</text:p>
          </table:table-cell>
          <table:table-cell table:style-name="ce6" table:formula="of:=[$Sheet1.G17]/[$Sheet1.F17]*([$Sheet1.D17])/([$Sheet1.E17])" office:value-type="float" office:value="0.834951242112695">
            <text:p>0.8349512421</text:p>
          </table:table-cell>
          <table:table-cell table:style-name="ce21" table:formula="of:=[$Sheet1.I17]/[$Sheet1.H17]*[$Sheet1.D17]/[$Sheet1.E17]" office:value-type="float" office:value="0.739994285588694">
            <text:p>0.7399942856</text:p>
          </table:table-cell>
          <table:table-cell table:style-name="ce20" table:formula="of:=[$Sheet1.K17]/[$Sheet1.J17]*[$Sheet1.D17]/[$Sheet1.E17]" office:value-type="float" office:value="0.777545575811472">
            <text:p>0.7775455758</text:p>
          </table:table-cell>
          <table:table-cell table:style-name="ce20" table:formula="of:=[$Sheet1.M17]/[$Sheet1.L17]*[$Sheet1.D17]/[$Sheet1.E17]" office:value-type="float" office:value="0.774644286349489">
            <text:p>0.7746442863</text:p>
          </table:table-cell>
          <table:table-cell table:style-name="ce21" table:formula="of:=[$Sheet1.O17]/[$Sheet1.N17]*[$Sheet1.D17]/[$Sheet1.E17]" office:value-type="float" office:value="0.728122837949428">
            <text:p>0.7281228379</text:p>
          </table:table-cell>
          <table:table-cell table:style-name="ce21" table:formula="of:=[$Sheet1.Q17]/[$Sheet1.P17]*[$Sheet1.D17]/[$Sheet1.E17]" office:value-type="float" office:value="0.835571365051134">
            <text:p>0.8355713651</text:p>
          </table:table-cell>
          <table:table-cell table:style-name="ce21" table:formula="of:=[$Sheet1.S17]/[$Sheet1.R17]*[$Sheet1.D17]/[$Sheet1.E17]" office:value-type="float" office:value="0.84393063583815">
            <text:p>0.8439306358</text:p>
          </table:table-cell>
          <table:table-cell table:style-name="ce21" table:formula="of:=[$Sheet1.U17]/[$Sheet1.T17]*[$Sheet1.D17]/[$Sheet1.E17]" office:value-type="float" office:value="0.823699421965318">
            <text:p>0.823699422</text:p>
          </table:table-cell>
          <table:table-cell table:style-name="ce21" table:formula="of:=[$Sheet1.W17]/[$Sheet1.V17]*[$Sheet1.D17]/[$Sheet1.E17]" office:value-type="float" office:value="0.8121387283237">
            <text:p>0.8121387283</text:p>
          </table:table-cell>
          <table:table-cell table:style-name="ce20" table:formula="of:=[$Sheet1.Y17]/[$Sheet1.X17]*[$Sheet1.D17]/[$Sheet1.E17]" office:value-type="float" office:value="0.823171937844788">
            <text:p>0.8231719378</text:p>
          </table:table-cell>
          <table:table-cell table:style-name="ce20" table:formula="of:=[$Sheet1.AA17]/[$Sheet1.Z17]*[$Sheet1.D17]/[$Sheet1.E17]" office:value-type="float" office:value="0.800226378601728">
            <text:p>0.8002263786</text:p>
          </table:table-cell>
          <table:table-cell table:style-name="ce21" table:formula="of:=[$Sheet1.AC17]/[$Sheet1.AB17]*[$Sheet1.D17]/[$Sheet1.E17]" office:value-type="float" office:value="0.803468208092486">
            <text:p>0.8034682081</text:p>
          </table:table-cell>
          <table:table-cell table:style-name="ce21" table:formula="of:=[$Sheet1.AE17]/[$Sheet1.AD17]*[$Sheet1.D17]/[$Sheet1.E17]" office:value-type="float" office:value="0.84393063583815">
            <text:p>0.8439306358</text:p>
          </table:table-cell>
          <table:table-cell table:style-name="ce21" table:formula="of:=[$Sheet1.AG17]/[$Sheet1.AF17]*[$Sheet1.D17]/[$Sheet1.E17]" office:value-type="float" office:value="0.800755891507337">
            <text:p>0.8007558915</text:p>
          </table:table-cell>
          <table:table-cell table:style-name="ce20" table:formula="of:=[$Sheet1.AI17]/[$Sheet1.AH17]*[$Sheet1.D17]/[$Sheet1.E17]" office:value-type="float" office:value="0.814797246613423">
            <text:p>0.8147972466</text:p>
          </table:table-cell>
          <table:table-cell table:style-name="ce21" table:formula="of:=[$Sheet1.AK17]/[$Sheet1.AJ17]*[$Sheet1.D17]/[$Sheet1.E17]" office:value-type="float" office:value="0.722543352601156">
            <text:p>0.7225433526</text:p>
          </table:table-cell>
          <table:table-cell table:style-name="ce20" table:formula="of:=[$Sheet1.AM17]/[$Sheet1.AL17]*[$Sheet1.D17]/[$Sheet1.E17]" office:value-type="float" office:value="0.728223654957759">
            <text:p>0.728223655</text:p>
          </table:table-cell>
          <table:table-cell table:number-columns-repeated="994"/>
        </table:table-row>
        <table:table-row table:style-name="ro2">
          <table:table-cell table:style-name="ce19" table:formula="of:=[$Sheet1.G49]/[$Sheet1.F49]*[$Sheet1.D49]/[$Sheet1.E49]" office:value-type="float" office:value="0">
            <text:p>#DIV/0!</text:p>
          </table:table-cell>
          <table:table-cell table:style-name="ce19" table:formula="of:=[$Sheet1.C49]" office:value-type="float" office:value="0">
            <text:p>0</text:p>
          </table:table-cell>
          <table:table-cell table:style-name="ce6" table:formula="of:=[$Sheet1.I49]/[$Sheet1.H49]*[$Sheet1.D49]/[$Sheet1.E49]" office:value-type="float" office:value="0">
            <text:p>#DIV/0!</text:p>
          </table:table-cell>
          <table:table-cell table:style-name="ce19" table:formula="of:=[$Sheet1.K49]/[$Sheet1.J49]*[$Sheet1.D49]/[$Sheet1.E49]" office:value-type="float" office:value="0">
            <text:p>#DIV/0!</text:p>
          </table:table-cell>
          <table:table-cell table:style-name="ce20" table:formula="of:=[$Sheet1.M49]/[$Sheet1.L49]*[$Sheet1.D49]/[$Sheet1.E49]" office:value-type="float" office:value="0">
            <text:p>#DIV/0!</text:p>
          </table:table-cell>
          <table:table-cell table:style-name="ce20" table:formula="of:=[$Sheet1.O49]/[$Sheet1.N49]*[$Sheet1.D49]/[$Sheet1.E49]" office:value-type="float" office:value="0">
            <text:p>#DIV/0!</text:p>
          </table:table-cell>
          <table:table-cell table:style-name="ce21" table:formula="of:=[$Sheet1.Q49]/[$Sheet1.P49]*[$Sheet1.D49]/[$Sheet1.E49]" office:value-type="float" office:value="0">
            <text:p>#DIV/0!</text:p>
          </table:table-cell>
          <table:table-cell table:style-name="ce21" table:formula="of:=[$Sheet1.S49]/[$Sheet1.R49]*[$Sheet1.D49]/[$Sheet1.E49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6]+10" office:value-type="float" office:value="350">
            <text:p>350</text:p>
          </table:table-cell>
          <table:table-cell table:style-name="ce6" table:formula="of:=[$Sheet1.G18]/[$Sheet1.F18]*([$Sheet1.D18])/([$Sheet1.E18])" office:value-type="float" office:value="0.827242524916943">
            <text:p>0.8272425249</text:p>
          </table:table-cell>
          <table:table-cell table:style-name="ce21" table:formula="of:=[$Sheet1.I18]/[$Sheet1.H18]*[$Sheet1.D18]/[$Sheet1.E18]" office:value-type="float" office:value="0.740483628369779">
            <text:p>0.7404836284</text:p>
          </table:table-cell>
          <table:table-cell table:style-name="ce20" table:formula="of:=[$Sheet1.K18]/[$Sheet1.J18]*[$Sheet1.D18]/[$Sheet1.E18]" office:value-type="float" office:value="0.790069585626684">
            <text:p>0.7900695856</text:p>
          </table:table-cell>
          <table:table-cell table:style-name="ce20" table:formula="of:=[$Sheet1.M18]/[$Sheet1.L18]*[$Sheet1.D18]/[$Sheet1.E18]" office:value-type="float" office:value="0.795328702305446">
            <text:p>0.7953287023</text:p>
          </table:table-cell>
          <table:table-cell table:style-name="ce21" table:formula="of:=[$Sheet1.O18]/[$Sheet1.N18]*[$Sheet1.D18]/[$Sheet1.E18]" office:value-type="float" office:value="0.754152823920266">
            <text:p>0.7541528239</text:p>
          </table:table-cell>
          <table:table-cell table:style-name="ce21" table:formula="of:=[$Sheet1.Q18]/[$Sheet1.P18]*[$Sheet1.D18]/[$Sheet1.E18]" office:value-type="float" office:value="0.852377596563643">
            <text:p>0.8523775966</text:p>
          </table:table-cell>
          <table:table-cell table:style-name="ce21" table:formula="of:=[$Sheet1.S18]/[$Sheet1.R18]*[$Sheet1.D18]/[$Sheet1.E18]" office:value-type="float" office:value="0.850498338870432">
            <text:p>0.8504983389</text:p>
          </table:table-cell>
          <table:table-cell table:style-name="ce21" table:formula="of:=[$Sheet1.U18]/[$Sheet1.T18]*[$Sheet1.D18]/[$Sheet1.E18]" office:value-type="float" office:value="0.826432620948414">
            <text:p>0.8264326209</text:p>
          </table:table-cell>
          <table:table-cell table:style-name="ce21" table:formula="of:=[$Sheet1.W18]/[$Sheet1.V18]*[$Sheet1.D18]/[$Sheet1.E18]" office:value-type="float" office:value="0.820598006644518">
            <text:p>0.8205980066</text:p>
          </table:table-cell>
          <table:table-cell table:style-name="ce20" table:formula="of:=[$Sheet1.Y18]/[$Sheet1.X18]*[$Sheet1.D18]/[$Sheet1.E18]" office:value-type="float" office:value="0.833044081916001">
            <text:p>0.8330440819</text:p>
          </table:table-cell>
          <table:table-cell table:style-name="ce20" table:formula="of:=[$Sheet1.AA18]/[$Sheet1.Z18]*[$Sheet1.D18]/[$Sheet1.E18]" office:value-type="float" office:value="0.813209699013239">
            <text:p>0.813209699</text:p>
          </table:table-cell>
          <table:table-cell table:style-name="ce21" table:formula="of:=[$Sheet1.AC18]/[$Sheet1.AB18]*[$Sheet1.D18]/[$Sheet1.E18]" office:value-type="float" office:value="0.799315811979869">
            <text:p>0.799315812</text:p>
          </table:table-cell>
          <table:table-cell table:style-name="ce21" table:formula="of:=[$Sheet1.AE18]/[$Sheet1.AD18]*[$Sheet1.D18]/[$Sheet1.E18]" office:value-type="float" office:value="0.850498338870432">
            <text:p>0.8504983389</text:p>
          </table:table-cell>
          <table:table-cell table:style-name="ce21" table:formula="of:=[$Sheet1.AG18]/[$Sheet1.AF18]*[$Sheet1.D18]/[$Sheet1.E18]" office:value-type="float" office:value="0.803986710963455">
            <text:p>0.803986711</text:p>
          </table:table-cell>
          <table:table-cell table:style-name="ce20" table:formula="of:=[$Sheet1.AI18]/[$Sheet1.AH18]*[$Sheet1.D18]/[$Sheet1.E18]" office:value-type="float" office:value="0.819821159980827">
            <text:p>0.81982116</text:p>
          </table:table-cell>
          <table:table-cell table:style-name="ce21" table:formula="of:=[$Sheet1.AK18]/[$Sheet1.AJ18]*[$Sheet1.D18]/[$Sheet1.E18]" office:value-type="float" office:value="0.730897009966777">
            <text:p>0.73089701</text:p>
          </table:table-cell>
          <table:table-cell table:style-name="ce20" table:formula="of:=[$Sheet1.AM18]/[$Sheet1.AL18]*[$Sheet1.D18]/[$Sheet1.E18]" office:value-type="float" office:value="0.734569859263093">
            <text:p>0.7345698593</text:p>
          </table:table-cell>
          <table:table-cell table:number-columns-repeated="994"/>
        </table:table-row>
        <table:table-row table:style-name="ro2">
          <table:table-cell table:style-name="ce19" table:formula="of:=[$Sheet1.G50]/[$Sheet1.F50]*[$Sheet1.D50]/[$Sheet1.E50]" office:value-type="float" office:value="0">
            <text:p>#DIV/0!</text:p>
          </table:table-cell>
          <table:table-cell table:style-name="ce19" table:formula="of:=[$Sheet1.C50]" office:value-type="float" office:value="0">
            <text:p>0</text:p>
          </table:table-cell>
          <table:table-cell table:style-name="ce6" table:formula="of:=[$Sheet1.I50]/[$Sheet1.H50]*[$Sheet1.D50]/[$Sheet1.E50]" office:value-type="float" office:value="0">
            <text:p>#DIV/0!</text:p>
          </table:table-cell>
          <table:table-cell table:style-name="ce19" table:formula="of:=[$Sheet1.K50]/[$Sheet1.J50]*[$Sheet1.D50]/[$Sheet1.E50]" office:value-type="float" office:value="0">
            <text:p>#DIV/0!</text:p>
          </table:table-cell>
          <table:table-cell table:style-name="ce20" table:formula="of:=[$Sheet1.M50]/[$Sheet1.L50]*[$Sheet1.D50]/[$Sheet1.E50]" office:value-type="float" office:value="0">
            <text:p>#DIV/0!</text:p>
          </table:table-cell>
          <table:table-cell table:style-name="ce20" table:formula="of:=[$Sheet1.O50]/[$Sheet1.N50]*[$Sheet1.D50]/[$Sheet1.E50]" office:value-type="float" office:value="0">
            <text:p>#DIV/0!</text:p>
          </table:table-cell>
          <table:table-cell table:style-name="ce21" table:formula="of:=[$Sheet1.Q50]/[$Sheet1.P50]*[$Sheet1.D50]/[$Sheet1.E50]" office:value-type="float" office:value="0">
            <text:p>#DIV/0!</text:p>
          </table:table-cell>
          <table:table-cell table:style-name="ce21" table:formula="of:=[$Sheet1.S50]/[$Sheet1.R50]*[$Sheet1.D50]/[$Sheet1.E50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7]+10" office:value-type="float" office:value="360">
            <text:p>360</text:p>
          </table:table-cell>
          <table:table-cell table:style-name="ce6" table:formula="of:=[$Sheet1.G19]/[$Sheet1.F19]*([$Sheet1.D19])/([$Sheet1.E19])" office:value-type="float" office:value="0.826446280991735">
            <text:p>0.826446281</text:p>
          </table:table-cell>
          <table:table-cell table:style-name="ce21" table:formula="of:=[$Sheet1.I19]/[$Sheet1.H19]*[$Sheet1.D19]/[$Sheet1.E19]" office:value-type="float" office:value="0.730195525095747">
            <text:p>0.7301955251</text:p>
          </table:table-cell>
          <table:table-cell table:style-name="ce20" table:formula="of:=[$Sheet1.K19]/[$Sheet1.J19]*[$Sheet1.D19]/[$Sheet1.E19]" office:value-type="float" office:value="0.792597694112846">
            <text:p>0.7925976941</text:p>
          </table:table-cell>
          <table:table-cell table:style-name="ce20" table:formula="of:=[$Sheet1.M19]/[$Sheet1.L19]*[$Sheet1.D19]/[$Sheet1.E19]" office:value-type="float" office:value="0.789256198347107">
            <text:p>0.7892561983</text:p>
          </table:table-cell>
          <table:table-cell table:style-name="ce21" table:formula="of:=[$Sheet1.O19]/[$Sheet1.N19]*[$Sheet1.D19]/[$Sheet1.E19]" office:value-type="float" office:value="0.772727272727273">
            <text:p>0.7727272727</text:p>
          </table:table-cell>
          <table:table-cell table:style-name="ce21" table:formula="of:=[$Sheet1.Q19]/[$Sheet1.P19]*[$Sheet1.D19]/[$Sheet1.E19]" office:value-type="float" office:value="0.84297520661157">
            <text:p>0.8429752066</text:p>
          </table:table-cell>
          <table:table-cell table:style-name="ce21" table:formula="of:=[$Sheet1.S19]/[$Sheet1.R19]*[$Sheet1.D19]/[$Sheet1.E19]" office:value-type="float" office:value="0.847107438016529">
            <text:p>0.847107438</text:p>
          </table:table-cell>
          <table:table-cell table:style-name="ce21" table:formula="of:=[$Sheet1.U19]/[$Sheet1.T19]*[$Sheet1.D19]/[$Sheet1.E19]" office:value-type="float" office:value="0.819441644829671">
            <text:p>0.8194416448</text:p>
          </table:table-cell>
          <table:table-cell table:style-name="ce21" table:formula="of:=[$Sheet1.W19]/[$Sheet1.V19]*[$Sheet1.D19]/[$Sheet1.E19]" office:value-type="float" office:value="0.822314049586777">
            <text:p>0.8223140496</text:p>
          </table:table-cell>
          <table:table-cell table:style-name="ce20" table:formula="of:=[$Sheet1.Y19]/[$Sheet1.X19]*[$Sheet1.D19]/[$Sheet1.E19]" office:value-type="float" office:value="0.838842975206611">
            <text:p>0.8388429752</text:p>
          </table:table-cell>
          <table:table-cell table:style-name="ce20" table:formula="of:=[$Sheet1.AA19]/[$Sheet1.Z19]*[$Sheet1.D19]/[$Sheet1.E19]" office:value-type="float" office:value="0.818181818181818">
            <text:p>0.8181818182</text:p>
          </table:table-cell>
          <table:table-cell table:style-name="ce21" table:formula="of:=[$Sheet1.AC19]/[$Sheet1.AB19]*[$Sheet1.D19]/[$Sheet1.E19]" office:value-type="float" office:value="0.799979719109669">
            <text:p>0.7999797191</text:p>
          </table:table-cell>
          <table:table-cell table:style-name="ce21" table:formula="of:=[$Sheet1.AE19]/[$Sheet1.AD19]*[$Sheet1.D19]/[$Sheet1.E19]" office:value-type="float" office:value="0.858305274971942">
            <text:p>0.858305275</text:p>
          </table:table-cell>
          <table:table-cell table:style-name="ce21" table:formula="of:=[$Sheet1.AG19]/[$Sheet1.AF19]*[$Sheet1.D19]/[$Sheet1.E19]" office:value-type="float" office:value="0.800811141720232">
            <text:p>0.8008111417</text:p>
          </table:table-cell>
          <table:table-cell table:style-name="ce20" table:formula="of:=[$Sheet1.AI19]/[$Sheet1.AH19]*[$Sheet1.D19]/[$Sheet1.E19]" office:value-type="float" office:value="0.817238036935007">
            <text:p>0.8172380369</text:p>
          </table:table-cell>
          <table:table-cell table:style-name="ce21" table:formula="of:=[$Sheet1.AK19]/[$Sheet1.AJ19]*[$Sheet1.D19]/[$Sheet1.E19]" office:value-type="float" office:value="0.735537190082644">
            <text:p>0.7355371901</text:p>
          </table:table-cell>
          <table:table-cell table:style-name="ce20" table:formula="of:=[$Sheet1.AM19]/[$Sheet1.AL19]*[$Sheet1.D19]/[$Sheet1.E19]" office:value-type="float" office:value="0.72689011325375">
            <text:p>0.7268901133</text:p>
          </table:table-cell>
          <table:table-cell table:number-columns-repeated="994"/>
        </table:table-row>
        <table:table-row table:style-name="ro2">
          <table:table-cell table:style-name="ce19" table:formula="of:=[$Sheet1.G51]/[$Sheet1.F51]*[$Sheet1.D51]/[$Sheet1.E51]" office:value-type="float" office:value="0">
            <text:p>#DIV/0!</text:p>
          </table:table-cell>
          <table:table-cell table:style-name="ce19" table:formula="of:=[$Sheet1.C51]" office:value-type="float" office:value="0">
            <text:p>0</text:p>
          </table:table-cell>
          <table:table-cell table:style-name="ce6" table:formula="of:=[$Sheet1.I51]/[$Sheet1.H51]*[$Sheet1.D51]/[$Sheet1.E51]" office:value-type="float" office:value="0">
            <text:p>#DIV/0!</text:p>
          </table:table-cell>
          <table:table-cell table:style-name="ce19" table:formula="of:=[$Sheet1.K51]/[$Sheet1.J51]*[$Sheet1.D51]/[$Sheet1.E51]" office:value-type="float" office:value="0">
            <text:p>#DIV/0!</text:p>
          </table:table-cell>
          <table:table-cell table:style-name="ce20" table:formula="of:=[$Sheet1.M51]/[$Sheet1.L51]*[$Sheet1.D51]/[$Sheet1.E51]" office:value-type="float" office:value="0">
            <text:p>#DIV/0!</text:p>
          </table:table-cell>
          <table:table-cell table:style-name="ce20" table:formula="of:=[$Sheet1.O51]/[$Sheet1.N51]*[$Sheet1.D51]/[$Sheet1.E51]" office:value-type="float" office:value="0">
            <text:p>#DIV/0!</text:p>
          </table:table-cell>
          <table:table-cell table:style-name="ce21" table:formula="of:=[$Sheet1.Q51]/[$Sheet1.P51]*[$Sheet1.D51]/[$Sheet1.E51]" office:value-type="float" office:value="0">
            <text:p>#DIV/0!</text:p>
          </table:table-cell>
          <table:table-cell table:style-name="ce21" table:formula="of:=[$Sheet1.S51]/[$Sheet1.R51]*[$Sheet1.D51]/[$Sheet1.E51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8]+10" office:value-type="float" office:value="370">
            <text:p>370</text:p>
          </table:table-cell>
          <table:table-cell table:style-name="ce6" table:formula="of:=[$Sheet1.G20]/[$Sheet1.F20]*([$Sheet1.D20])/([$Sheet1.E20])" office:value-type="float" office:value="0.828572392162153">
            <text:p>0.8285723922</text:p>
          </table:table-cell>
          <table:table-cell table:style-name="ce21" table:formula="of:=[$Sheet1.I20]/[$Sheet1.H20]*[$Sheet1.D20]/[$Sheet1.E20]" office:value-type="float" office:value="0.73872719301204">
            <text:p>0.738727193</text:p>
          </table:table-cell>
          <table:table-cell table:style-name="ce20" table:formula="of:=[$Sheet1.K20]/[$Sheet1.J20]*[$Sheet1.D20]/[$Sheet1.E20]" office:value-type="float" office:value="0.808606792351017">
            <text:p>0.8086067924</text:p>
          </table:table-cell>
          <table:table-cell table:style-name="ce20" table:formula="of:=[$Sheet1.M20]/[$Sheet1.L20]*[$Sheet1.D20]/[$Sheet1.E20]" office:value-type="float" office:value="0.804846148550974">
            <text:p>0.8048461486</text:p>
          </table:table-cell>
          <table:table-cell table:style-name="ce21" table:formula="of:=[$Sheet1.O20]/[$Sheet1.N20]*[$Sheet1.D20]/[$Sheet1.E20]" office:value-type="float" office:value="0.788944723618091">
            <text:p>0.7889447236</text:p>
          </table:table-cell>
          <table:table-cell table:style-name="ce21" table:formula="of:=[$Sheet1.Q20]/[$Sheet1.P20]*[$Sheet1.D20]/[$Sheet1.E20]" office:value-type="float" office:value="0.844221105527638">
            <text:p>0.8442211055</text:p>
          </table:table-cell>
          <table:table-cell table:style-name="ce21" table:formula="of:=[$Sheet1.S20]/[$Sheet1.R20]*[$Sheet1.D20]/[$Sheet1.E20]" office:value-type="float" office:value="0.849246231155779">
            <text:p>0.8492462312</text:p>
          </table:table-cell>
          <table:table-cell table:style-name="ce21" table:formula="of:=[$Sheet1.U20]/[$Sheet1.T20]*[$Sheet1.D20]/[$Sheet1.E20]" office:value-type="float" office:value="0.823048576214405">
            <text:p>0.8230485762</text:p>
          </table:table-cell>
          <table:table-cell table:style-name="ce21" table:formula="of:=[$Sheet1.W20]/[$Sheet1.V20]*[$Sheet1.D20]/[$Sheet1.E20]" office:value-type="float" office:value="0.818589592256585">
            <text:p>0.8185895923</text:p>
          </table:table-cell>
          <table:table-cell table:style-name="ce20" table:formula="of:=[$Sheet1.Y20]/[$Sheet1.X20]*[$Sheet1.D20]/[$Sheet1.E20]" office:value-type="float" office:value="0.823048576214405">
            <text:p>0.8230485762</text:p>
          </table:table-cell>
          <table:table-cell table:style-name="ce20" table:formula="of:=[$Sheet1.AA20]/[$Sheet1.Z20]*[$Sheet1.D20]/[$Sheet1.E20]" office:value-type="float" office:value="0.813598192303801">
            <text:p>0.8135981923</text:p>
          </table:table-cell>
          <table:table-cell table:style-name="ce21" table:formula="of:=[$Sheet1.AC20]/[$Sheet1.AB20]*[$Sheet1.D20]/[$Sheet1.E20]" office:value-type="float" office:value="0.809045226130653">
            <text:p>0.8090452261</text:p>
          </table:table-cell>
          <table:table-cell table:style-name="ce21" table:formula="of:=[$Sheet1.AE20]/[$Sheet1.AD20]*[$Sheet1.D20]/[$Sheet1.E20]" office:value-type="float" office:value="0.842881072026801">
            <text:p>0.842881072</text:p>
          </table:table-cell>
          <table:table-cell table:style-name="ce21" table:formula="of:=[$Sheet1.AG20]/[$Sheet1.AF20]*[$Sheet1.D20]/[$Sheet1.E20]" office:value-type="float" office:value="0.803615392398233">
            <text:p>0.8036153924</text:p>
          </table:table-cell>
          <table:table-cell table:style-name="ce20" table:formula="of:=[$Sheet1.AI20]/[$Sheet1.AH20]*[$Sheet1.D20]/[$Sheet1.E20]" office:value-type="float" office:value="0.818589592256585">
            <text:p>0.8185895923</text:p>
          </table:table-cell>
          <table:table-cell table:style-name="ce21" table:formula="of:=[$Sheet1.AK20]/[$Sheet1.AJ20]*[$Sheet1.D20]/[$Sheet1.E20]" office:value-type="float" office:value="0.733735793059256">
            <text:p>0.7337357931</text:p>
          </table:table-cell>
          <table:table-cell table:style-name="ce20" table:formula="of:=[$Sheet1.AM20]/[$Sheet1.AL20]*[$Sheet1.D20]/[$Sheet1.E20]" office:value-type="float" office:value="0.719092149489168">
            <text:p>0.7190921495</text:p>
          </table:table-cell>
          <table:table-cell table:number-columns-repeated="994"/>
        </table:table-row>
        <table:table-row table:style-name="ro2">
          <table:table-cell table:style-name="ce19" table:formula="of:=[$Sheet1.G52]/[$Sheet1.F52]*[$Sheet1.D52]/[$Sheet1.E52]" office:value-type="float" office:value="0">
            <text:p>#DIV/0!</text:p>
          </table:table-cell>
          <table:table-cell table:style-name="ce19" table:formula="of:=[$Sheet1.C52]" office:value-type="float" office:value="0">
            <text:p>0</text:p>
          </table:table-cell>
          <table:table-cell table:style-name="ce6" table:formula="of:=[$Sheet1.I52]/[$Sheet1.H52]*[$Sheet1.D52]/[$Sheet1.E52]" office:value-type="float" office:value="0">
            <text:p>#DIV/0!</text:p>
          </table:table-cell>
          <table:table-cell table:style-name="ce19" table:formula="of:=[$Sheet1.K52]/[$Sheet1.J52]*[$Sheet1.D52]/[$Sheet1.E52]" office:value-type="float" office:value="0">
            <text:p>#DIV/0!</text:p>
          </table:table-cell>
          <table:table-cell table:style-name="ce20" table:formula="of:=[$Sheet1.M52]/[$Sheet1.L52]*[$Sheet1.D52]/[$Sheet1.E52]" office:value-type="float" office:value="0">
            <text:p>#DIV/0!</text:p>
          </table:table-cell>
          <table:table-cell table:style-name="ce20" table:formula="of:=[$Sheet1.O52]/[$Sheet1.N52]*[$Sheet1.D52]/[$Sheet1.E52]" office:value-type="float" office:value="0">
            <text:p>#DIV/0!</text:p>
          </table:table-cell>
          <table:table-cell table:style-name="ce21" table:formula="of:=[$Sheet1.Q52]/[$Sheet1.P52]*[$Sheet1.D52]/[$Sheet1.E52]" office:value-type="float" office:value="0">
            <text:p>#DIV/0!</text:p>
          </table:table-cell>
          <table:table-cell table:style-name="ce21" table:formula="of:=[$Sheet1.S52]/[$Sheet1.R52]*[$Sheet1.D52]/[$Sheet1.E52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19]+10" office:value-type="float" office:value="380">
            <text:p>380</text:p>
          </table:table-cell>
          <table:table-cell table:style-name="ce6" table:formula="of:=[$Sheet1.G21]/[$Sheet1.F21]*([$Sheet1.D21])/([$Sheet1.E21])" office:value-type="float" office:value="0.848167539267016">
            <text:p>0.8481675393</text:p>
          </table:table-cell>
          <table:table-cell table:style-name="ce21" table:formula="of:=[$Sheet1.I21]/[$Sheet1.H21]*[$Sheet1.D21]/[$Sheet1.E21]" office:value-type="float" office:value="0.74869109947644">
            <text:p>0.7486910995</text:p>
          </table:table-cell>
          <table:table-cell table:style-name="ce20" table:formula="of:=[$Sheet1.K21]/[$Sheet1.J21]*[$Sheet1.D21]/[$Sheet1.E21]" office:value-type="float" office:value="0.81151832460733">
            <text:p>0.8115183246</text:p>
          </table:table-cell>
          <table:table-cell table:style-name="ce20" table:formula="of:=[$Sheet1.M21]/[$Sheet1.L21]*[$Sheet1.D21]/[$Sheet1.E21]" office:value-type="float" office:value="0.800583206309232">
            <text:p>0.8005832063</text:p>
          </table:table-cell>
          <table:table-cell table:style-name="ce21" table:formula="of:=[$Sheet1.O21]/[$Sheet1.N21]*[$Sheet1.D21]/[$Sheet1.E21]" office:value-type="float" office:value="0.811186957386175">
            <text:p>0.8111869574</text:p>
          </table:table-cell>
          <table:table-cell table:style-name="ce21" table:formula="of:=[$Sheet1.Q21]/[$Sheet1.P21]*[$Sheet1.D21]/[$Sheet1.E21]" office:value-type="float" office:value="0.853601961693949">
            <text:p>0.8536019617</text:p>
          </table:table-cell>
          <table:table-cell table:style-name="ce21" table:formula="of:=[$Sheet1.S21]/[$Sheet1.R21]*[$Sheet1.D21]/[$Sheet1.E21]" office:value-type="float" office:value="0.842931937172775">
            <text:p>0.8429319372</text:p>
          </table:table-cell>
          <table:table-cell table:style-name="ce21" table:formula="of:=[$Sheet1.U21]/[$Sheet1.T21]*[$Sheet1.D21]/[$Sheet1.E21]" office:value-type="float" office:value="0.832460732984293">
            <text:p>0.832460733</text:p>
          </table:table-cell>
          <table:table-cell table:style-name="ce21" table:formula="of:=[$Sheet1.W21]/[$Sheet1.V21]*[$Sheet1.D21]/[$Sheet1.E21]" office:value-type="float" office:value="0.832427804669235">
            <text:p>0.8324278047</text:p>
          </table:table-cell>
          <table:table-cell table:style-name="ce20" table:formula="of:=[$Sheet1.Y21]/[$Sheet1.X21]*[$Sheet1.D21]/[$Sheet1.E21]" office:value-type="float" office:value="0.832493252251959">
            <text:p>0.8324932523</text:p>
          </table:table-cell>
          <table:table-cell table:style-name="ce20" table:formula="of:=[$Sheet1.AA21]/[$Sheet1.Z21]*[$Sheet1.D21]/[$Sheet1.E21]" office:value-type="float" office:value="0.821989528795812">
            <text:p>0.8219895288</text:p>
          </table:table-cell>
          <table:table-cell table:style-name="ce21" table:formula="of:=[$Sheet1.AC21]/[$Sheet1.AB21]*[$Sheet1.D21]/[$Sheet1.E21]" office:value-type="float" office:value="0.827159274259936">
            <text:p>0.8271592743</text:p>
          </table:table-cell>
          <table:table-cell table:style-name="ce21" table:formula="of:=[$Sheet1.AE21]/[$Sheet1.AD21]*[$Sheet1.D21]/[$Sheet1.E21]" office:value-type="float" office:value="0.863874345549738">
            <text:p>0.8638743455</text:p>
          </table:table-cell>
          <table:table-cell table:style-name="ce21" table:formula="of:=[$Sheet1.AG21]/[$Sheet1.AF21]*[$Sheet1.D21]/[$Sheet1.E21]" office:value-type="float" office:value="0.821689398739454">
            <text:p>0.8216893987</text:p>
          </table:table-cell>
          <table:table-cell table:style-name="ce20" table:formula="of:=[$Sheet1.AI21]/[$Sheet1.AH21]*[$Sheet1.D21]/[$Sheet1.E21]" office:value-type="float" office:value="0.821989528795812">
            <text:p>0.8219895288</text:p>
          </table:table-cell>
          <table:table-cell table:style-name="ce21" table:formula="of:=[$Sheet1.AK21]/[$Sheet1.AJ21]*[$Sheet1.D21]/[$Sheet1.E21]" office:value-type="float" office:value="0.748131318120452">
            <text:p>0.7481313181</text:p>
          </table:table-cell>
          <table:table-cell table:style-name="ce20" table:formula="of:=[$Sheet1.AM21]/[$Sheet1.AL21]*[$Sheet1.D21]/[$Sheet1.E21]" office:value-type="float" office:value="0.743455497382199">
            <text:p>0.7434554974</text:p>
          </table:table-cell>
          <table:table-cell table:number-columns-repeated="994"/>
        </table:table-row>
        <table:table-row table:style-name="ro2">
          <table:table-cell table:style-name="ce19" table:formula="of:=[$Sheet1.G53]/[$Sheet1.F53]*[$Sheet1.D53]/[$Sheet1.E53]" office:value-type="float" office:value="0">
            <text:p>#DIV/0!</text:p>
          </table:table-cell>
          <table:table-cell table:style-name="ce19" table:formula="of:=[$Sheet1.C53]" office:value-type="float" office:value="0">
            <text:p>0</text:p>
          </table:table-cell>
          <table:table-cell table:style-name="ce6" table:formula="of:=[$Sheet1.I53]/[$Sheet1.H53]*[$Sheet1.D53]/[$Sheet1.E53]" office:value-type="float" office:value="0">
            <text:p>#DIV/0!</text:p>
          </table:table-cell>
          <table:table-cell table:style-name="ce19" table:formula="of:=[$Sheet1.K53]/[$Sheet1.J53]*[$Sheet1.D53]/[$Sheet1.E53]" office:value-type="float" office:value="0">
            <text:p>#DIV/0!</text:p>
          </table:table-cell>
          <table:table-cell table:style-name="ce20" table:formula="of:=[$Sheet1.M53]/[$Sheet1.L53]*[$Sheet1.D53]/[$Sheet1.E53]" office:value-type="float" office:value="0">
            <text:p>#DIV/0!</text:p>
          </table:table-cell>
          <table:table-cell table:style-name="ce20" table:formula="of:=[$Sheet1.O53]/[$Sheet1.N53]*[$Sheet1.D53]/[$Sheet1.E53]" office:value-type="float" office:value="0">
            <text:p>#DIV/0!</text:p>
          </table:table-cell>
          <table:table-cell table:style-name="ce21" table:formula="of:=[$Sheet1.Q53]/[$Sheet1.P53]*[$Sheet1.D53]/[$Sheet1.E53]" office:value-type="float" office:value="0">
            <text:p>#DIV/0!</text:p>
          </table:table-cell>
          <table:table-cell table:style-name="ce21" table:formula="of:=[$Sheet1.S53]/[$Sheet1.R53]*[$Sheet1.D53]/[$Sheet1.E53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0]+10" office:value-type="float" office:value="390">
            <text:p>390</text:p>
          </table:table-cell>
          <table:table-cell table:style-name="ce6" table:formula="of:=[$Sheet1.G22]/[$Sheet1.F22]*([$Sheet1.D22])/([$Sheet1.E22])" office:value-type="float" office:value="0.884875600174596">
            <text:p>0.8848756002</text:p>
          </table:table-cell>
          <table:table-cell table:style-name="ce21" table:formula="of:=[$Sheet1.I22]/[$Sheet1.H22]*[$Sheet1.D22]/[$Sheet1.E22]" office:value-type="float" office:value="0.74919683015635">
            <text:p>0.7491968302</text:p>
          </table:table-cell>
          <table:table-cell table:style-name="ce20" table:formula="of:=[$Sheet1.K22]/[$Sheet1.J22]*[$Sheet1.D22]/[$Sheet1.E22]" office:value-type="float" office:value="0.810991379310345">
            <text:p>0.8109913793</text:p>
          </table:table-cell>
          <table:table-cell table:style-name="ce20" table:formula="of:=[$Sheet1.M22]/[$Sheet1.L22]*[$Sheet1.D22]/[$Sheet1.E22]" office:value-type="float" office:value="0.793103448275862">
            <text:p>0.7931034483</text:p>
          </table:table-cell>
          <table:table-cell table:style-name="ce21" table:formula="of:=[$Sheet1.O22]/[$Sheet1.N22]*[$Sheet1.D22]/[$Sheet1.E22]" office:value-type="float" office:value="0.821257092972501">
            <text:p>0.821257093</text:p>
          </table:table-cell>
          <table:table-cell table:style-name="ce21" table:formula="of:=[$Sheet1.Q22]/[$Sheet1.P22]*[$Sheet1.D22]/[$Sheet1.E22]" office:value-type="float" office:value="0.839547413793103">
            <text:p>0.8395474138</text:p>
          </table:table-cell>
          <table:table-cell table:style-name="ce21" table:formula="of:=[$Sheet1.S22]/[$Sheet1.R22]*[$Sheet1.D22]/[$Sheet1.E22]" office:value-type="float" office:value="0.839547413793103">
            <text:p>0.8395474138</text:p>
          </table:table-cell>
          <table:table-cell table:style-name="ce21" table:formula="of:=[$Sheet1.U22]/[$Sheet1.T22]*[$Sheet1.D22]/[$Sheet1.E22]" office:value-type="float" office:value="0.839080459770115">
            <text:p>0.8390804598</text:p>
          </table:table-cell>
          <table:table-cell table:style-name="ce21" table:formula="of:=[$Sheet1.W22]/[$Sheet1.V22]*[$Sheet1.D22]/[$Sheet1.E22]" office:value-type="float" office:value="0.828125">
            <text:p>0.828125</text:p>
          </table:table-cell>
          <table:table-cell table:style-name="ce20" table:formula="of:=[$Sheet1.Y22]/[$Sheet1.X22]*[$Sheet1.D22]/[$Sheet1.E22]" office:value-type="float" office:value="0.839547413793103">
            <text:p>0.8395474138</text:p>
          </table:table-cell>
          <table:table-cell table:style-name="ce20" table:formula="of:=[$Sheet1.AA22]/[$Sheet1.Z22]*[$Sheet1.D22]/[$Sheet1.E22]" office:value-type="float" office:value="0.822413793103448">
            <text:p>0.8224137931</text:p>
          </table:table-cell>
          <table:table-cell table:style-name="ce21" table:formula="of:=[$Sheet1.AC22]/[$Sheet1.AB22]*[$Sheet1.D22]/[$Sheet1.E22]" office:value-type="float" office:value="0.817305632897837">
            <text:p>0.8173056329</text:p>
          </table:table-cell>
          <table:table-cell table:style-name="ce21" table:formula="of:=[$Sheet1.AE22]/[$Sheet1.AD22]*[$Sheet1.D22]/[$Sheet1.E22]" office:value-type="float" office:value="0.86239224137931">
            <text:p>0.8623922414</text:p>
          </table:table-cell>
          <table:table-cell table:style-name="ce21" table:formula="of:=[$Sheet1.AG22]/[$Sheet1.AF22]*[$Sheet1.D22]/[$Sheet1.E22]" office:value-type="float" office:value="0.810991379310345">
            <text:p>0.8109913793</text:p>
          </table:table-cell>
          <table:table-cell table:style-name="ce20" table:formula="of:=[$Sheet1.AI22]/[$Sheet1.AH22]*[$Sheet1.D22]/[$Sheet1.E22]" office:value-type="float" office:value="0.822413793103448">
            <text:p>0.8224137931</text:p>
          </table:table-cell>
          <table:table-cell table:style-name="ce21" table:formula="of:=[$Sheet1.AK22]/[$Sheet1.AJ22]*[$Sheet1.D22]/[$Sheet1.E22]" office:value-type="float" office:value="0.758620689655172">
            <text:p>0.7586206897</text:p>
          </table:table-cell>
          <table:table-cell table:style-name="ce20" table:formula="of:=[$Sheet1.AM22]/[$Sheet1.AL22]*[$Sheet1.D22]/[$Sheet1.E22]" office:value-type="float" office:value="0.737845363032769">
            <text:p>0.737845363</text:p>
          </table:table-cell>
          <table:table-cell table:number-columns-repeated="994"/>
        </table:table-row>
        <table:table-row table:style-name="ro2">
          <table:table-cell table:style-name="ce19" table:formula="of:=[$Sheet1.G54]/[$Sheet1.F54]*[$Sheet1.D54]/[$Sheet1.E54]" office:value-type="float" office:value="0">
            <text:p>#DIV/0!</text:p>
          </table:table-cell>
          <table:table-cell table:style-name="ce19" table:formula="of:=[$Sheet1.C54]" office:value-type="float" office:value="0">
            <text:p>0</text:p>
          </table:table-cell>
          <table:table-cell table:style-name="ce6" table:formula="of:=[$Sheet1.I54]/[$Sheet1.H54]*[$Sheet1.D54]/[$Sheet1.E54]" office:value-type="float" office:value="0">
            <text:p>#DIV/0!</text:p>
          </table:table-cell>
          <table:table-cell table:style-name="ce19" table:formula="of:=[$Sheet1.K54]/[$Sheet1.J54]*[$Sheet1.D54]/[$Sheet1.E54]" office:value-type="float" office:value="0">
            <text:p>#DIV/0!</text:p>
          </table:table-cell>
          <table:table-cell table:style-name="ce20" table:formula="of:=[$Sheet1.M54]/[$Sheet1.L54]*[$Sheet1.D54]/[$Sheet1.E54]" office:value-type="float" office:value="0">
            <text:p>#DIV/0!</text:p>
          </table:table-cell>
          <table:table-cell table:style-name="ce20" table:formula="of:=[$Sheet1.O54]/[$Sheet1.N54]*[$Sheet1.D54]/[$Sheet1.E54]" office:value-type="float" office:value="0">
            <text:p>#DIV/0!</text:p>
          </table:table-cell>
          <table:table-cell table:style-name="ce21" table:formula="of:=[$Sheet1.Q54]/[$Sheet1.P54]*[$Sheet1.D54]/[$Sheet1.E54]" office:value-type="float" office:value="0">
            <text:p>#DIV/0!</text:p>
          </table:table-cell>
          <table:table-cell table:style-name="ce21" table:formula="of:=[$Sheet1.S54]/[$Sheet1.R54]*[$Sheet1.D54]/[$Sheet1.E54]" office:value-type="float" office:value="0">
            <text:p>#DIV/0!</text:p>
          </table:table-cell>
          <table:table-cell table:style-name="ce6"/>
          <table:table-cell table:number-columns-repeated="3"/>
          <table:table-cell table:style-name="ce6" table:formula="of:=[.M21]+10" office:value-type="float" office:value="400">
            <text:p>400</text:p>
          </table:table-cell>
          <table:table-cell table:style-name="ce6" table:formula="of:=[$Sheet1.G23]/[$Sheet1.F23]*([$Sheet1.D23])/([$Sheet1.E23])" office:value-type="float" office:value="0.87755620936399">
            <text:p>0.8775562094</text:p>
          </table:table-cell>
          <table:table-cell table:style-name="ce21" table:formula="of:=[$Sheet1.I23]/[$Sheet1.H23]*[$Sheet1.D23]/[$Sheet1.E23]" office:value-type="float" office:value="0.751982205001256">
            <text:p>0.751982205</text:p>
          </table:table-cell>
          <table:table-cell table:style-name="ce20" table:formula="of:=[$Sheet1.K23]/[$Sheet1.J23]*[$Sheet1.D23]/[$Sheet1.E23]" office:value-type="float" office:value="0.812865497076023">
            <text:p>0.8128654971</text:p>
          </table:table-cell>
          <table:table-cell table:style-name="ce20" table:formula="of:=[$Sheet1.M23]/[$Sheet1.L23]*[$Sheet1.D23]/[$Sheet1.E23]" office:value-type="float" office:value="0.78457012095456">
            <text:p>0.784570121</text:p>
          </table:table-cell>
          <table:table-cell table:style-name="ce21" table:formula="of:=[$Sheet1.O23]/[$Sheet1.N23]*[$Sheet1.D23]/[$Sheet1.E23]" office:value-type="float" office:value="0.813628273582507">
            <text:p>0.8136282736</text:p>
          </table:table-cell>
          <table:table-cell table:style-name="ce21" table:formula="of:=[$Sheet1.Q23]/[$Sheet1.P23]*[$Sheet1.D23]/[$Sheet1.E23]" office:value-type="float" office:value="0.878269292864062">
            <text:p>0.8782692929</text:p>
          </table:table-cell>
          <table:table-cell table:style-name="ce21" table:formula="of:=[$Sheet1.S23]/[$Sheet1.R23]*[$Sheet1.D23]/[$Sheet1.E23]" office:value-type="float" office:value="0.83170890188434">
            <text:p>0.8317089019</text:p>
          </table:table-cell>
          <table:table-cell table:style-name="ce21" table:formula="of:=[$Sheet1.U23]/[$Sheet1.T23]*[$Sheet1.D23]/[$Sheet1.E23]" office:value-type="float" office:value="0.819439904108096">
            <text:p>0.8194399041</text:p>
          </table:table-cell>
          <table:table-cell table:style-name="ce21" table:formula="of:=[$Sheet1.W23]/[$Sheet1.V23]*[$Sheet1.D23]/[$Sheet1.E23]" office:value-type="float" office:value="0.809385426757077">
            <text:p>0.8093854268</text:p>
          </table:table-cell>
          <table:table-cell table:style-name="ce20" table:formula="of:=[$Sheet1.Y23]/[$Sheet1.X23]*[$Sheet1.D23]/[$Sheet1.E23]" office:value-type="float" office:value="0.842686426210454">
            <text:p>0.8426864262</text:p>
          </table:table-cell>
          <table:table-cell table:style-name="ce20" table:formula="of:=[$Sheet1.AA23]/[$Sheet1.Z23]*[$Sheet1.D23]/[$Sheet1.E23]" office:value-type="float" office:value="0.824561403508772">
            <text:p>0.8245614035</text:p>
          </table:table-cell>
          <table:table-cell table:style-name="ce21" table:formula="of:=[$Sheet1.AC23]/[$Sheet1.AB23]*[$Sheet1.D23]/[$Sheet1.E23]" office:value-type="float" office:value="0.819439904108096">
            <text:p>0.8194399041</text:p>
          </table:table-cell>
          <table:table-cell table:style-name="ce21" table:formula="of:=[$Sheet1.AE23]/[$Sheet1.AD23]*[$Sheet1.D23]/[$Sheet1.E23]" office:value-type="float" office:value="0.860121317787222">
            <text:p>0.8601213178</text:p>
          </table:table-cell>
          <table:table-cell table:style-name="ce21" table:formula="of:=[$Sheet1.AG23]/[$Sheet1.AF23]*[$Sheet1.D23]/[$Sheet1.E23]" office:value-type="float" office:value="0.807017543859649">
            <text:p>0.8070175439</text:p>
          </table:table-cell>
          <table:table-cell table:style-name="ce20" table:formula="of:=[$Sheet1.AI23]/[$Sheet1.AH23]*[$Sheet1.D23]/[$Sheet1.E23]" office:value-type="float" office:value="0.813628273582507">
            <text:p>0.8136282736</text:p>
          </table:table-cell>
          <table:table-cell table:style-name="ce21" table:formula="of:=[$Sheet1.AK23]/[$Sheet1.AJ23]*[$Sheet1.D23]/[$Sheet1.E23]" office:value-type="float" office:value="0.749700337801024">
            <text:p>0.7497003378</text:p>
          </table:table-cell>
          <table:table-cell table:style-name="ce20" table:formula="of:=[$Sheet1.AM23]/[$Sheet1.AL23]*[$Sheet1.D23]/[$Sheet1.E23]" office:value-type="float" office:value="0.727745289148798">
            <text:p>0.7277452891</text:p>
          </table:table-cell>
          <table:table-cell table:number-columns-repeated="994"/>
        </table:table-row>
        <table:table-row table:style-name="ro2">
          <table:table-cell table:style-name="ce19" table:formula="of:=[$Sheet1.G55]/[$Sheet1.F55]*[$Sheet1.D55]/[$Sheet1.E55]" office:value-type="float" office:value="0">
            <text:p>#DIV/0!</text:p>
          </table:table-cell>
          <table:table-cell table:style-name="ce19" table:formula="of:=[$Sheet1.C55]" office:value-type="float" office:value="0">
            <text:p>0</text:p>
          </table:table-cell>
          <table:table-cell table:style-name="ce6" table:formula="of:=[$Sheet1.I55]/[$Sheet1.H55]*[$Sheet1.D55]/[$Sheet1.E55]" office:value-type="float" office:value="0">
            <text:p>#DIV/0!</text:p>
          </table:table-cell>
          <table:table-cell table:style-name="ce19" table:formula="of:=[$Sheet1.K55]/[$Sheet1.J55]*[$Sheet1.D55]/[$Sheet1.E55]" office:value-type="float" office:value="0">
            <text:p>#DIV/0!</text:p>
          </table:table-cell>
          <table:table-cell table:style-name="ce20" table:formula="of:=[$Sheet1.M55]/[$Sheet1.L55]*[$Sheet1.D55]/[$Sheet1.E55]" office:value-type="float" office:value="0">
            <text:p>#DIV/0!</text:p>
          </table:table-cell>
          <table:table-cell table:style-name="ce20" table:formula="of:=[$Sheet1.O55]/[$Sheet1.N55]*[$Sheet1.D55]/[$Sheet1.E55]" office:value-type="float" office:value="0">
            <text:p>#DIV/0!</text:p>
          </table:table-cell>
          <table:table-cell table:style-name="ce21" table:formula="of:=[$Sheet1.Q55]/[$Sheet1.P55]*[$Sheet1.D55]/[$Sheet1.E55]" office:value-type="float" office:value="0">
            <text:p>#DIV/0!</text:p>
          </table:table-cell>
          <table:table-cell table:style-name="ce21" table:formula="of:=[$Sheet1.S55]/[$Sheet1.R55]*[$Sheet1.D55]/[$Sheet1.E55]" office:value-type="float" office:value="0">
            <text:p>#DIV/0!</text:p>
          </table:table-cell>
          <table:table-cell table:number-columns-repeated="1016"/>
        </table:table-row>
        <table:table-row table:style-name="ro2">
          <table:table-cell table:style-name="ce19" table:formula="of:=[$Sheet1.G56]/[$Sheet1.F56]*[$Sheet1.D56]/[$Sheet1.E56]" office:value-type="float" office:value="0">
            <text:p>#DIV/0!</text:p>
          </table:table-cell>
          <table:table-cell table:style-name="ce19" table:formula="of:=[$Sheet1.C56]" office:value-type="float" office:value="0">
            <text:p>0</text:p>
          </table:table-cell>
          <table:table-cell table:style-name="ce6" table:formula="of:=[$Sheet1.I56]/[$Sheet1.H56]*[$Sheet1.D56]/[$Sheet1.E56]" office:value-type="float" office:value="0">
            <text:p>#DIV/0!</text:p>
          </table:table-cell>
          <table:table-cell table:style-name="ce19" table:formula="of:=[$Sheet1.K56]/[$Sheet1.J56]*[$Sheet1.D56]/[$Sheet1.E56]" office:value-type="float" office:value="0">
            <text:p>#DIV/0!</text:p>
          </table:table-cell>
          <table:table-cell table:style-name="ce20" table:formula="of:=[$Sheet1.M56]/[$Sheet1.L56]*[$Sheet1.D56]/[$Sheet1.E56]" office:value-type="float" office:value="0">
            <text:p>#DIV/0!</text:p>
          </table:table-cell>
          <table:table-cell table:style-name="ce20" table:formula="of:=[$Sheet1.O56]/[$Sheet1.N56]*[$Sheet1.D56]/[$Sheet1.E56]" office:value-type="float" office:value="0">
            <text:p>#DIV/0!</text:p>
          </table:table-cell>
          <table:table-cell table:style-name="ce21" table:formula="of:=[$Sheet1.Q56]/[$Sheet1.P56]*[$Sheet1.D56]/[$Sheet1.E56]" office:value-type="float" office:value="0">
            <text:p>#DIV/0!</text:p>
          </table:table-cell>
          <table:table-cell table:style-name="ce21" table:formula="of:=[$Sheet1.S56]/[$Sheet1.R56]*[$Sheet1.D56]/[$Sheet1.E56]" office:value-type="float" office:value="0">
            <text:p>#DIV/0!</text:p>
          </table:table-cell>
          <table:table-cell table:number-columns-repeated="1016"/>
        </table:table-row>
        <table:table-row table:style-name="ro2">
          <table:table-cell table:style-name="ce19" table:formula="of:=[$Sheet1.G57]/[$Sheet1.F57]*[$Sheet1.D57]/[$Sheet1.E57]" office:value-type="float" office:value="0">
            <text:p>#DIV/0!</text:p>
          </table:table-cell>
          <table:table-cell table:style-name="ce19" table:formula="of:=[$Sheet1.C57]" office:value-type="float" office:value="0">
            <text:p>0</text:p>
          </table:table-cell>
          <table:table-cell table:style-name="ce6" table:formula="of:=[$Sheet1.I57]/[$Sheet1.H57]*[$Sheet1.D57]/[$Sheet1.E57]" office:value-type="float" office:value="0">
            <text:p>#DIV/0!</text:p>
          </table:table-cell>
          <table:table-cell table:style-name="ce19" table:formula="of:=[$Sheet1.K57]/[$Sheet1.J57]*[$Sheet1.D57]/[$Sheet1.E57]" office:value-type="float" office:value="0">
            <text:p>#DIV/0!</text:p>
          </table:table-cell>
          <table:table-cell table:style-name="ce20" table:formula="of:=[$Sheet1.M57]/[$Sheet1.L57]*[$Sheet1.D57]/[$Sheet1.E57]" office:value-type="float" office:value="0">
            <text:p>#DIV/0!</text:p>
          </table:table-cell>
          <table:table-cell table:style-name="ce20" table:formula="of:=[$Sheet1.O57]/[$Sheet1.N57]*[$Sheet1.D57]/[$Sheet1.E57]" office:value-type="float" office:value="0">
            <text:p>#DIV/0!</text:p>
          </table:table-cell>
          <table:table-cell table:style-name="ce21" table:formula="of:=[$Sheet1.Q57]/[$Sheet1.P57]*[$Sheet1.D57]/[$Sheet1.E57]" office:value-type="float" office:value="0">
            <text:p>#DIV/0!</text:p>
          </table:table-cell>
          <table:table-cell table:style-name="ce21" table:formula="of:=[$Sheet1.S57]/[$Sheet1.R57]*[$Sheet1.D57]/[$Sheet1.E57]" office:value-type="float" office:value="0">
            <text:p>#DIV/0!</text:p>
          </table:table-cell>
          <table:table-cell table:number-columns-repeated="1016"/>
        </table:table-row>
        <table:table-row table:style-name="ro2">
          <table:table-cell table:style-name="ce19" table:formula="of:=[$Sheet1.G58]/[$Sheet1.F58]*[$Sheet1.D58]/[$Sheet1.E58]" office:value-type="float" office:value="0">
            <text:p>#DIV/0!</text:p>
          </table:table-cell>
          <table:table-cell table:style-name="ce19" table:formula="of:=[$Sheet1.C58]" office:value-type="float" office:value="0">
            <text:p>0</text:p>
          </table:table-cell>
          <table:table-cell table:style-name="ce6" table:formula="of:=[$Sheet1.I58]/[$Sheet1.H58]*[$Sheet1.D58]/[$Sheet1.E58]" office:value-type="float" office:value="0">
            <text:p>#DIV/0!</text:p>
          </table:table-cell>
          <table:table-cell table:style-name="ce19" table:formula="of:=[$Sheet1.K58]/[$Sheet1.J58]*[$Sheet1.D58]/[$Sheet1.E58]" office:value-type="float" office:value="0">
            <text:p>#DIV/0!</text:p>
          </table:table-cell>
          <table:table-cell table:style-name="ce20" table:formula="of:=[$Sheet1.M58]/[$Sheet1.L58]*[$Sheet1.D58]/[$Sheet1.E58]" office:value-type="float" office:value="0">
            <text:p>#DIV/0!</text:p>
          </table:table-cell>
          <table:table-cell table:style-name="ce20" table:formula="of:=[$Sheet1.O58]/[$Sheet1.N58]*[$Sheet1.D58]/[$Sheet1.E58]" office:value-type="float" office:value="0">
            <text:p>#DIV/0!</text:p>
          </table:table-cell>
          <table:table-cell table:style-name="ce21" table:formula="of:=[$Sheet1.Q58]/[$Sheet1.P58]*[$Sheet1.D58]/[$Sheet1.E58]" office:value-type="float" office:value="0">
            <text:p>#DIV/0!</text:p>
          </table:table-cell>
          <table:table-cell table:style-name="ce21" table:formula="of:=[$Sheet1.S58]/[$Sheet1.R58]*[$Sheet1.D58]/[$Sheet1.E58]" office:value-type="float" office:value="0">
            <text:p>#DIV/0!</text:p>
          </table:table-cell>
          <table:table-cell table:number-columns-repeated="1016"/>
        </table:table-row>
        <table:table-row table:style-name="ro2">
          <table:table-cell table:style-name="ce19" table:formula="of:=[$Sheet1.G59]/[$Sheet1.F59]*[$Sheet1.D59]/[$Sheet1.E59]" office:value-type="float" office:value="0">
            <text:p>#DIV/0!</text:p>
          </table:table-cell>
          <table:table-cell table:style-name="ce19" table:formula="of:=[$Sheet1.C59]" office:value-type="float" office:value="0">
            <text:p>0</text:p>
          </table:table-cell>
          <table:table-cell table:style-name="ce6" table:formula="of:=[$Sheet1.I59]/[$Sheet1.H59]*[$Sheet1.D59]/[$Sheet1.E59]" office:value-type="float" office:value="0">
            <text:p>#DIV/0!</text:p>
          </table:table-cell>
          <table:table-cell table:style-name="ce19" table:formula="of:=[$Sheet1.K59]/[$Sheet1.J59]*[$Sheet1.D59]/[$Sheet1.E59]" office:value-type="float" office:value="0">
            <text:p>#DIV/0!</text:p>
          </table:table-cell>
          <table:table-cell table:style-name="ce20" table:formula="of:=[$Sheet1.M59]/[$Sheet1.L59]*[$Sheet1.D59]/[$Sheet1.E59]" office:value-type="float" office:value="0">
            <text:p>#DIV/0!</text:p>
          </table:table-cell>
          <table:table-cell table:style-name="ce20" table:formula="of:=[$Sheet1.O59]/[$Sheet1.N59]*[$Sheet1.D59]/[$Sheet1.E59]" office:value-type="float" office:value="0">
            <text:p>#DIV/0!</text:p>
          </table:table-cell>
          <table:table-cell table:style-name="ce21" table:formula="of:=[$Sheet1.Q59]/[$Sheet1.P59]*[$Sheet1.D59]/[$Sheet1.E59]" office:value-type="float" office:value="0">
            <text:p>#DIV/0!</text:p>
          </table:table-cell>
          <table:table-cell table:style-name="ce21" table:formula="of:=[$Sheet1.S59]/[$Sheet1.R59]*[$Sheet1.D59]/[$Sheet1.E59]" office:value-type="float" office:value="0">
            <text:p>#DIV/0!</text:p>
          </table:table-cell>
          <table:table-cell table:number-columns-repeated="1016"/>
        </table:table-row>
        <table:table-row table:style-name="ro2">
          <table:table-cell table:style-name="ce19" table:formula="of:=[$Sheet1.G60]/[$Sheet1.F60]*[$Sheet1.D60]/[$Sheet1.E60]" office:value-type="float" office:value="0">
            <text:p>#DIV/0!</text:p>
          </table:table-cell>
          <table:table-cell table:style-name="ce19" table:formula="of:=[$Sheet1.C60]" office:value-type="float" office:value="0">
            <text:p>0</text:p>
          </table:table-cell>
          <table:table-cell table:style-name="ce6" table:formula="of:=[$Sheet1.I60]/[$Sheet1.H60]*[$Sheet1.D60]/[$Sheet1.E60]" office:value-type="float" office:value="0">
            <text:p>#DIV/0!</text:p>
          </table:table-cell>
          <table:table-cell table:style-name="ce19" table:formula="of:=[$Sheet1.K60]/[$Sheet1.J60]*[$Sheet1.D60]/[$Sheet1.E60]" office:value-type="float" office:value="0">
            <text:p>#DIV/0!</text:p>
          </table:table-cell>
          <table:table-cell table:style-name="ce20" table:formula="of:=[$Sheet1.M60]/[$Sheet1.L60]*[$Sheet1.D60]/[$Sheet1.E60]" office:value-type="float" office:value="0">
            <text:p>#DIV/0!</text:p>
          </table:table-cell>
          <table:table-cell table:style-name="ce20" table:formula="of:=[$Sheet1.O60]/[$Sheet1.N60]*[$Sheet1.D60]/[$Sheet1.E60]" office:value-type="float" office:value="0">
            <text:p>#DIV/0!</text:p>
          </table:table-cell>
          <table:table-cell table:style-name="ce21" table:formula="of:=[$Sheet1.Q60]/[$Sheet1.P60]*[$Sheet1.D60]/[$Sheet1.E60]" office:value-type="float" office:value="0">
            <text:p>#DIV/0!</text:p>
          </table:table-cell>
          <table:table-cell table:style-name="ce21" table:formula="of:=[$Sheet1.S60]/[$Sheet1.R60]*[$Sheet1.D60]/[$Sheet1.E60]" office:value-type="float" office:value="0">
            <text:p>#DIV/0!</text:p>
          </table:table-cell>
          <table:table-cell table:number-columns-repeated="1016"/>
        </table:table-row>
        <table:table-row table:style-name="ro2">
          <table:table-cell table:style-name="ce19" table:formula="of:=[$Sheet1.G61]/[$Sheet1.F61]*[$Sheet1.D61]/[$Sheet1.E61]" office:value-type="float" office:value="0">
            <text:p>#DIV/0!</text:p>
          </table:table-cell>
          <table:table-cell table:style-name="ce19" table:formula="of:=[$Sheet1.C61]" office:value-type="float" office:value="0">
            <text:p>0</text:p>
          </table:table-cell>
          <table:table-cell table:style-name="ce6" table:formula="of:=[$Sheet1.I61]/[$Sheet1.H61]*[$Sheet1.D61]/[$Sheet1.E61]" office:value-type="float" office:value="0">
            <text:p>#DIV/0!</text:p>
          </table:table-cell>
          <table:table-cell table:style-name="ce19" table:formula="of:=[$Sheet1.K61]/[$Sheet1.J61]*[$Sheet1.D61]/[$Sheet1.E61]" office:value-type="float" office:value="0">
            <text:p>#DIV/0!</text:p>
          </table:table-cell>
          <table:table-cell table:style-name="ce20" table:formula="of:=[$Sheet1.M61]/[$Sheet1.L61]*[$Sheet1.D61]/[$Sheet1.E61]" office:value-type="float" office:value="0">
            <text:p>#DIV/0!</text:p>
          </table:table-cell>
          <table:table-cell table:style-name="ce20" table:formula="of:=[$Sheet1.O61]/[$Sheet1.N61]*[$Sheet1.D61]/[$Sheet1.E61]" office:value-type="float" office:value="0">
            <text:p>#DIV/0!</text:p>
          </table:table-cell>
          <table:table-cell table:style-name="ce21" table:formula="of:=[$Sheet1.Q61]/[$Sheet1.P61]*[$Sheet1.D61]/[$Sheet1.E61]" office:value-type="float" office:value="0">
            <text:p>#DIV/0!</text:p>
          </table:table-cell>
          <table:table-cell table:style-name="ce21" table:formula="of:=[$Sheet1.S61]/[$Sheet1.R61]*[$Sheet1.D61]/[$Sheet1.E61]" office:value-type="float" office:value="0">
            <text:p>#DIV/0!</text:p>
          </table:table-cell>
          <table:table-cell table:number-columns-repeated="1016"/>
        </table:table-row>
        <table:table-row table:style-name="ro2">
          <table:table-cell table:style-name="ce19" table:formula="of:=[$Sheet1.G62]/[$Sheet1.F62]*[$Sheet1.D62]/[$Sheet1.E62]" office:value-type="float" office:value="0">
            <text:p>#DIV/0!</text:p>
          </table:table-cell>
          <table:table-cell table:style-name="ce19" table:formula="of:=[$Sheet1.C62]" office:value-type="float" office:value="0">
            <text:p>0</text:p>
          </table:table-cell>
          <table:table-cell table:style-name="ce6" table:formula="of:=[$Sheet1.I62]/[$Sheet1.H62]*[$Sheet1.D62]/[$Sheet1.E62]" office:value-type="float" office:value="0">
            <text:p>#DIV/0!</text:p>
          </table:table-cell>
          <table:table-cell table:style-name="ce19" table:formula="of:=[$Sheet1.K62]/[$Sheet1.J62]*[$Sheet1.D62]/[$Sheet1.E62]" office:value-type="float" office:value="0">
            <text:p>#DIV/0!</text:p>
          </table:table-cell>
          <table:table-cell table:style-name="ce20" table:formula="of:=[$Sheet1.M62]/[$Sheet1.L62]*[$Sheet1.D62]/[$Sheet1.E62]" office:value-type="float" office:value="0">
            <text:p>#DIV/0!</text:p>
          </table:table-cell>
          <table:table-cell table:style-name="ce20" table:formula="of:=[$Sheet1.O62]/[$Sheet1.N62]*[$Sheet1.D62]/[$Sheet1.E62]" office:value-type="float" office:value="0">
            <text:p>#DIV/0!</text:p>
          </table:table-cell>
          <table:table-cell table:style-name="ce21" table:formula="of:=[$Sheet1.Q62]/[$Sheet1.P62]*[$Sheet1.D62]/[$Sheet1.E62]" office:value-type="float" office:value="0">
            <text:p>#DIV/0!</text:p>
          </table:table-cell>
          <table:table-cell table:style-name="ce21" table:formula="of:=[$Sheet1.S62]/[$Sheet1.R62]*[$Sheet1.D62]/[$Sheet1.E62]" office:value-type="float" office:value="0">
            <text:p>#DIV/0!</text:p>
          </table:table-cell>
          <table:table-cell table:number-columns-repeated="1016"/>
        </table:table-row>
        <table:table-row table:style-name="ro6" table:number-rows-repeated="31">
          <table:table-cell table:number-columns-repeated="1024"/>
        </table:table-row>
        <table:table-row table:style-name="ro6">
          <table:table-cell table:number-columns-repeated="6"/>
          <table:table-cell office:value-type="float" office:value="0.7651">
            <text:p>0.7651</text:p>
          </table:table-cell>
          <table:table-cell table:number-columns-repeated="1017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ce18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time-style style:name="N120">
      <number:hours/>
      <number:text>:</number:text>
      <number:minutes number:style="long"/>
    </number:time-style>
    <number:time-style style:name="N121P0" style:volatile="true">
      <number:hours/>
      <number:text>:</number:text>
      <number:minutes number:style="long"/>
    </number:time-style>
    <number:text-style style:name="N121">
      <number:text-content/>
      <style:map style:condition="value()&gt;=0" style:apply-style-name="N121P0"/>
    </number:text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 style:data-style-name="N2" text:time-value="0000-00-00T12:42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7:05:44</meta:creation-date>
    <meta:initial-creator>werothegreat</meta:initial-creator>
    <dc:date>2014-02-25T18:31:01</dc:date>
    <meta:editing-cycles>152</meta:editing-cycles>
    <meta:editing-duration>P14DT4H31M37S</meta:editing-duration>
    <meta:generator>LibreOffice/4.0.2.2$MacOSX_x86 LibreOffice_project/4c82dcdd6efcd48b1d8bba66bfe1989deee49c3</meta:generator>
    <meta:document-statistic meta:table-count="3" meta:cell-count="19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0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5.054cm" svg:height="18.309cm" xlink:href=".." xlink:type="simple" chart:class="chart:scatter" chart:style-name="ch1">
        <chart:legend chart:legend-position="end" svg:x="21.609cm" svg:y="4.905cm" style:legend-expansion="high" chart:style-name="ch2"/>
        <chart:plot-area chart:style-name="ch3" table:cell-range-address="Sheet2.M2:Sheet2.AD22 Sheet2.N1:Sheet2.AD1" chart:data-source-has-labels="row" svg:x="0.211cm" svg:y="0.046cm" svg:width="21.281cm" svg:height="17.435cm">
          <chartooo:coordinate-region svg:x="0.948cm" svg:y="0.243cm" svg:width="20.243cm" svg:height="16.5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N2:Sheet2.N22" chart:label-cell-address="Sheet2.N1:Sheet2.N1" chart:class="chart:scatter">
            <chart:domain table:cell-range-address="Sheet2.M2:Sheet2.M22"/>
            <chart:data-point chart:repeated="21"/>
          </chart:series>
          <chart:series chart:style-name="ch8" chart:values-cell-range-address="Sheet2.O2:Sheet2.O22" chart:label-cell-address="Sheet2.O1:Sheet2.O1" chart:class="chart:scatter">
            <chart:data-point chart:repeated="21"/>
          </chart:series>
          <chart:series chart:style-name="ch9" chart:values-cell-range-address="Sheet2.P2:Sheet2.P22" chart:label-cell-address="Sheet2.P1:Sheet2.P1" chart:class="chart:scatter">
            <chart:data-point chart:repeated="21"/>
          </chart:series>
          <chart:series chart:style-name="ch10" chart:values-cell-range-address="Sheet2.Q2:Sheet2.Q22" chart:label-cell-address="Sheet2.Q1:Sheet2.Q1" chart:class="chart:scatter">
            <chart:data-point chart:repeated="21"/>
          </chart:series>
          <chart:series chart:style-name="ch11" chart:values-cell-range-address="Sheet2.R2:Sheet2.R22" chart:label-cell-address="Sheet2.R1:Sheet2.R1" chart:class="chart:scatter">
            <chart:data-point chart:repeated="21"/>
          </chart:series>
          <chart:series chart:style-name="ch12" chart:values-cell-range-address="Sheet2.S2:Sheet2.S22" chart:label-cell-address="Sheet2.S1:Sheet2.S1" chart:class="chart:scatter">
            <chart:data-point chart:repeated="21"/>
          </chart:series>
          <chart:series chart:style-name="ch13" chart:values-cell-range-address="Sheet2.T2:Sheet2.T22" chart:label-cell-address="Sheet2.T1:Sheet2.T1" chart:class="chart:scatter">
            <chart:data-point chart:repeated="21"/>
          </chart:series>
          <chart:series chart:style-name="ch14" chart:values-cell-range-address="Sheet2.U2:Sheet2.U22" chart:label-cell-address="Sheet2.U1:Sheet2.U1" chart:class="chart:scatter">
            <chart:data-point chart:repeated="21"/>
          </chart:series>
          <chart:series chart:style-name="ch15" chart:values-cell-range-address="Sheet2.V2:Sheet2.V22" chart:label-cell-address="Sheet2.V1:Sheet2.V1" chart:class="chart:scatter">
            <chart:data-point chart:repeated="21"/>
          </chart:series>
          <chart:series chart:style-name="ch16" chart:values-cell-range-address="Sheet2.W2:Sheet2.W22" chart:label-cell-address="Sheet2.W1:Sheet2.W1" chart:class="chart:scatter">
            <chart:data-point chart:repeated="21"/>
          </chart:series>
          <chart:series chart:style-name="ch17" chart:values-cell-range-address="Sheet2.X2:Sheet2.X22" chart:label-cell-address="Sheet2.X1:Sheet2.X1" chart:class="chart:scatter">
            <chart:data-point chart:repeated="21"/>
          </chart:series>
          <chart:series chart:style-name="ch18" chart:values-cell-range-address="Sheet2.Y2:Sheet2.Y22" chart:label-cell-address="Sheet2.Y1:Sheet2.Y1" chart:class="chart:scatter">
            <chart:data-point chart:repeated="21"/>
          </chart:series>
          <chart:series chart:style-name="ch19" chart:values-cell-range-address="Sheet2.Z2:Sheet2.Z22" chart:label-cell-address="Sheet2.Z1:Sheet2.Z1" chart:class="chart:scatter">
            <chart:data-point chart:repeated="21"/>
          </chart:series>
          <chart:series chart:style-name="ch20" chart:values-cell-range-address="Sheet2.AA2:Sheet2.AA22" chart:label-cell-address="Sheet2.AA1:Sheet2.AA1" chart:class="chart:scatter">
            <chart:data-point chart:repeated="21"/>
          </chart:series>
          <chart:series chart:style-name="ch21" chart:values-cell-range-address="Sheet2.AB2:Sheet2.AB22" chart:label-cell-address="Sheet2.AB1:Sheet2.AB1" chart:class="chart:scatter">
            <chart:data-point chart:repeated="21"/>
          </chart:series>
          <chart:series chart:style-name="ch22" chart:values-cell-range-address="Sheet2.AC2:Sheet2.AC22" chart:label-cell-address="Sheet2.AC1:Sheet2.AC1" chart:class="chart:scatter">
            <chart:data-point chart:repeated="21"/>
          </chart:series>
          <chart:series chart:style-name="ch23" chart:values-cell-range-address="Sheet2.AD2:Sheet2.AD22" chart:label-cell-address="Sheet2.AD1:Sheet2.AD1" chart:class="chart:scatter">
            <chart:data-point chart:repeated="2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ntrol</text:p>
                <draw:g>
                  <svg:desc>Sheet2.N1:Sheet2.N1</svg:desc>
                </draw:g>
              </table:table-cell>
              <table:table-cell office:value-type="string">
                <text:p>U4-7R, back</text:p>
                <draw:g>
                  <svg:desc>Sheet2.O1:Sheet2.O1</svg:desc>
                </draw:g>
              </table:table-cell>
              <table:table-cell office:value-type="string">
                <text:p>U4-7R, front</text:p>
                <draw:g>
                  <svg:desc>Sheet2.P1:Sheet2.P1</svg:desc>
                </draw:g>
              </table:table-cell>
              <table:table-cell office:value-type="string">
                <text:p>U4-10L, back</text:p>
                <draw:g>
                  <svg:desc>Sheet2.Q1:Sheet2.Q1</svg:desc>
                </draw:g>
              </table:table-cell>
              <table:table-cell office:value-type="string">
                <text:p>U4-10L, front</text:p>
                <draw:g>
                  <svg:desc>Sheet2.R1:Sheet2.R1</svg:desc>
                </draw:g>
              </table:table-cell>
              <table:table-cell office:value-type="string">
                <text:p>U4-1R back</text:p>
                <draw:g>
                  <svg:desc>Sheet2.S1:Sheet2.S1</svg:desc>
                </draw:g>
              </table:table-cell>
              <table:table-cell office:value-type="string">
                <text:p>U4-1R front</text:p>
                <draw:g>
                  <svg:desc>Sheet2.T1:Sheet2.T1</svg:desc>
                </draw:g>
              </table:table-cell>
              <table:table-cell office:value-type="string">
                <text:p>U4-14R back</text:p>
                <draw:g>
                  <svg:desc>Sheet2.U1:Sheet2.U1</svg:desc>
                </draw:g>
              </table:table-cell>
              <table:table-cell office:value-type="string">
                <text:p>U4-14R front</text:p>
                <draw:g>
                  <svg:desc>Sheet2.V1:Sheet2.V1</svg:desc>
                </draw:g>
              </table:table-cell>
              <table:table-cell office:value-type="string">
                <text:p>U4-16 back</text:p>
                <draw:g>
                  <svg:desc>Sheet2.W1:Sheet2.W1</svg:desc>
                </draw:g>
              </table:table-cell>
              <table:table-cell office:value-type="string">
                <text:p>U4-16 front</text:p>
                <draw:g>
                  <svg:desc>Sheet2.X1:Sheet2.X1</svg:desc>
                </draw:g>
              </table:table-cell>
              <table:table-cell office:value-type="string">
                <text:p>U4-15R back</text:p>
                <draw:g>
                  <svg:desc>Sheet2.Y1:Sheet2.Y1</svg:desc>
                </draw:g>
              </table:table-cell>
              <table:table-cell office:value-type="string">
                <text:p>U4-15R front</text:p>
                <draw:g>
                  <svg:desc>Sheet2.Z1:Sheet2.Z1</svg:desc>
                </draw:g>
              </table:table-cell>
              <table:table-cell office:value-type="string">
                <text:p>U4-12R back</text:p>
                <draw:g>
                  <svg:desc>Sheet2.AA1:Sheet2.AA1</svg:desc>
                </draw:g>
              </table:table-cell>
              <table:table-cell office:value-type="string">
                <text:p>U4-12R front</text:p>
                <draw:g>
                  <svg:desc>Sheet2.AB1:Sheet2.AB1</svg:desc>
                </draw:g>
              </table:table-cell>
              <table:table-cell office:value-type="string">
                <text:p>U4-11L back</text:p>
                <draw:g>
                  <svg:desc>Sheet2.AC1:Sheet2.AC1</svg:desc>
                </draw:g>
              </table:table-cell>
              <table:table-cell office:value-type="string">
                <text:p>U4-11L front</text:p>
                <draw:g>
                  <svg:desc>Sheet2.AD1:Sheet2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2.M2:Sheet2.M22</svg:desc>
                </draw:g>
              </table:table-cell>
              <table:table-cell office:value-type="float" office:value="0.668571428571429">
                <text:p>0.668571428571429</text:p>
                <draw:g>
                  <svg:desc>Sheet2.N2:Sheet2.N22</svg:desc>
                </draw:g>
              </table:table-cell>
              <table:table-cell office:value-type="float" office:value="0.559322033898305">
                <text:p>0.559322033898305</text:p>
                <draw:g>
                  <svg:desc>Sheet2.O2:Sheet2.O22</svg:desc>
                </draw:g>
              </table:table-cell>
              <table:table-cell office:value-type="float" office:value="0.72">
                <text:p>0.72</text:p>
                <draw:g>
                  <svg:desc>Sheet2.P2:Sheet2.P22</svg:desc>
                </draw:g>
              </table:table-cell>
              <table:table-cell office:value-type="float" office:value="0.72">
                <text:p>0.72</text:p>
                <draw:g>
                  <svg:desc>Sheet2.Q2:Sheet2.Q22</svg:desc>
                </draw:g>
              </table:table-cell>
              <table:table-cell office:value-type="float" office:value="0.5625">
                <text:p>0.5625</text:p>
                <draw:g>
                  <svg:desc>Sheet2.R2:Sheet2.R22</svg:desc>
                </draw:g>
              </table:table-cell>
              <table:table-cell office:value-type="float" office:value="0.70391061452514">
                <text:p>0.70391061452514</text:p>
                <draw:g>
                  <svg:desc>Sheet2.S2:Sheet2.S22</svg:desc>
                </draw:g>
              </table:table-cell>
              <table:table-cell office:value-type="float" office:value="0.70391061452514">
                <text:p>0.70391061452514</text:p>
                <draw:g>
                  <svg:desc>Sheet2.T2:Sheet2.T22</svg:desc>
                </draw:g>
              </table:table-cell>
              <table:table-cell office:value-type="float" office:value="0.653631284916201">
                <text:p>0.653631284916201</text:p>
                <draw:g>
                  <svg:desc>Sheet2.U2:Sheet2.U22</svg:desc>
                </draw:g>
              </table:table-cell>
              <table:table-cell office:value-type="float" office:value="0.696132596685083">
                <text:p>0.696132596685083</text:p>
                <draw:g>
                  <svg:desc>Sheet2.V2:Sheet2.V22</svg:desc>
                </draw:g>
              </table:table-cell>
              <table:table-cell office:value-type="float" office:value="0.65">
                <text:p>0.65</text:p>
                <draw:g>
                  <svg:desc>Sheet2.W2:Sheet2.W22</svg:desc>
                </draw:g>
              </table:table-cell>
              <table:table-cell office:value-type="float" office:value="0.7">
                <text:p>0.7</text:p>
                <draw:g>
                  <svg:desc>Sheet2.X2:Sheet2.X22</svg:desc>
                </draw:g>
              </table:table-cell>
              <table:table-cell office:value-type="float" office:value="0.546961325966851">
                <text:p>0.546961325966851</text:p>
                <draw:g>
                  <svg:desc>Sheet2.Y2:Sheet2.Y22</svg:desc>
                </draw:g>
              </table:table-cell>
              <table:table-cell office:value-type="float" office:value="0.646408839779006">
                <text:p>0.646408839779006</text:p>
                <draw:g>
                  <svg:desc>Sheet2.Z2:Sheet2.Z22</svg:desc>
                </draw:g>
              </table:table-cell>
              <table:table-cell office:value-type="float" office:value="0.754189944134078">
                <text:p>0.754189944134078</text:p>
                <draw:g>
                  <svg:desc>Sheet2.AA2:Sheet2.AA22</svg:desc>
                </draw:g>
              </table:table-cell>
              <table:table-cell office:value-type="float" office:value="0.845303867403315">
                <text:p>0.845303867403315</text:p>
                <draw:g>
                  <svg:desc>Sheet2.AB2:Sheet2.AB22</svg:desc>
                </draw:g>
              </table:table-cell>
              <table:table-cell office:value-type="float" office:value="0.497237569060774">
                <text:p>0.497237569060774</text:p>
                <draw:g>
                  <svg:desc>Sheet2.AC2:Sheet2.AC22</svg:desc>
                </draw:g>
              </table:table-cell>
              <table:table-cell office:value-type="float" office:value="0.5625">
                <text:p>0.5625</text:p>
                <draw:g>
                  <svg:desc>Sheet2.AD2:Sheet2.A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0.713275985663082">
                <text:p>0.713275985663082</text:p>
              </table:table-cell>
              <table:table-cell office:value-type="float" office:value="0.533613535173642">
                <text:p>0.533613535173642</text:p>
              </table:table-cell>
              <table:table-cell office:value-type="float" office:value="0.742671428571429">
                <text:p>0.742671428571429</text:p>
              </table:table-cell>
              <table:table-cell office:value-type="float" office:value="0.563697478991597">
                <text:p>0.563697478991597</text:p>
              </table:table-cell>
              <table:table-cell office:value-type="float" office:value="0.62344235924933">
                <text:p>0.62344235924933</text:p>
              </table:table-cell>
              <table:table-cell office:value-type="float" office:value="0.666633540372671">
                <text:p>0.666633540372671</text:p>
              </table:table-cell>
              <table:table-cell office:value-type="float" office:value="0.71552">
                <text:p>0.71552</text:p>
              </table:table-cell>
              <table:table-cell office:value-type="float" office:value="0.606372881355932">
                <text:p>0.606372881355932</text:p>
              </table:table-cell>
              <table:table-cell office:value-type="float" office:value="0.650184397163121">
                <text:p>0.650184397163121</text:p>
              </table:table-cell>
              <table:table-cell office:value-type="float" office:value="0.628626334519573">
                <text:p>0.628626334519573</text:p>
              </table:table-cell>
              <table:table-cell office:value-type="float" office:value="0.665452612931798">
                <text:p>0.665452612931798</text:p>
              </table:table-cell>
              <table:table-cell office:value-type="float" office:value="0.571907637655417">
                <text:p>0.571907637655417</text:p>
              </table:table-cell>
              <table:table-cell office:value-type="float" office:value="0.636017777777778">
                <text:p>0.636017777777778</text:p>
              </table:table-cell>
              <table:table-cell office:value-type="float" office:value="0.721290322580645">
                <text:p>0.721290322580645</text:p>
              </table:table-cell>
              <table:table-cell office:value-type="float" office:value="0.787522012578616">
                <text:p>0.787522012578616</text:p>
              </table:table-cell>
              <table:table-cell office:value-type="float" office:value="0.433940700808625">
                <text:p>0.433940700808625</text:p>
              </table:table-cell>
              <table:table-cell office:value-type="float" office:value="0.531248226950355">
                <text:p>0.5312482269503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0">
                <text:p>220</text:p>
              </table:table-cell>
              <table:table-cell office:value-type="float" office:value="0.611595729467858">
                <text:p>0.611595729467858</text:p>
              </table:table-cell>
              <table:table-cell office:value-type="float" office:value="0.586093472410336">
                <text:p>0.586093472410336</text:p>
              </table:table-cell>
              <table:table-cell office:value-type="float" office:value="0.755213988973035">
                <text:p>0.755213988973035</text:p>
              </table:table-cell>
              <table:table-cell office:value-type="float" office:value="0.611772370937572">
                <text:p>0.611772370937572</text:p>
              </table:table-cell>
              <table:table-cell office:value-type="float" office:value="0.666671343831229">
                <text:p>0.666671343831229</text:p>
              </table:table-cell>
              <table:table-cell office:value-type="float" office:value="0.692398247410473">
                <text:p>0.692398247410473</text:p>
              </table:table-cell>
              <table:table-cell office:value-type="float" office:value="0.711505295164742">
                <text:p>0.711505295164742</text:p>
              </table:table-cell>
              <table:table-cell office:value-type="float" office:value="0.649438978197406">
                <text:p>0.649438978197406</text:p>
              </table:table-cell>
              <table:table-cell office:value-type="float" office:value="0.680428188116939">
                <text:p>0.680428188116939</text:p>
              </table:table-cell>
              <table:table-cell office:value-type="float" office:value="0.660425727828565">
                <text:p>0.660425727828565</text:p>
              </table:table-cell>
              <table:table-cell office:value-type="float" office:value="0.639070417734682">
                <text:p>0.639070417734682</text:p>
              </table:table-cell>
              <table:table-cell office:value-type="float" office:value="0.552999731435009">
                <text:p>0.552999731435009</text:p>
              </table:table-cell>
              <table:table-cell office:value-type="float" office:value="0.65281173594132">
                <text:p>0.65281173594132</text:p>
              </table:table-cell>
              <table:table-cell office:value-type="float" office:value="0.726460396474996">
                <text:p>0.726460396474996</text:p>
              </table:table-cell>
              <table:table-cell office:value-type="float" office:value="0.786892617261052">
                <text:p>0.786892617261052</text:p>
              </table:table-cell>
              <table:table-cell office:value-type="float" office:value="0.455576858806353">
                <text:p>0.455576858806353</text:p>
              </table:table-cell>
              <table:table-cell office:value-type="float" office:value="0.552174611389717">
                <text:p>0.5521746113897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0.593421669657287">
                <text:p>0.593421669657287</text:p>
              </table:table-cell>
              <table:table-cell office:value-type="float" office:value="0.584498074355054">
                <text:p>0.584498074355054</text:p>
              </table:table-cell>
              <table:table-cell office:value-type="float" office:value="0.735079459874509">
                <text:p>0.735079459874509</text:p>
              </table:table-cell>
              <table:table-cell office:value-type="float" office:value="0.590074620784391">
                <text:p>0.590074620784391</text:p>
              </table:table-cell>
              <table:table-cell office:value-type="float" office:value="0.70378691749805">
                <text:p>0.70378691749805</text:p>
              </table:table-cell>
              <table:table-cell office:value-type="float" office:value="0.710508558708787">
                <text:p>0.710508558708787</text:p>
              </table:table-cell>
              <table:table-cell office:value-type="float" office:value="0.722337411686284">
                <text:p>0.722337411686284</text:p>
              </table:table-cell>
              <table:table-cell office:value-type="float" office:value="0.66546190657163">
                <text:p>0.66546190657163</text:p>
              </table:table-cell>
              <table:table-cell office:value-type="float" office:value="0.697341513292434">
                <text:p>0.697341513292434</text:p>
              </table:table-cell>
              <table:table-cell office:value-type="float" office:value="0.679530103926768">
                <text:p>0.679530103926768</text:p>
              </table:table-cell>
              <table:table-cell office:value-type="float" office:value="0.619000189901135">
                <text:p>0.619000189901135</text:p>
              </table:table-cell>
              <table:table-cell office:value-type="float" office:value="0.583558902685891">
                <text:p>0.583558902685891</text:p>
              </table:table-cell>
              <table:table-cell office:value-type="float" office:value="0.668956123910082">
                <text:p>0.668956123910082</text:p>
              </table:table-cell>
              <table:table-cell office:value-type="float" office:value="0.733476612871713">
                <text:p>0.733476612871713</text:p>
              </table:table-cell>
              <table:table-cell office:value-type="float" office:value="0.784058446119983">
                <text:p>0.784058446119983</text:p>
              </table:table-cell>
              <table:table-cell office:value-type="float" office:value="0.48795279590481">
                <text:p>0.48795279590481</text:p>
              </table:table-cell>
              <table:table-cell office:value-type="float" office:value="0.556588600506145">
                <text:p>0.556588600506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0.785341201843041">
                <text:p>0.785341201843041</text:p>
              </table:table-cell>
              <table:table-cell office:value-type="float" office:value="0.6258075066577">
                <text:p>0.6258075066577</text:p>
              </table:table-cell>
              <table:table-cell office:value-type="float" office:value="0.729376682767112">
                <text:p>0.729376682767112</text:p>
              </table:table-cell>
              <table:table-cell office:value-type="float" office:value="0.607792230270616">
                <text:p>0.607792230270616</text:p>
              </table:table-cell>
              <table:table-cell office:value-type="float" office:value="0.732539254016476">
                <text:p>0.732539254016476</text:p>
              </table:table-cell>
              <table:table-cell office:value-type="float" office:value="0.746997265608906">
                <text:p>0.746997265608906</text:p>
              </table:table-cell>
              <table:table-cell office:value-type="float" office:value="0.756953596712297">
                <text:p>0.756953596712297</text:p>
              </table:table-cell>
              <table:table-cell office:value-type="float" office:value="0.698978845897677">
                <text:p>0.698978845897677</text:p>
              </table:table-cell>
              <table:table-cell office:value-type="float" office:value="0.739156721318593">
                <text:p>0.739156721318593</text:p>
              </table:table-cell>
              <table:table-cell office:value-type="float" office:value="0.727166414173055">
                <text:p>0.727166414173055</text:p>
              </table:table-cell>
              <table:table-cell office:value-type="float" office:value="0.63615251006694">
                <text:p>0.63615251006694</text:p>
              </table:table-cell>
              <table:table-cell office:value-type="float" office:value="0.614059295292119">
                <text:p>0.614059295292119</text:p>
              </table:table-cell>
              <table:table-cell office:value-type="float" office:value="0.688978980445791">
                <text:p>0.688978980445791</text:p>
              </table:table-cell>
              <table:table-cell office:value-type="float" office:value="0.762123456223138">
                <text:p>0.762123456223138</text:p>
              </table:table-cell>
              <table:table-cell office:value-type="float" office:value="0.805464588245568">
                <text:p>0.805464588245568</text:p>
              </table:table-cell>
              <table:table-cell office:value-type="float" office:value="0.542429704811876">
                <text:p>0.542429704811876</text:p>
              </table:table-cell>
              <table:table-cell office:value-type="float" office:value="0.614245329703978">
                <text:p>0.614245329703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885012919896641">
                <text:p>0.885012919896641</text:p>
              </table:table-cell>
              <table:table-cell office:value-type="float" office:value="0.65695100996904">
                <text:p>0.65695100996904</text:p>
              </table:table-cell>
              <table:table-cell office:value-type="float" office:value="0.720103622844486">
                <text:p>0.720103622844486</text:p>
              </table:table-cell>
              <table:table-cell office:value-type="float" office:value="0.629196321598312">
                <text:p>0.629196321598312</text:p>
              </table:table-cell>
              <table:table-cell office:value-type="float" office:value="0.739774503503051">
                <text:p>0.739774503503051</text:p>
              </table:table-cell>
              <table:table-cell office:value-type="float" office:value="0.765130575676706">
                <text:p>0.765130575676706</text:p>
              </table:table-cell>
              <table:table-cell office:value-type="float" office:value="0.774547803617571">
                <text:p>0.774547803617571</text:p>
              </table:table-cell>
              <table:table-cell office:value-type="float" office:value="0.714946211042556">
                <text:p>0.714946211042556</text:p>
              </table:table-cell>
              <table:table-cell office:value-type="float" office:value="0.747416020671835">
                <text:p>0.747416020671835</text:p>
              </table:table-cell>
              <table:table-cell office:value-type="float" office:value="0.755167958656331">
                <text:p>0.755167958656331</text:p>
              </table:table-cell>
              <table:table-cell office:value-type="float" office:value="0.65764918711766">
                <text:p>0.65764918711766</text:p>
              </table:table-cell>
              <table:table-cell office:value-type="float" office:value="0.634369569874557">
                <text:p>0.634369569874557</text:p>
              </table:table-cell>
              <table:table-cell office:value-type="float" office:value="0.695155237120436">
                <text:p>0.695155237120436</text:p>
              </table:table-cell>
              <table:table-cell office:value-type="float" office:value="0.766053037900132">
                <text:p>0.766053037900132</text:p>
              </table:table-cell>
              <table:table-cell office:value-type="float" office:value="0.80396969119329">
                <text:p>0.80396969119329</text:p>
              </table:table-cell>
              <table:table-cell office:value-type="float" office:value="0.574701940372157">
                <text:p>0.574701940372157</text:p>
              </table:table-cell>
              <table:table-cell office:value-type="float" office:value="0.618203169011291">
                <text:p>0.618203169011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0">
                <text:p>260</text:p>
              </table:table-cell>
              <table:table-cell office:value-type="float" office:value="0.919575246850528">
                <text:p>0.919575246850528</text:p>
              </table:table-cell>
              <table:table-cell office:value-type="float" office:value="0.675123371194356">
                <text:p>0.675123371194356</text:p>
              </table:table-cell>
              <table:table-cell office:value-type="float" office:value="0.699401666700653">
                <text:p>0.699401666700653</text:p>
              </table:table-cell>
              <table:table-cell office:value-type="float" office:value="0.641155299744529">
                <text:p>0.641155299744529</text:p>
              </table:table-cell>
              <table:table-cell office:value-type="float" office:value="0.731544092611508">
                <text:p>0.731544092611508</text:p>
              </table:table-cell>
              <table:table-cell office:value-type="float" office:value="0.773408239700375">
                <text:p>0.773408239700375</text:p>
              </table:table-cell>
              <table:table-cell office:value-type="float" office:value="0.789543752128022">
                <text:p>0.789543752128022</text:p>
              </table:table-cell>
              <table:table-cell office:value-type="float" office:value="0.723023860699964">
                <text:p>0.723023860699964</text:p>
              </table:table-cell>
              <table:table-cell office:value-type="float" office:value="0.746090696520456">
                <text:p>0.746090696520456</text:p>
              </table:table-cell>
              <table:table-cell office:value-type="float" office:value="0.77130277262315">
                <text:p>0.77130277262315</text:p>
              </table:table-cell>
              <table:table-cell office:value-type="float" office:value="0.67885849357994">
                <text:p>0.67885849357994</text:p>
              </table:table-cell>
              <table:table-cell office:value-type="float" office:value="0.663316083816354">
                <text:p>0.663316083816354</text:p>
              </table:table-cell>
              <table:table-cell office:value-type="float" office:value="0.70967325326101">
                <text:p>0.70967325326101</text:p>
              </table:table-cell>
              <table:table-cell office:value-type="float" office:value="0.77012809876442">
                <text:p>0.77012809876442</text:p>
              </table:table-cell>
              <table:table-cell office:value-type="float" office:value="0.809725547983054">
                <text:p>0.809725547983054</text:p>
              </table:table-cell>
              <table:table-cell office:value-type="float" office:value="0.601830114273217">
                <text:p>0.601830114273217</text:p>
              </table:table-cell>
              <table:table-cell office:value-type="float" office:value="0.636260997415968">
                <text:p>0.636260997415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0">
                <text:p>270</text:p>
              </table:table-cell>
              <table:table-cell office:value-type="float" office:value="0.929358357577292">
                <text:p>0.929358357577292</text:p>
              </table:table-cell>
              <table:table-cell office:value-type="float" office:value="0.684880939198776">
                <text:p>0.684880939198776</text:p>
              </table:table-cell>
              <table:table-cell office:value-type="float" office:value="0.67292343387471">
                <text:p>0.67292343387471</text:p>
              </table:table-cell>
              <table:table-cell office:value-type="float" office:value="0.652404931815481">
                <text:p>0.652404931815481</text:p>
              </table:table-cell>
              <table:table-cell office:value-type="float" office:value="0.706496519721578">
                <text:p>0.706496519721578</text:p>
              </table:table-cell>
              <table:table-cell office:value-type="float" office:value="0.77755543383337">
                <text:p>0.77755543383337</text:p>
              </table:table-cell>
              <table:table-cell office:value-type="float" office:value="0.797525737542874">
                <text:p>0.797525737542874</text:p>
              </table:table-cell>
              <table:table-cell office:value-type="float" office:value="0.729114471064559">
                <text:p>0.729114471064559</text:p>
              </table:table-cell>
              <table:table-cell office:value-type="float" office:value="0.735020091929935">
                <text:p>0.735020091929935</text:p>
              </table:table-cell>
              <table:table-cell office:value-type="float" office:value="0.779296210363496">
                <text:p>0.779296210363496</text:p>
              </table:table-cell>
              <table:table-cell office:value-type="float" office:value="0.693735498839907">
                <text:p>0.693735498839907</text:p>
              </table:table-cell>
              <table:table-cell office:value-type="float" office:value="0.697585307379529">
                <text:p>0.697585307379529</text:p>
              </table:table-cell>
              <table:table-cell office:value-type="float" office:value="0.734203402938902">
                <text:p>0.734203402938902</text:p>
              </table:table-cell>
              <table:table-cell office:value-type="float" office:value="0.76712622533188">
                <text:p>0.76712622533188</text:p>
              </table:table-cell>
              <table:table-cell office:value-type="float" office:value="0.804470809277646">
                <text:p>0.804470809277646</text:p>
              </table:table-cell>
              <table:table-cell office:value-type="float" office:value="0.621117306311008">
                <text:p>0.621117306311008</text:p>
              </table:table-cell>
              <table:table-cell office:value-type="float" office:value="0.644347044452298">
                <text:p>0.644347044452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">
                <text:p>280</text:p>
              </table:table-cell>
              <table:table-cell office:value-type="float" office:value="0.9307208994709">
                <text:p>0.9307208994709</text:p>
              </table:table-cell>
              <table:table-cell office:value-type="float" office:value="0.689401637232733">
                <text:p>0.689401637232733</text:p>
              </table:table-cell>
              <table:table-cell office:value-type="float" office:value="0.645280146380862">
                <text:p>0.645280146380862</text:p>
              </table:table-cell>
              <table:table-cell office:value-type="float" office:value="0.652972698030619">
                <text:p>0.652972698030619</text:p>
              </table:table-cell>
              <table:table-cell office:value-type="float" office:value="0.661490683229814">
                <text:p>0.661490683229814</text:p>
              </table:table-cell>
              <table:table-cell office:value-type="float" office:value="0.774608581160375">
                <text:p>0.774608581160375</text:p>
              </table:table-cell>
              <table:table-cell office:value-type="float" office:value="0.797846838595186">
                <text:p>0.797846838595186</text:p>
              </table:table-cell>
              <table:table-cell office:value-type="float" office:value="0.734186478189477">
                <text:p>0.734186478189477</text:p>
              </table:table-cell>
              <table:table-cell office:value-type="float" office:value="0.724199300974205">
                <text:p>0.724199300974205</text:p>
              </table:table-cell>
              <table:table-cell office:value-type="float" office:value="0.77591918326551">
                <text:p>0.77591918326551</text:p>
              </table:table-cell>
              <table:table-cell office:value-type="float" office:value="0.700182051831227">
                <text:p>0.700182051831227</text:p>
              </table:table-cell>
              <table:table-cell office:value-type="float" office:value="0.731799673396039">
                <text:p>0.731799673396039</text:p>
              </table:table-cell>
              <table:table-cell office:value-type="float" office:value="0.769074898684145">
                <text:p>0.769074898684145</text:p>
              </table:table-cell>
              <table:table-cell office:value-type="float" office:value="0.759316770186335">
                <text:p>0.759316770186335</text:p>
              </table:table-cell>
              <table:table-cell office:value-type="float" office:value="0.801571021163757">
                <text:p>0.801571021163757</text:p>
              </table:table-cell>
              <table:table-cell office:value-type="float" office:value="0.620401613330754">
                <text:p>0.620401613330754</text:p>
              </table:table-cell>
              <table:table-cell office:value-type="float" office:value="0.660051594013389">
                <text:p>0.660051594013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0.925619834710744">
                <text:p>0.925619834710744</text:p>
              </table:table-cell>
              <table:table-cell office:value-type="float" office:value="0.713768148313603">
                <text:p>0.713768148313603</text:p>
              </table:table-cell>
              <table:table-cell office:value-type="float" office:value="0.681915740605762">
                <text:p>0.681915740605762</text:p>
              </table:table-cell>
              <table:table-cell office:value-type="float" office:value="0.695867768595041">
                <text:p>0.695867768595041</text:p>
              </table:table-cell>
              <table:table-cell office:value-type="float" office:value="0.668515639852828">
                <text:p>0.668515639852828</text:p>
              </table:table-cell>
              <table:table-cell office:value-type="float" office:value="0.79726680012078">
                <text:p>0.79726680012078</text:p>
              </table:table-cell>
              <table:table-cell office:value-type="float" office:value="0.819267366540094">
                <text:p>0.819267366540094</text:p>
              </table:table-cell>
              <table:table-cell office:value-type="float" office:value="0.773111458566004">
                <text:p>0.773111458566004</text:p>
              </table:table-cell>
              <table:table-cell office:value-type="float" office:value="0.740495867768595">
                <text:p>0.740495867768595</text:p>
              </table:table-cell>
              <table:table-cell office:value-type="float" office:value="0.797837837837838">
                <text:p>0.797837837837838</text:p>
              </table:table-cell>
              <table:table-cell office:value-type="float" office:value="0.737497908789775">
                <text:p>0.737497908789775</text:p>
              </table:table-cell>
              <table:table-cell office:value-type="float" office:value="0.740438027652025">
                <text:p>0.740438027652025</text:p>
              </table:table-cell>
              <table:table-cell office:value-type="float" office:value="0.77970515970516">
                <text:p>0.77970515970516</text:p>
              </table:table-cell>
              <table:table-cell office:value-type="float" office:value="0.776711081126666">
                <text:p>0.776711081126666</text:p>
              </table:table-cell>
              <table:table-cell office:value-type="float" office:value="0.814876033057851">
                <text:p>0.814876033057851</text:p>
              </table:table-cell>
              <table:table-cell office:value-type="float" office:value="0.66295364714337">
                <text:p>0.66295364714337</text:p>
              </table:table-cell>
              <table:table-cell office:value-type="float" office:value="0.695156822947621">
                <text:p>0.695156822947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918230944254835">
                <text:p>0.918230944254835</text:p>
              </table:table-cell>
              <table:table-cell office:value-type="float" office:value="0.726326748648177">
                <text:p>0.726326748648177</text:p>
              </table:table-cell>
              <table:table-cell office:value-type="float" office:value="0.700729330193616">
                <text:p>0.700729330193616</text:p>
              </table:table-cell>
              <table:table-cell office:value-type="float" office:value="0.722011286434363">
                <text:p>0.722011286434363</text:p>
              </table:table-cell>
              <table:table-cell office:value-type="float" office:value="0.662988426533648">
                <text:p>0.662988426533648</text:p>
              </table:table-cell>
              <table:table-cell office:value-type="float" office:value="0.807692307692308">
                <text:p>0.807692307692308</text:p>
              </table:table-cell>
              <table:table-cell office:value-type="float" office:value="0.823916906506192">
                <text:p>0.823916906506192</text:p>
              </table:table-cell>
              <table:table-cell office:value-type="float" office:value="0.788978494623656">
                <text:p>0.788978494623656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805179813124728">
                <text:p>0.805179813124728</text:p>
              </table:table-cell>
              <table:table-cell office:value-type="float" office:value="0.755438922989857">
                <text:p>0.755438922989857</text:p>
              </table:table-cell>
              <table:table-cell office:value-type="float" office:value="0.757036045448609">
                <text:p>0.757036045448609</text:p>
              </table:table-cell>
              <table:table-cell office:value-type="float" office:value="0.79856122937617">
                <text:p>0.79856122937617</text:p>
              </table:table-cell>
              <table:table-cell office:value-type="float" office:value="0.7775215855573">
                <text:p>0.7775215855573</text:p>
              </table:table-cell>
              <table:table-cell office:value-type="float" office:value="0.812718035932322">
                <text:p>0.812718035932322</text:p>
              </table:table-cell>
              <table:table-cell office:value-type="float" office:value="0.680646713923164">
                <text:p>0.680646713923164</text:p>
              </table:table-cell>
              <table:table-cell office:value-type="float" office:value="0.697115384615385">
                <text:p>0.697115384615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0.903096143400326">
                <text:p>0.903096143400326</text:p>
              </table:table-cell>
              <table:table-cell office:value-type="float" office:value="0.727064344513021">
                <text:p>0.727064344513021</text:p>
              </table:table-cell>
              <table:table-cell office:value-type="float" office:value="0.702911991097097">
                <text:p>0.702911991097097</text:p>
              </table:table-cell>
              <table:table-cell office:value-type="float" office:value="0.722856366881353">
                <text:p>0.722856366881353</text:p>
              </table:table-cell>
              <table:table-cell office:value-type="float" office:value="0.637479630635524">
                <text:p>0.637479630635524</text:p>
              </table:table-cell>
              <table:table-cell office:value-type="float" office:value="0.80633584232172">
                <text:p>0.80633584232172</text:p>
              </table:table-cell>
              <table:table-cell office:value-type="float" office:value="0.821513928765422">
                <text:p>0.821513928765422</text:p>
              </table:table-cell>
              <table:table-cell office:value-type="float" office:value="0.786343408479164">
                <text:p>0.786343408479164</text:p>
              </table:table-cell>
              <table:table-cell office:value-type="float" office:value="0.770612469314583">
                <text:p>0.770612469314583</text:p>
              </table:table-cell>
              <table:table-cell office:value-type="float" office:value="0.79954341773421">
                <text:p>0.79954341773421</text:p>
              </table:table-cell>
              <table:table-cell office:value-type="float" office:value="0.763038882392572">
                <text:p>0.763038882392572</text:p>
              </table:table-cell>
              <table:table-cell office:value-type="float" office:value="0.776604377260503">
                <text:p>0.776604377260503</text:p>
              </table:table-cell>
              <table:table-cell office:value-type="float" office:value="0.817947387577149">
                <text:p>0.817947387577149</text:p>
              </table:table-cell>
              <table:table-cell office:value-type="float" office:value="0.772505866045085">
                <text:p>0.772505866045085</text:p>
              </table:table-cell>
              <table:table-cell office:value-type="float" office:value="0.806587007194133">
                <text:p>0.806587007194133</text:p>
              </table:table-cell>
              <table:table-cell office:value-type="float" office:value="0.686808411577559">
                <text:p>0.686808411577559</text:p>
              </table:table-cell>
              <table:table-cell office:value-type="float" office:value="0.692538600083127">
                <text:p>0.692538600083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  <table:table-cell office:value-type="float" office:value="0.881006864988558">
                <text:p>0.881006864988558</text:p>
              </table:table-cell>
              <table:table-cell office:value-type="float" office:value="0.731013757547352">
                <text:p>0.731013757547352</text:p>
              </table:table-cell>
              <table:table-cell office:value-type="float" office:value="0.722441031508537">
                <text:p>0.722441031508537</text:p>
              </table:table-cell>
              <table:table-cell office:value-type="float" office:value="0.737345095568158">
                <text:p>0.737345095568158</text:p>
              </table:table-cell>
              <table:table-cell office:value-type="float" office:value="0.649885583524027">
                <text:p>0.649885583524027</text:p>
              </table:table-cell>
              <table:table-cell office:value-type="float" office:value="0.810068649885583">
                <text:p>0.810068649885583</text:p>
              </table:table-cell>
              <table:table-cell office:value-type="float" office:value="0.824091577399706">
                <text:p>0.824091577399706</text:p>
              </table:table-cell>
              <table:table-cell office:value-type="float" office:value="0.792867672944904">
                <text:p>0.792867672944904</text:p>
              </table:table-cell>
              <table:table-cell office:value-type="float" office:value="0.778837087480356">
                <text:p>0.778837087480356</text:p>
              </table:table-cell>
              <table:table-cell office:value-type="float" office:value="0.80616470458493">
                <text:p>0.80616470458493</text:p>
              </table:table-cell>
              <table:table-cell office:value-type="float" office:value="0.767877574370709">
                <text:p>0.767877574370709</text:p>
              </table:table-cell>
              <table:table-cell office:value-type="float" office:value="0.783391690331118">
                <text:p>0.783391690331118</text:p>
              </table:table-cell>
              <table:table-cell office:value-type="float" office:value="0.828657181706629">
                <text:p>0.828657181706629</text:p>
              </table:table-cell>
              <table:table-cell office:value-type="float" office:value="0.780320366132723">
                <text:p>0.780320366132723</text:p>
              </table:table-cell>
              <table:table-cell office:value-type="float" office:value="0.805829160172012">
                <text:p>0.805829160172012</text:p>
              </table:table-cell>
              <table:table-cell office:value-type="float" office:value="0.696254656805846">
                <text:p>0.696254656805846</text:p>
              </table:table-cell>
              <table:table-cell office:value-type="float" office:value="0.69804476784705">
                <text:p>0.69804476784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0">
                <text:p>330</text:p>
              </table:table-cell>
              <table:table-cell office:value-type="float" office:value="0.860447994987469">
                <text:p>0.860447994987469</text:p>
              </table:table-cell>
              <table:table-cell office:value-type="float" office:value="0.737285892245406">
                <text:p>0.737285892245406</text:p>
              </table:table-cell>
              <table:table-cell office:value-type="float" office:value="0.752631578947368">
                <text:p>0.752631578947368</text:p>
              </table:table-cell>
              <table:table-cell office:value-type="float" office:value="0.76241948153967">
                <text:p>0.76241948153967</text:p>
              </table:table-cell>
              <table:table-cell office:value-type="float" office:value="0.693011345729594">
                <text:p>0.693011345729594</text:p>
              </table:table-cell>
              <table:table-cell office:value-type="float" office:value="0.825954438334643">
                <text:p>0.825954438334643</text:p>
              </table:table-cell>
              <table:table-cell office:value-type="float" office:value="0.836693295739348">
                <text:p>0.836693295739348</text:p>
              </table:table-cell>
              <table:table-cell office:value-type="float" office:value="0.808128308938025">
                <text:p>0.808128308938025</text:p>
              </table:table-cell>
              <table:table-cell office:value-type="float" office:value="0.8">
                <text:p>0.8</text:p>
              </table:table-cell>
              <table:table-cell office:value-type="float" office:value="0.821052631578947">
                <text:p>0.821052631578947</text:p>
              </table:table-cell>
              <table:table-cell office:value-type="float" office:value="0.792105263157895">
                <text:p>0.792105263157895</text:p>
              </table:table-cell>
              <table:table-cell office:value-type="float" office:value="0.789761756462161">
                <text:p>0.789761756462161</text:p>
              </table:table-cell>
              <table:table-cell office:value-type="float" office:value="0.834366241046403">
                <text:p>0.834366241046403</text:p>
              </table:table-cell>
              <table:table-cell office:value-type="float" office:value="0.791539670070699">
                <text:p>0.791539670070699</text:p>
              </table:table-cell>
              <table:table-cell office:value-type="float" office:value="0.815578007518797">
                <text:p>0.815578007518797</text:p>
              </table:table-cell>
              <table:table-cell office:value-type="float" office:value="0.719563504569808">
                <text:p>0.719563504569808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0">
                <text:p>340</text:p>
              </table:table-cell>
              <table:table-cell office:value-type="float" office:value="0.834951242112695">
                <text:p>0.834951242112695</text:p>
              </table:table-cell>
              <table:table-cell office:value-type="float" office:value="0.739994285588694">
                <text:p>0.739994285588694</text:p>
              </table:table-cell>
              <table:table-cell office:value-type="float" office:value="0.777545575811472">
                <text:p>0.777545575811472</text:p>
              </table:table-cell>
              <table:table-cell office:value-type="float" office:value="0.774644286349489">
                <text:p>0.774644286349489</text:p>
              </table:table-cell>
              <table:table-cell office:value-type="float" office:value="0.728122837949428">
                <text:p>0.728122837949428</text:p>
              </table:table-cell>
              <table:table-cell office:value-type="float" office:value="0.835571365051134">
                <text:p>0.835571365051134</text:p>
              </table:table-cell>
              <table:table-cell office:value-type="float" office:value="0.84393063583815">
                <text:p>0.84393063583815</text:p>
              </table:table-cell>
              <table:table-cell office:value-type="float" office:value="0.823699421965318">
                <text:p>0.823699421965318</text:p>
              </table:table-cell>
              <table:table-cell office:value-type="float" office:value="0.8121387283237">
                <text:p>0.8121387283237</text:p>
              </table:table-cell>
              <table:table-cell office:value-type="float" office:value="0.823171937844788">
                <text:p>0.823171937844788</text:p>
              </table:table-cell>
              <table:table-cell office:value-type="float" office:value="0.800226378601728">
                <text:p>0.800226378601728</text:p>
              </table:table-cell>
              <table:table-cell office:value-type="float" office:value="0.803468208092486">
                <text:p>0.803468208092486</text:p>
              </table:table-cell>
              <table:table-cell office:value-type="float" office:value="0.84393063583815">
                <text:p>0.84393063583815</text:p>
              </table:table-cell>
              <table:table-cell office:value-type="float" office:value="0.800755891507337">
                <text:p>0.800755891507337</text:p>
              </table:table-cell>
              <table:table-cell office:value-type="float" office:value="0.814797246613423">
                <text:p>0.814797246613423</text:p>
              </table:table-cell>
              <table:table-cell office:value-type="float" office:value="0.722543352601156">
                <text:p>0.722543352601156</text:p>
              </table:table-cell>
              <table:table-cell office:value-type="float" office:value="0.728223654957759">
                <text:p>0.728223654957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0.827242524916943">
                <text:p>0.827242524916943</text:p>
              </table:table-cell>
              <table:table-cell office:value-type="float" office:value="0.740483628369779">
                <text:p>0.740483628369779</text:p>
              </table:table-cell>
              <table:table-cell office:value-type="float" office:value="0.790069585626684">
                <text:p>0.790069585626684</text:p>
              </table:table-cell>
              <table:table-cell office:value-type="float" office:value="0.795328702305446">
                <text:p>0.795328702305446</text:p>
              </table:table-cell>
              <table:table-cell office:value-type="float" office:value="0.754152823920266">
                <text:p>0.754152823920266</text:p>
              </table:table-cell>
              <table:table-cell office:value-type="float" office:value="0.852377596563643">
                <text:p>0.852377596563643</text:p>
              </table:table-cell>
              <table:table-cell office:value-type="float" office:value="0.850498338870432">
                <text:p>0.850498338870432</text:p>
              </table:table-cell>
              <table:table-cell office:value-type="float" office:value="0.826432620948414">
                <text:p>0.826432620948414</text:p>
              </table:table-cell>
              <table:table-cell office:value-type="float" office:value="0.820598006644518">
                <text:p>0.820598006644518</text:p>
              </table:table-cell>
              <table:table-cell office:value-type="float" office:value="0.833044081916001">
                <text:p>0.833044081916001</text:p>
              </table:table-cell>
              <table:table-cell office:value-type="float" office:value="0.813209699013239">
                <text:p>0.813209699013239</text:p>
              </table:table-cell>
              <table:table-cell office:value-type="float" office:value="0.799315811979869">
                <text:p>0.799315811979869</text:p>
              </table:table-cell>
              <table:table-cell office:value-type="float" office:value="0.850498338870432">
                <text:p>0.850498338870432</text:p>
              </table:table-cell>
              <table:table-cell office:value-type="float" office:value="0.803986710963455">
                <text:p>0.803986710963455</text:p>
              </table:table-cell>
              <table:table-cell office:value-type="float" office:value="0.819821159980827">
                <text:p>0.819821159980827</text:p>
              </table:table-cell>
              <table:table-cell office:value-type="float" office:value="0.730897009966777">
                <text:p>0.730897009966777</text:p>
              </table:table-cell>
              <table:table-cell office:value-type="float" office:value="0.734569859263093">
                <text:p>0.7345698592630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0">
                <text:p>360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0.730195525095747">
                <text:p>0.730195525095747</text:p>
              </table:table-cell>
              <table:table-cell office:value-type="float" office:value="0.792597694112846">
                <text:p>0.792597694112846</text:p>
              </table:table-cell>
              <table:table-cell office:value-type="float" office:value="0.789256198347107">
                <text:p>0.789256198347107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84297520661157">
                <text:p>0.84297520661157</text:p>
              </table:table-cell>
              <table:table-cell office:value-type="float" office:value="0.847107438016529">
                <text:p>0.847107438016529</text:p>
              </table:table-cell>
              <table:table-cell office:value-type="float" office:value="0.819441644829671">
                <text:p>0.819441644829671</text:p>
              </table:table-cell>
              <table:table-cell office:value-type="float" office:value="0.822314049586777">
                <text:p>0.822314049586777</text:p>
              </table:table-cell>
              <table:table-cell office:value-type="float" office:value="0.838842975206611">
                <text:p>0.83884297520661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799979719109669">
                <text:p>0.799979719109669</text:p>
              </table:table-cell>
              <table:table-cell office:value-type="float" office:value="0.858305274971942">
                <text:p>0.858305274971942</text:p>
              </table:table-cell>
              <table:table-cell office:value-type="float" office:value="0.800811141720232">
                <text:p>0.800811141720232</text:p>
              </table:table-cell>
              <table:table-cell office:value-type="float" office:value="0.817238036935007">
                <text:p>0.817238036935007</text:p>
              </table:table-cell>
              <table:table-cell office:value-type="float" office:value="0.735537190082644">
                <text:p>0.735537190082644</text:p>
              </table:table-cell>
              <table:table-cell office:value-type="float" office:value="0.72689011325375">
                <text:p>0.72689011325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0">
                <text:p>370</text:p>
              </table:table-cell>
              <table:table-cell office:value-type="float" office:value="0.828572392162153">
                <text:p>0.828572392162153</text:p>
              </table:table-cell>
              <table:table-cell office:value-type="float" office:value="0.73872719301204">
                <text:p>0.73872719301204</text:p>
              </table:table-cell>
              <table:table-cell office:value-type="float" office:value="0.808606792351017">
                <text:p>0.808606792351017</text:p>
              </table:table-cell>
              <table:table-cell office:value-type="float" office:value="0.804846148550974">
                <text:p>0.804846148550974</text:p>
              </table:table-cell>
              <table:table-cell office:value-type="float" office:value="0.788944723618091">
                <text:p>0.788944723618091</text:p>
              </table:table-cell>
              <table:table-cell office:value-type="float" office:value="0.844221105527638">
                <text:p>0.844221105527638</text:p>
              </table:table-cell>
              <table:table-cell office:value-type="float" office:value="0.849246231155779">
                <text:p>0.849246231155779</text:p>
              </table:table-cell>
              <table:table-cell office:value-type="float" office:value="0.823048576214405">
                <text:p>0.823048576214405</text:p>
              </table:table-cell>
              <table:table-cell office:value-type="float" office:value="0.818589592256585">
                <text:p>0.818589592256585</text:p>
              </table:table-cell>
              <table:table-cell office:value-type="float" office:value="0.823048576214405">
                <text:p>0.823048576214405</text:p>
              </table:table-cell>
              <table:table-cell office:value-type="float" office:value="0.813598192303801">
                <text:p>0.813598192303801</text:p>
              </table:table-cell>
              <table:table-cell office:value-type="float" office:value="0.809045226130653">
                <text:p>0.809045226130653</text:p>
              </table:table-cell>
              <table:table-cell office:value-type="float" office:value="0.842881072026801">
                <text:p>0.842881072026801</text:p>
              </table:table-cell>
              <table:table-cell office:value-type="float" office:value="0.803615392398233">
                <text:p>0.803615392398233</text:p>
              </table:table-cell>
              <table:table-cell office:value-type="float" office:value="0.818589592256585">
                <text:p>0.818589592256585</text:p>
              </table:table-cell>
              <table:table-cell office:value-type="float" office:value="0.733735793059256">
                <text:p>0.733735793059256</text:p>
              </table:table-cell>
              <table:table-cell office:value-type="float" office:value="0.719092149489168">
                <text:p>0.7190921494891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848167539267016">
                <text:p>0.848167539267016</text:p>
              </table:table-cell>
              <table:table-cell office:value-type="float" office:value="0.74869109947644">
                <text:p>0.74869109947644</text:p>
              </table:table-cell>
              <table:table-cell office:value-type="float" office:value="0.81151832460733">
                <text:p>0.81151832460733</text:p>
              </table:table-cell>
              <table:table-cell office:value-type="float" office:value="0.800583206309232">
                <text:p>0.800583206309232</text:p>
              </table:table-cell>
              <table:table-cell office:value-type="float" office:value="0.811186957386175">
                <text:p>0.811186957386175</text:p>
              </table:table-cell>
              <table:table-cell office:value-type="float" office:value="0.853601961693949">
                <text:p>0.853601961693949</text:p>
              </table:table-cell>
              <table:table-cell office:value-type="float" office:value="0.842931937172775">
                <text:p>0.842931937172775</text:p>
              </table:table-cell>
              <table:table-cell office:value-type="float" office:value="0.832460732984293">
                <text:p>0.832460732984293</text:p>
              </table:table-cell>
              <table:table-cell office:value-type="float" office:value="0.832427804669235">
                <text:p>0.832427804669235</text:p>
              </table:table-cell>
              <table:table-cell office:value-type="float" office:value="0.832493252251959">
                <text:p>0.832493252251959</text:p>
              </table:table-cell>
              <table:table-cell office:value-type="float" office:value="0.821989528795812">
                <text:p>0.821989528795812</text:p>
              </table:table-cell>
              <table:table-cell office:value-type="float" office:value="0.827159274259936">
                <text:p>0.827159274259936</text:p>
              </table:table-cell>
              <table:table-cell office:value-type="float" office:value="0.863874345549738">
                <text:p>0.863874345549738</text:p>
              </table:table-cell>
              <table:table-cell office:value-type="float" office:value="0.821689398739454">
                <text:p>0.821689398739454</text:p>
              </table:table-cell>
              <table:table-cell office:value-type="float" office:value="0.821989528795812">
                <text:p>0.821989528795812</text:p>
              </table:table-cell>
              <table:table-cell office:value-type="float" office:value="0.748131318120452">
                <text:p>0.748131318120452</text:p>
              </table:table-cell>
              <table:table-cell office:value-type="float" office:value="0.743455497382199">
                <text:p>0.743455497382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0">
                <text:p>390</text:p>
              </table:table-cell>
              <table:table-cell office:value-type="float" office:value="0.884875600174596">
                <text:p>0.884875600174596</text:p>
              </table:table-cell>
              <table:table-cell office:value-type="float" office:value="0.74919683015635">
                <text:p>0.74919683015635</text:p>
              </table:table-cell>
              <table:table-cell office:value-type="float" office:value="0.810991379310345">
                <text:p>0.810991379310345</text:p>
              </table:table-cell>
              <table:table-cell office:value-type="float" office:value="0.793103448275862">
                <text:p>0.793103448275862</text:p>
              </table:table-cell>
              <table:table-cell office:value-type="float" office:value="0.821257092972501">
                <text:p>0.821257092972501</text:p>
              </table:table-cell>
              <table:table-cell office:value-type="float" office:value="0.839547413793103">
                <text:p>0.839547413793103</text:p>
              </table:table-cell>
              <table:table-cell office:value-type="float" office:value="0.839547413793103">
                <text:p>0.839547413793103</text:p>
              </table:table-cell>
              <table:table-cell office:value-type="float" office:value="0.839080459770115">
                <text:p>0.839080459770115</text:p>
              </table:table-cell>
              <table:table-cell office:value-type="float" office:value="0.828125">
                <text:p>0.828125</text:p>
              </table:table-cell>
              <table:table-cell office:value-type="float" office:value="0.839547413793103">
                <text:p>0.839547413793103</text:p>
              </table:table-cell>
              <table:table-cell office:value-type="float" office:value="0.822413793103448">
                <text:p>0.822413793103448</text:p>
              </table:table-cell>
              <table:table-cell office:value-type="float" office:value="0.817305632897837">
                <text:p>0.817305632897837</text:p>
              </table:table-cell>
              <table:table-cell office:value-type="float" office:value="0.86239224137931">
                <text:p>0.86239224137931</text:p>
              </table:table-cell>
              <table:table-cell office:value-type="float" office:value="0.810991379310345">
                <text:p>0.810991379310345</text:p>
              </table:table-cell>
              <table:table-cell office:value-type="float" office:value="0.822413793103448">
                <text:p>0.822413793103448</text:p>
              </table:table-cell>
              <table:table-cell office:value-type="float" office:value="0.758620689655172">
                <text:p>0.758620689655172</text:p>
              </table:table-cell>
              <table:table-cell office:value-type="float" office:value="0.737845363032769">
                <text:p>0.737845363032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0.87755620936399">
                <text:p>0.87755620936399</text:p>
              </table:table-cell>
              <table:table-cell office:value-type="float" office:value="0.751982205001256">
                <text:p>0.751982205001256</text:p>
              </table:table-cell>
              <table:table-cell office:value-type="float" office:value="0.812865497076023">
                <text:p>0.812865497076023</text:p>
              </table:table-cell>
              <table:table-cell office:value-type="float" office:value="0.78457012095456">
                <text:p>0.78457012095456</text:p>
              </table:table-cell>
              <table:table-cell office:value-type="float" office:value="0.813628273582507">
                <text:p>0.813628273582507</text:p>
              </table:table-cell>
              <table:table-cell office:value-type="float" office:value="0.878269292864062">
                <text:p>0.878269292864062</text:p>
              </table:table-cell>
              <table:table-cell office:value-type="float" office:value="0.83170890188434">
                <text:p>0.83170890188434</text:p>
              </table:table-cell>
              <table:table-cell office:value-type="float" office:value="0.819439904108096">
                <text:p>0.819439904108096</text:p>
              </table:table-cell>
              <table:table-cell office:value-type="float" office:value="0.809385426757077">
                <text:p>0.809385426757077</text:p>
              </table:table-cell>
              <table:table-cell office:value-type="float" office:value="0.842686426210454">
                <text:p>0.842686426210454</text:p>
              </table:table-cell>
              <table:table-cell office:value-type="float" office:value="0.824561403508772">
                <text:p>0.824561403508772</text:p>
              </table:table-cell>
              <table:table-cell office:value-type="float" office:value="0.819439904108096">
                <text:p>0.819439904108096</text:p>
              </table:table-cell>
              <table:table-cell office:value-type="float" office:value="0.860121317787222">
                <text:p>0.860121317787222</text:p>
              </table:table-cell>
              <table:table-cell office:value-type="float" office:value="0.807017543859649">
                <text:p>0.807017543859649</text:p>
              </table:table-cell>
              <table:table-cell office:value-type="float" office:value="0.813628273582507">
                <text:p>0.813628273582507</text:p>
              </table:table-cell>
              <table:table-cell office:value-type="float" office:value="0.749700337801024">
                <text:p>0.749700337801024</text:p>
              </table:table-cell>
              <table:table-cell office:value-type="float" office:value="0.727745289148798">
                <text:p>0.7277452891487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